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3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imes_1000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47584348521815E+018" calcext:value-type="float">
            <text:p>1.47584348521815E+018</text:p>
          </table:table-cell>
          <table:table-cell office:value-type="float" office:value="1.47584348522275E+018" calcext:value-type="float">
            <text:p>1.47584348522275E+018</text:p>
          </table:table-cell>
          <table:table-cell/>
          <table:table-cell table:formula="of:= [.C1] - [.B1]" office:value-type="float" office:value="4600064" calcext:value-type="float">
            <text:p>460006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47584348522068E+018" calcext:value-type="float">
            <text:p>1.47584348522068E+018</text:p>
          </table:table-cell>
          <table:table-cell office:value-type="float" office:value="1.47584348522641E+018" calcext:value-type="float">
            <text:p>1.47584348522641E+018</text:p>
          </table:table-cell>
          <table:table-cell/>
          <table:table-cell table:formula="of:= [.C2] - [.B2]" office:value-type="float" office:value="5730048" calcext:value-type="float">
            <text:p>573004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47584348522107E+018" calcext:value-type="float">
            <text:p>1.47584348522107E+018</text:p>
          </table:table-cell>
          <table:table-cell office:value-type="float" office:value="1.47584348524902E+018" calcext:value-type="float">
            <text:p>1.47584348524902E+018</text:p>
          </table:table-cell>
          <table:table-cell/>
          <table:table-cell table:formula="of:= [.C3] - [.B3]" office:value-type="float" office:value="27949824" calcext:value-type="float">
            <text:p>2794982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47584348522143E+018" calcext:value-type="float">
            <text:p>1.47584348522143E+018</text:p>
          </table:table-cell>
          <table:table-cell office:value-type="float" office:value="1.47584348526336E+018" calcext:value-type="float">
            <text:p>1.47584348526336E+018</text:p>
          </table:table-cell>
          <table:table-cell/>
          <table:table-cell table:formula="of:= [.C4] - [.B4]" office:value-type="float" office:value="41929984" calcext:value-type="float">
            <text:p>4192998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47584348522178E+018" calcext:value-type="float">
            <text:p>1.47584348522178E+018</text:p>
          </table:table-cell>
          <table:table-cell office:value-type="float" office:value="1.47584348526345E+018" calcext:value-type="float">
            <text:p>1.47584348526345E+018</text:p>
          </table:table-cell>
          <table:table-cell/>
          <table:table-cell table:formula="of:= [.C5] - [.B5]" office:value-type="float" office:value="41670144" calcext:value-type="float">
            <text:p>4167014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47584348522213E+018" calcext:value-type="float">
            <text:p>1.47584348522213E+018</text:p>
          </table:table-cell>
          <table:table-cell office:value-type="float" office:value="1.47584348526795E+018" calcext:value-type="float">
            <text:p>1.47584348526795E+018</text:p>
          </table:table-cell>
          <table:table-cell/>
          <table:table-cell table:formula="of:= [.C6] - [.B6]" office:value-type="float" office:value="45820160" calcext:value-type="float">
            <text:p>4582016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47584348522249E+018" calcext:value-type="float">
            <text:p>1.47584348522249E+018</text:p>
          </table:table-cell>
          <table:table-cell office:value-type="float" office:value="1.47584348527303E+018" calcext:value-type="float">
            <text:p>1.47584348527303E+018</text:p>
          </table:table-cell>
          <table:table-cell/>
          <table:table-cell table:formula="of:= [.C7] - [.B7]" office:value-type="float" office:value="50540032" calcext:value-type="float">
            <text:p>5054003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47584348522312E+018" calcext:value-type="float">
            <text:p>1.47584348522312E+018</text:p>
          </table:table-cell>
          <table:table-cell office:value-type="float" office:value="1.47584348527548E+018" calcext:value-type="float">
            <text:p>1.47584348527548E+018</text:p>
          </table:table-cell>
          <table:table-cell/>
          <table:table-cell table:formula="of:= [.C8] - [.B8]" office:value-type="float" office:value="52360192" calcext:value-type="float">
            <text:p>5236019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47584348522356E+018" calcext:value-type="float">
            <text:p>1.47584348522356E+018</text:p>
          </table:table-cell>
          <table:table-cell office:value-type="float" office:value="1.47584348527579E+018" calcext:value-type="float">
            <text:p>1.47584348527579E+018</text:p>
          </table:table-cell>
          <table:table-cell/>
          <table:table-cell table:formula="of:= [.C9] - [.B9]" office:value-type="float" office:value="52230144" calcext:value-type="float">
            <text:p>5223014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47584348522392E+018" calcext:value-type="float">
            <text:p>1.47584348522392E+018</text:p>
          </table:table-cell>
          <table:table-cell office:value-type="float" office:value="1.47584348527587E+018" calcext:value-type="float">
            <text:p>1.47584348527587E+018</text:p>
          </table:table-cell>
          <table:table-cell/>
          <table:table-cell table:formula="of:= [.C10] - [.B10]" office:value-type="float" office:value="51950080" calcext:value-type="float">
            <text:p>5195008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47584348522427E+018" calcext:value-type="float">
            <text:p>1.47584348522427E+018</text:p>
          </table:table-cell>
          <table:table-cell office:value-type="float" office:value="1.47584348527594E+018" calcext:value-type="float">
            <text:p>1.47584348527594E+018</text:p>
          </table:table-cell>
          <table:table-cell/>
          <table:table-cell table:formula="of:= [.C11] - [.B11]" office:value-type="float" office:value="51670272" calcext:value-type="float">
            <text:p>5167027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4758434852247E+018" calcext:value-type="float">
            <text:p>1.4758434852247E+018</text:p>
          </table:table-cell>
          <table:table-cell office:value-type="float" office:value="1.47584348527783E+018" calcext:value-type="float">
            <text:p>1.47584348527783E+018</text:p>
          </table:table-cell>
          <table:table-cell/>
          <table:table-cell table:formula="of:= [.C12] - [.B12]" office:value-type="float" office:value="53129984" calcext:value-type="float">
            <text:p>5312998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47584348522507E+018" calcext:value-type="float">
            <text:p>1.47584348522507E+018</text:p>
          </table:table-cell>
          <table:table-cell office:value-type="float" office:value="1.47584348528293E+018" calcext:value-type="float">
            <text:p>1.47584348528293E+018</text:p>
          </table:table-cell>
          <table:table-cell/>
          <table:table-cell table:formula="of:= [.C13] - [.B13]" office:value-type="float" office:value="57860352" calcext:value-type="float">
            <text:p>5786035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47584348522553E+018" calcext:value-type="float">
            <text:p>1.47584348522553E+018</text:p>
          </table:table-cell>
          <table:table-cell office:value-type="float" office:value="1.47584348528513E+018" calcext:value-type="float">
            <text:p>1.47584348528513E+018</text:p>
          </table:table-cell>
          <table:table-cell/>
          <table:table-cell table:formula="of:= [.C14] - [.B14]" office:value-type="float" office:value="59599872" calcext:value-type="float">
            <text:p>5959987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47584348522588E+018" calcext:value-type="float">
            <text:p>1.47584348522588E+018</text:p>
          </table:table-cell>
          <table:table-cell office:value-type="float" office:value="1.47584348528549E+018" calcext:value-type="float">
            <text:p>1.47584348528549E+018</text:p>
          </table:table-cell>
          <table:table-cell/>
          <table:table-cell table:formula="of:= [.C15] - [.B15]" office:value-type="float" office:value="59609856" calcext:value-type="float">
            <text:p>5960985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47584348522624E+018" calcext:value-type="float">
            <text:p>1.47584348522624E+018</text:p>
          </table:table-cell>
          <table:table-cell office:value-type="float" office:value="1.47584348528557E+018" calcext:value-type="float">
            <text:p>1.47584348528557E+018</text:p>
          </table:table-cell>
          <table:table-cell/>
          <table:table-cell table:formula="of:= [.C16] - [.B16]" office:value-type="float" office:value="59330304" calcext:value-type="float">
            <text:p>5933030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47584348522681E+018" calcext:value-type="float">
            <text:p>1.47584348522681E+018</text:p>
          </table:table-cell>
          <table:table-cell office:value-type="float" office:value="1.47584348529826E+018" calcext:value-type="float">
            <text:p>1.47584348529826E+018</text:p>
          </table:table-cell>
          <table:table-cell/>
          <table:table-cell table:formula="of:= [.C17] - [.B17]" office:value-type="float" office:value="71449856" calcext:value-type="float">
            <text:p>7144985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47584348522717E+018" calcext:value-type="float">
            <text:p>1.47584348522717E+018</text:p>
          </table:table-cell>
          <table:table-cell office:value-type="float" office:value="1.47584348529834E+018" calcext:value-type="float">
            <text:p>1.47584348529834E+018</text:p>
          </table:table-cell>
          <table:table-cell/>
          <table:table-cell table:formula="of:= [.C18] - [.B18]" office:value-type="float" office:value="71170048" calcext:value-type="float">
            <text:p>7117004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47584348522753E+018" calcext:value-type="float">
            <text:p>1.47584348522753E+018</text:p>
          </table:table-cell>
          <table:table-cell office:value-type="float" office:value="1.47584348530098E+018" calcext:value-type="float">
            <text:p>1.47584348530098E+018</text:p>
          </table:table-cell>
          <table:table-cell/>
          <table:table-cell table:formula="of:= [.C19] - [.B19]" office:value-type="float" office:value="73449984" calcext:value-type="float">
            <text:p>7344998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47584348522791E+018" calcext:value-type="float">
            <text:p>1.47584348522791E+018</text:p>
          </table:table-cell>
          <table:table-cell office:value-type="float" office:value="1.47584348530156E+018" calcext:value-type="float">
            <text:p>1.47584348530156E+018</text:p>
          </table:table-cell>
          <table:table-cell/>
          <table:table-cell table:formula="of:= [.C20] - [.B20]" office:value-type="float" office:value="73649920" calcext:value-type="float">
            <text:p>7364992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47584348522835E+018" calcext:value-type="float">
            <text:p>1.47584348522835E+018</text:p>
          </table:table-cell>
          <table:table-cell office:value-type="float" office:value="1.47584348530301E+018" calcext:value-type="float">
            <text:p>1.47584348530301E+018</text:p>
          </table:table-cell>
          <table:table-cell/>
          <table:table-cell table:formula="of:= [.C21] - [.B21]" office:value-type="float" office:value="74660096" calcext:value-type="float">
            <text:p>7466009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4758434852287E+018" calcext:value-type="float">
            <text:p>1.4758434852287E+018</text:p>
          </table:table-cell>
          <table:table-cell office:value-type="float" office:value="1.47584348531878E+018" calcext:value-type="float">
            <text:p>1.47584348531878E+018</text:p>
          </table:table-cell>
          <table:table-cell/>
          <table:table-cell table:formula="of:= [.C22] - [.B22]" office:value-type="float" office:value="90080000" calcext:value-type="float">
            <text:p>900800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47584348522905E+018" calcext:value-type="float">
            <text:p>1.47584348522905E+018</text:p>
          </table:table-cell>
          <table:table-cell office:value-type="float" office:value="1.47584348531891E+018" calcext:value-type="float">
            <text:p>1.47584348531891E+018</text:p>
          </table:table-cell>
          <table:table-cell/>
          <table:table-cell table:formula="of:= [.C23] - [.B23]" office:value-type="float" office:value="89859840" calcext:value-type="float">
            <text:p>8985984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47584348522941E+018" calcext:value-type="float">
            <text:p>1.47584348522941E+018</text:p>
          </table:table-cell>
          <table:table-cell office:value-type="float" office:value="1.47584348532068E+018" calcext:value-type="float">
            <text:p>1.47584348532068E+018</text:p>
          </table:table-cell>
          <table:table-cell/>
          <table:table-cell table:formula="of:= [.C24] - [.B24]" office:value-type="float" office:value="91269888" calcext:value-type="float">
            <text:p>9126988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4758434852298E+018" calcext:value-type="float">
            <text:p>1.4758434852298E+018</text:p>
          </table:table-cell>
          <table:table-cell office:value-type="float" office:value="1.47584348532076E+018" calcext:value-type="float">
            <text:p>1.47584348532076E+018</text:p>
          </table:table-cell>
          <table:table-cell/>
          <table:table-cell table:formula="of:= [.C25] - [.B25]" office:value-type="float" office:value="90959872" calcext:value-type="float">
            <text:p>9095987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47584348523016E+018" calcext:value-type="float">
            <text:p>1.47584348523016E+018</text:p>
          </table:table-cell>
          <table:table-cell office:value-type="float" office:value="1.47584348532083E+018" calcext:value-type="float">
            <text:p>1.47584348532083E+018</text:p>
          </table:table-cell>
          <table:table-cell/>
          <table:table-cell table:formula="of:= [.C26] - [.B26]" office:value-type="float" office:value="90669824" calcext:value-type="float">
            <text:p>9066982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47584348523051E+018" calcext:value-type="float">
            <text:p>1.47584348523051E+018</text:p>
          </table:table-cell>
          <table:table-cell office:value-type="float" office:value="1.47584348532091E+018" calcext:value-type="float">
            <text:p>1.47584348532091E+018</text:p>
          </table:table-cell>
          <table:table-cell/>
          <table:table-cell table:formula="of:= [.C27] - [.B27]" office:value-type="float" office:value="90399744" calcext:value-type="float">
            <text:p>9039974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47584348523086E+018" calcext:value-type="float">
            <text:p>1.47584348523086E+018</text:p>
          </table:table-cell>
          <table:table-cell office:value-type="float" office:value="1.47584348532109E+018" calcext:value-type="float">
            <text:p>1.47584348532109E+018</text:p>
          </table:table-cell>
          <table:table-cell/>
          <table:table-cell table:formula="of:= [.C28] - [.B28]" office:value-type="float" office:value="90230016" calcext:value-type="float">
            <text:p>9023001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47584348523121E+018" calcext:value-type="float">
            <text:p>1.47584348523121E+018</text:p>
          </table:table-cell>
          <table:table-cell office:value-type="float" office:value="1.47584348532366E+018" calcext:value-type="float">
            <text:p>1.47584348532366E+018</text:p>
          </table:table-cell>
          <table:table-cell/>
          <table:table-cell table:formula="of:= [.C29] - [.B29]" office:value-type="float" office:value="92449792" calcext:value-type="float">
            <text:p>924497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47584348523156E+018" calcext:value-type="float">
            <text:p>1.47584348523156E+018</text:p>
          </table:table-cell>
          <table:table-cell office:value-type="float" office:value="1.47584348532859E+018" calcext:value-type="float">
            <text:p>1.47584348532859E+018</text:p>
          </table:table-cell>
          <table:table-cell/>
          <table:table-cell table:formula="of:= [.C30] - [.B30]" office:value-type="float" office:value="97030144" calcext:value-type="float">
            <text:p>970301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7584348523191E+018" calcext:value-type="float">
            <text:p>1.47584348523191E+018</text:p>
          </table:table-cell>
          <table:table-cell office:value-type="float" office:value="1.47584348532868E+018" calcext:value-type="float">
            <text:p>1.47584348532868E+018</text:p>
          </table:table-cell>
          <table:table-cell/>
          <table:table-cell table:formula="of:= [.C31] - [.B31]" office:value-type="float" office:value="96770048" calcext:value-type="float">
            <text:p>9677004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47584348523227E+018" calcext:value-type="float">
            <text:p>1.47584348523227E+018</text:p>
          </table:table-cell>
          <table:table-cell office:value-type="float" office:value="1.47584348532992E+018" calcext:value-type="float">
            <text:p>1.47584348532992E+018</text:p>
          </table:table-cell>
          <table:table-cell/>
          <table:table-cell table:formula="of:= [.C32] - [.B32]" office:value-type="float" office:value="97650176" calcext:value-type="float">
            <text:p>9765017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47584348523262E+018" calcext:value-type="float">
            <text:p>1.47584348523262E+018</text:p>
          </table:table-cell>
          <table:table-cell office:value-type="float" office:value="1.4758434853336E+018" calcext:value-type="float">
            <text:p>1.4758434853336E+018</text:p>
          </table:table-cell>
          <table:table-cell/>
          <table:table-cell table:formula="of:= [.C33] - [.B33]" office:value-type="float" office:value="100979968" calcext:value-type="float">
            <text:p>10097996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47584348523302E+018" calcext:value-type="float">
            <text:p>1.47584348523302E+018</text:p>
          </table:table-cell>
          <table:table-cell office:value-type="float" office:value="1.47584348533369E+018" calcext:value-type="float">
            <text:p>1.47584348533369E+018</text:p>
          </table:table-cell>
          <table:table-cell/>
          <table:table-cell table:formula="of:= [.C34] - [.B34]" office:value-type="float" office:value="100669952" calcext:value-type="float">
            <text:p>10066995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47584348523338E+018" calcext:value-type="float">
            <text:p>1.47584348523338E+018</text:p>
          </table:table-cell>
          <table:table-cell office:value-type="float" office:value="1.47584348533469E+018" calcext:value-type="float">
            <text:p>1.47584348533469E+018</text:p>
          </table:table-cell>
          <table:table-cell/>
          <table:table-cell table:formula="of:= [.C35] - [.B35]" office:value-type="float" office:value="101310208" calcext:value-type="float">
            <text:p>10131020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47584348523373E+018" calcext:value-type="float">
            <text:p>1.47584348523373E+018</text:p>
          </table:table-cell>
          <table:table-cell office:value-type="float" office:value="1.47584348533527E+018" calcext:value-type="float">
            <text:p>1.47584348533527E+018</text:p>
          </table:table-cell>
          <table:table-cell/>
          <table:table-cell table:formula="of:= [.C36] - [.B36]" office:value-type="float" office:value="101540096" calcext:value-type="float">
            <text:p>10154009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47584348523407E+018" calcext:value-type="float">
            <text:p>1.47584348523407E+018</text:p>
          </table:table-cell>
          <table:table-cell office:value-type="float" office:value="1.47584348533578E+018" calcext:value-type="float">
            <text:p>1.47584348533578E+018</text:p>
          </table:table-cell>
          <table:table-cell/>
          <table:table-cell table:formula="of:= [.C37] - [.B37]" office:value-type="float" office:value="101710080" calcext:value-type="float">
            <text:p>10171008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47584348523443E+018" calcext:value-type="float">
            <text:p>1.47584348523443E+018</text:p>
          </table:table-cell>
          <table:table-cell office:value-type="float" office:value="1.47584348533586E+018" calcext:value-type="float">
            <text:p>1.47584348533586E+018</text:p>
          </table:table-cell>
          <table:table-cell/>
          <table:table-cell table:formula="of:= [.C38] - [.B38]" office:value-type="float" office:value="101430016" calcext:value-type="float">
            <text:p>10143001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47584348523478E+018" calcext:value-type="float">
            <text:p>1.47584348523478E+018</text:p>
          </table:table-cell>
          <table:table-cell office:value-type="float" office:value="1.47584348533676E+018" calcext:value-type="float">
            <text:p>1.47584348533676E+018</text:p>
          </table:table-cell>
          <table:table-cell/>
          <table:table-cell table:formula="of:= [.C39] - [.B39]" office:value-type="float" office:value="101979904" calcext:value-type="float">
            <text:p>10197990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47584348523513E+018" calcext:value-type="float">
            <text:p>1.47584348523513E+018</text:p>
          </table:table-cell>
          <table:table-cell office:value-type="float" office:value="1.47584348534085E+018" calcext:value-type="float">
            <text:p>1.47584348534085E+018</text:p>
          </table:table-cell>
          <table:table-cell/>
          <table:table-cell table:formula="of:= [.C40] - [.B40]" office:value-type="float" office:value="105719808" calcext:value-type="float">
            <text:p>10571980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47584348523548E+018" calcext:value-type="float">
            <text:p>1.47584348523548E+018</text:p>
          </table:table-cell>
          <table:table-cell office:value-type="float" office:value="1.47584348534093E+018" calcext:value-type="float">
            <text:p>1.47584348534093E+018</text:p>
          </table:table-cell>
          <table:table-cell/>
          <table:table-cell table:formula="of:= [.C41] - [.B41]" office:value-type="float" office:value="105449728" calcext:value-type="float">
            <text:p>10544972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47584348523583E+018" calcext:value-type="float">
            <text:p>1.47584348523583E+018</text:p>
          </table:table-cell>
          <table:table-cell office:value-type="float" office:value="1.47584348534328E+018" calcext:value-type="float">
            <text:p>1.47584348534328E+018</text:p>
          </table:table-cell>
          <table:table-cell/>
          <table:table-cell table:formula="of:= [.C42] - [.B42]" office:value-type="float" office:value="107450112" calcext:value-type="float">
            <text:p>10745011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47584348523618E+018" calcext:value-type="float">
            <text:p>1.47584348523618E+018</text:p>
          </table:table-cell>
          <table:table-cell office:value-type="float" office:value="1.4758434853455E+018" calcext:value-type="float">
            <text:p>1.4758434853455E+018</text:p>
          </table:table-cell>
          <table:table-cell/>
          <table:table-cell table:formula="of:= [.C43] - [.B43]" office:value-type="float" office:value="109319936" calcext:value-type="float">
            <text:p>10931993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47584348523654E+018" calcext:value-type="float">
            <text:p>1.47584348523654E+018</text:p>
          </table:table-cell>
          <table:table-cell office:value-type="float" office:value="1.47584348534558E+018" calcext:value-type="float">
            <text:p>1.47584348534558E+018</text:p>
          </table:table-cell>
          <table:table-cell/>
          <table:table-cell table:formula="of:= [.C44] - [.B44]" office:value-type="float" office:value="109039872" calcext:value-type="float">
            <text:p>10903987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47584348523689E+018" calcext:value-type="float">
            <text:p>1.47584348523689E+018</text:p>
          </table:table-cell>
          <table:table-cell office:value-type="float" office:value="1.47584348534752E+018" calcext:value-type="float">
            <text:p>1.47584348534752E+018</text:p>
          </table:table-cell>
          <table:table-cell/>
          <table:table-cell table:formula="of:= [.C45] - [.B45]" office:value-type="float" office:value="110629888" calcext:value-type="float">
            <text:p>11062988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47584348523724E+018" calcext:value-type="float">
            <text:p>1.47584348523724E+018</text:p>
          </table:table-cell>
          <table:table-cell office:value-type="float" office:value="1.4758434853476E+018" calcext:value-type="float">
            <text:p>1.4758434853476E+018</text:p>
          </table:table-cell>
          <table:table-cell/>
          <table:table-cell table:formula="of:= [.C46] - [.B46]" office:value-type="float" office:value="110360064" calcext:value-type="float">
            <text:p>11036006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47584348523759E+018" calcext:value-type="float">
            <text:p>1.47584348523759E+018</text:p>
          </table:table-cell>
          <table:table-cell office:value-type="float" office:value="1.47584348534802E+018" calcext:value-type="float">
            <text:p>1.47584348534802E+018</text:p>
          </table:table-cell>
          <table:table-cell/>
          <table:table-cell table:formula="of:= [.C47] - [.B47]" office:value-type="float" office:value="110429952" calcext:value-type="float">
            <text:p>11042995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47584348523794E+018" calcext:value-type="float">
            <text:p>1.47584348523794E+018</text:p>
          </table:table-cell>
          <table:table-cell office:value-type="float" office:value="1.4758434853481E+018" calcext:value-type="float">
            <text:p>1.4758434853481E+018</text:p>
          </table:table-cell>
          <table:table-cell/>
          <table:table-cell table:formula="of:= [.C48] - [.B48]" office:value-type="float" office:value="110159872" calcext:value-type="float">
            <text:p>11015987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4758434852383E+018" calcext:value-type="float">
            <text:p>1.4758434852383E+018</text:p>
          </table:table-cell>
          <table:table-cell office:value-type="float" office:value="1.47584348534817E+018" calcext:value-type="float">
            <text:p>1.47584348534817E+018</text:p>
          </table:table-cell>
          <table:table-cell/>
          <table:table-cell table:formula="of:= [.C49] - [.B49]" office:value-type="float" office:value="109870080" calcext:value-type="float">
            <text:p>10987008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47584348523865E+018" calcext:value-type="float">
            <text:p>1.47584348523865E+018</text:p>
          </table:table-cell>
          <table:table-cell office:value-type="float" office:value="1.47584348534824E+018" calcext:value-type="float">
            <text:p>1.47584348534824E+018</text:p>
          </table:table-cell>
          <table:table-cell/>
          <table:table-cell table:formula="of:= [.C50] - [.B50]" office:value-type="float" office:value="109590272" calcext:value-type="float">
            <text:p>10959027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475843485239E+018" calcext:value-type="float">
            <text:p>1.475843485239E+018</text:p>
          </table:table-cell>
          <table:table-cell office:value-type="float" office:value="1.47584348534831E+018" calcext:value-type="float">
            <text:p>1.47584348534831E+018</text:p>
          </table:table-cell>
          <table:table-cell/>
          <table:table-cell table:formula="of:= [.C51] - [.B51]" office:value-type="float" office:value="109310208" calcext:value-type="float">
            <text:p>10931020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47584348523935E+018" calcext:value-type="float">
            <text:p>1.47584348523935E+018</text:p>
          </table:table-cell>
          <table:table-cell office:value-type="float" office:value="1.47584348534838E+018" calcext:value-type="float">
            <text:p>1.47584348534838E+018</text:p>
          </table:table-cell>
          <table:table-cell/>
          <table:table-cell table:formula="of:= [.C52] - [.B52]" office:value-type="float" office:value="109029888" calcext:value-type="float">
            <text:p>10902988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47584348523978E+018" calcext:value-type="float">
            <text:p>1.47584348523978E+018</text:p>
          </table:table-cell>
          <table:table-cell office:value-type="float" office:value="1.47584348534846E+018" calcext:value-type="float">
            <text:p>1.47584348534846E+018</text:p>
          </table:table-cell>
          <table:table-cell/>
          <table:table-cell table:formula="of:= [.C53] - [.B53]" office:value-type="float" office:value="108679936" calcext:value-type="float">
            <text:p>10867993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47584348524014E+018" calcext:value-type="float">
            <text:p>1.47584348524014E+018</text:p>
          </table:table-cell>
          <table:table-cell office:value-type="float" office:value="1.47584348535677E+018" calcext:value-type="float">
            <text:p>1.47584348535677E+018</text:p>
          </table:table-cell>
          <table:table-cell/>
          <table:table-cell table:formula="of:= [.C54] - [.B54]" office:value-type="float" office:value="116630272" calcext:value-type="float">
            <text:p>11663027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47584348524049E+018" calcext:value-type="float">
            <text:p>1.47584348524049E+018</text:p>
          </table:table-cell>
          <table:table-cell office:value-type="float" office:value="1.47584348535685E+018" calcext:value-type="float">
            <text:p>1.47584348535685E+018</text:p>
          </table:table-cell>
          <table:table-cell/>
          <table:table-cell table:formula="of:= [.C55] - [.B55]" office:value-type="float" office:value="116360192" calcext:value-type="float">
            <text:p>11636019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47584348524084E+018" calcext:value-type="float">
            <text:p>1.47584348524084E+018</text:p>
          </table:table-cell>
          <table:table-cell office:value-type="float" office:value="1.47584348535745E+018" calcext:value-type="float">
            <text:p>1.47584348535745E+018</text:p>
          </table:table-cell>
          <table:table-cell/>
          <table:table-cell table:formula="of:= [.C56] - [.B56]" office:value-type="float" office:value="116610048" calcext:value-type="float">
            <text:p>11661004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47584348524119E+018" calcext:value-type="float">
            <text:p>1.47584348524119E+018</text:p>
          </table:table-cell>
          <table:table-cell office:value-type="float" office:value="1.47584348535753E+018" calcext:value-type="float">
            <text:p>1.47584348535753E+018</text:p>
          </table:table-cell>
          <table:table-cell/>
          <table:table-cell table:formula="of:= [.C57] - [.B57]" office:value-type="float" office:value="116339712" calcext:value-type="float">
            <text:p>11633971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47584348524155E+018" calcext:value-type="float">
            <text:p>1.47584348524155E+018</text:p>
          </table:table-cell>
          <table:table-cell office:value-type="float" office:value="1.47584348536202E+018" calcext:value-type="float">
            <text:p>1.47584348536202E+018</text:p>
          </table:table-cell>
          <table:table-cell/>
          <table:table-cell table:formula="of:= [.C58] - [.B58]" office:value-type="float" office:value="120469760" calcext:value-type="float">
            <text:p>12046976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4758434852419E+018" calcext:value-type="float">
            <text:p>1.4758434852419E+018</text:p>
          </table:table-cell>
          <table:table-cell office:value-type="float" office:value="1.4758434853621E+018" calcext:value-type="float">
            <text:p>1.4758434853621E+018</text:p>
          </table:table-cell>
          <table:table-cell/>
          <table:table-cell table:formula="of:= [.C59] - [.B59]" office:value-type="float" office:value="120199936" calcext:value-type="float">
            <text:p>12019993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47584348524225E+018" calcext:value-type="float">
            <text:p>1.47584348524225E+018</text:p>
          </table:table-cell>
          <table:table-cell office:value-type="float" office:value="1.47584348536217E+018" calcext:value-type="float">
            <text:p>1.47584348536217E+018</text:p>
          </table:table-cell>
          <table:table-cell/>
          <table:table-cell table:formula="of:= [.C60] - [.B60]" office:value-type="float" office:value="119920128" calcext:value-type="float">
            <text:p>11992012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4758434852426E+018" calcext:value-type="float">
            <text:p>1.4758434852426E+018</text:p>
          </table:table-cell>
          <table:table-cell office:value-type="float" office:value="1.47584348536507E+018" calcext:value-type="float">
            <text:p>1.47584348536507E+018</text:p>
          </table:table-cell>
          <table:table-cell/>
          <table:table-cell table:formula="of:= [.C61] - [.B61]" office:value-type="float" office:value="122469632" calcext:value-type="float">
            <text:p>1224696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47584348524298E+018" calcext:value-type="float">
            <text:p>1.47584348524298E+018</text:p>
          </table:table-cell>
          <table:table-cell office:value-type="float" office:value="1.47584348536515E+018" calcext:value-type="float">
            <text:p>1.47584348536515E+018</text:p>
          </table:table-cell>
          <table:table-cell/>
          <table:table-cell table:formula="of:= [.C62] - [.B62]" office:value-type="float" office:value="122170112" calcext:value-type="float">
            <text:p>12217011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47584348524333E+018" calcext:value-type="float">
            <text:p>1.47584348524333E+018</text:p>
          </table:table-cell>
          <table:table-cell office:value-type="float" office:value="1.47584348536678E+018" calcext:value-type="float">
            <text:p>1.47584348536678E+018</text:p>
          </table:table-cell>
          <table:table-cell/>
          <table:table-cell table:formula="of:= [.C63] - [.B63]" office:value-type="float" office:value="123449856" calcext:value-type="float">
            <text:p>12344985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47584348524369E+018" calcext:value-type="float">
            <text:p>1.47584348524369E+018</text:p>
          </table:table-cell>
          <table:table-cell office:value-type="float" office:value="1.47584348536899E+018" calcext:value-type="float">
            <text:p>1.47584348536899E+018</text:p>
          </table:table-cell>
          <table:table-cell/>
          <table:table-cell table:formula="of:= [.C64] - [.B64]" office:value-type="float" office:value="125300224" calcext:value-type="float">
            <text:p>12530022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47584348524404E+018" calcext:value-type="float">
            <text:p>1.47584348524404E+018</text:p>
          </table:table-cell>
          <table:table-cell office:value-type="float" office:value="1.47584348536906E+018" calcext:value-type="float">
            <text:p>1.47584348536906E+018</text:p>
          </table:table-cell>
          <table:table-cell/>
          <table:table-cell table:formula="of:= [.C65] - [.B65]" office:value-type="float" office:value="125019904" calcext:value-type="float">
            <text:p>12501990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47584348524439E+018" calcext:value-type="float">
            <text:p>1.47584348524439E+018</text:p>
          </table:table-cell>
          <table:table-cell office:value-type="float" office:value="1.47584348536916E+018" calcext:value-type="float">
            <text:p>1.47584348536916E+018</text:p>
          </table:table-cell>
          <table:table-cell/>
          <table:table-cell table:formula="of:= [.C66] - [.B66]" office:value-type="float" office:value="124769792" calcext:value-type="float">
            <text:p>12476979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47584348524474E+018" calcext:value-type="float">
            <text:p>1.47584348524474E+018</text:p>
          </table:table-cell>
          <table:table-cell office:value-type="float" office:value="1.47584348537077E+018" calcext:value-type="float">
            <text:p>1.47584348537077E+018</text:p>
          </table:table-cell>
          <table:table-cell/>
          <table:table-cell table:formula="of:= [.C67] - [.B67]" office:value-type="float" office:value="126030080" calcext:value-type="float">
            <text:p>12603008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47584348524509E+018" calcext:value-type="float">
            <text:p>1.47584348524509E+018</text:p>
          </table:table-cell>
          <table:table-cell office:value-type="float" office:value="1.47584348537092E+018" calcext:value-type="float">
            <text:p>1.47584348537092E+018</text:p>
          </table:table-cell>
          <table:table-cell/>
          <table:table-cell table:formula="of:= [.C68] - [.B68]" office:value-type="float" office:value="125829888" calcext:value-type="float">
            <text:p>12582988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47584348524544E+018" calcext:value-type="float">
            <text:p>1.47584348524544E+018</text:p>
          </table:table-cell>
          <table:table-cell office:value-type="float" office:value="1.47584348537099E+018" calcext:value-type="float">
            <text:p>1.47584348537099E+018</text:p>
          </table:table-cell>
          <table:table-cell/>
          <table:table-cell table:formula="of:= [.C69] - [.B69]" office:value-type="float" office:value="125550080" calcext:value-type="float">
            <text:p>12555008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47584348524579E+018" calcext:value-type="float">
            <text:p>1.47584348524579E+018</text:p>
          </table:table-cell>
          <table:table-cell office:value-type="float" office:value="1.47584348537107E+018" calcext:value-type="float">
            <text:p>1.47584348537107E+018</text:p>
          </table:table-cell>
          <table:table-cell/>
          <table:table-cell table:formula="of:= [.C70] - [.B70]" office:value-type="float" office:value="125280000" calcext:value-type="float">
            <text:p>1252800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47584348524615E+018" calcext:value-type="float">
            <text:p>1.47584348524615E+018</text:p>
          </table:table-cell>
          <table:table-cell office:value-type="float" office:value="1.47584348537114E+018" calcext:value-type="float">
            <text:p>1.47584348537114E+018</text:p>
          </table:table-cell>
          <table:table-cell/>
          <table:table-cell table:formula="of:= [.C71] - [.B71]" office:value-type="float" office:value="124989952" calcext:value-type="float">
            <text:p>12498995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4758434852465E+018" calcext:value-type="float">
            <text:p>1.4758434852465E+018</text:p>
          </table:table-cell>
          <table:table-cell office:value-type="float" office:value="1.47584348539339E+018" calcext:value-type="float">
            <text:p>1.47584348539339E+018</text:p>
          </table:table-cell>
          <table:table-cell/>
          <table:table-cell table:formula="of:= [.C72] - [.B72]" office:value-type="float" office:value="146889728" calcext:value-type="float">
            <text:p>1468897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47584348524685E+018" calcext:value-type="float">
            <text:p>1.47584348524685E+018</text:p>
          </table:table-cell>
          <table:table-cell office:value-type="float" office:value="1.47584348539347E+018" calcext:value-type="float">
            <text:p>1.47584348539347E+018</text:p>
          </table:table-cell>
          <table:table-cell/>
          <table:table-cell table:formula="of:= [.C73] - [.B73]" office:value-type="float" office:value="146620160" calcext:value-type="float">
            <text:p>14662016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4758434852472E+018" calcext:value-type="float">
            <text:p>1.4758434852472E+018</text:p>
          </table:table-cell>
          <table:table-cell office:value-type="float" office:value="1.47584348539355E+018" calcext:value-type="float">
            <text:p>1.47584348539355E+018</text:p>
          </table:table-cell>
          <table:table-cell/>
          <table:table-cell table:formula="of:= [.C74] - [.B74]" office:value-type="float" office:value="146350080" calcext:value-type="float">
            <text:p>14635008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47584348524755E+018" calcext:value-type="float">
            <text:p>1.47584348524755E+018</text:p>
          </table:table-cell>
          <table:table-cell office:value-type="float" office:value="1.47584348539365E+018" calcext:value-type="float">
            <text:p>1.47584348539365E+018</text:p>
          </table:table-cell>
          <table:table-cell/>
          <table:table-cell table:formula="of:= [.C75] - [.B75]" office:value-type="float" office:value="146099968" calcext:value-type="float">
            <text:p>14609996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4758434852479E+018" calcext:value-type="float">
            <text:p>1.4758434852479E+018</text:p>
          </table:table-cell>
          <table:table-cell office:value-type="float" office:value="1.47584348539414E+018" calcext:value-type="float">
            <text:p>1.47584348539414E+018</text:p>
          </table:table-cell>
          <table:table-cell/>
          <table:table-cell table:formula="of:= [.C76] - [.B76]" office:value-type="float" office:value="146240000" calcext:value-type="float">
            <text:p>14624000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47584348524825E+018" calcext:value-type="float">
            <text:p>1.47584348524825E+018</text:p>
          </table:table-cell>
          <table:table-cell office:value-type="float" office:value="1.47584348539423E+018" calcext:value-type="float">
            <text:p>1.47584348539423E+018</text:p>
          </table:table-cell>
          <table:table-cell/>
          <table:table-cell table:formula="of:= [.C77] - [.B77]" office:value-type="float" office:value="145979904" calcext:value-type="float">
            <text:p>14597990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4758434852486E+018" calcext:value-type="float">
            <text:p>1.4758434852486E+018</text:p>
          </table:table-cell>
          <table:table-cell office:value-type="float" office:value="1.47584348539431E+018" calcext:value-type="float">
            <text:p>1.47584348539431E+018</text:p>
          </table:table-cell>
          <table:table-cell/>
          <table:table-cell table:formula="of:= [.C78] - [.B78]" office:value-type="float" office:value="145709824" calcext:value-type="float">
            <text:p>14570982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47584348524927E+018" calcext:value-type="float">
            <text:p>1.47584348524927E+018</text:p>
          </table:table-cell>
          <table:table-cell office:value-type="float" office:value="1.47584348539438E+018" calcext:value-type="float">
            <text:p>1.47584348539438E+018</text:p>
          </table:table-cell>
          <table:table-cell/>
          <table:table-cell table:formula="of:= [.C79] - [.B79]" office:value-type="float" office:value="145110016" calcext:value-type="float">
            <text:p>14511001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47584348524972E+018" calcext:value-type="float">
            <text:p>1.47584348524972E+018</text:p>
          </table:table-cell>
          <table:table-cell office:value-type="float" office:value="1.47584348539487E+018" calcext:value-type="float">
            <text:p>1.47584348539487E+018</text:p>
          </table:table-cell>
          <table:table-cell/>
          <table:table-cell table:formula="of:= [.C80] - [.B80]" office:value-type="float" office:value="145149696" calcext:value-type="float">
            <text:p>14514969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47584348525007E+018" calcext:value-type="float">
            <text:p>1.47584348525007E+018</text:p>
          </table:table-cell>
          <table:table-cell office:value-type="float" office:value="1.47584348540123E+018" calcext:value-type="float">
            <text:p>1.47584348540123E+018</text:p>
          </table:table-cell>
          <table:table-cell/>
          <table:table-cell table:formula="of:= [.C81] - [.B81]" office:value-type="float" office:value="151160064" calcext:value-type="float">
            <text:p>15116006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47584348525043E+018" calcext:value-type="float">
            <text:p>1.47584348525043E+018</text:p>
          </table:table-cell>
          <table:table-cell office:value-type="float" office:value="1.47584348540131E+018" calcext:value-type="float">
            <text:p>1.47584348540131E+018</text:p>
          </table:table-cell>
          <table:table-cell/>
          <table:table-cell table:formula="of:= [.C82] - [.B82]" office:value-type="float" office:value="150880000" calcext:value-type="float">
            <text:p>15088000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47584348525078E+018" calcext:value-type="float">
            <text:p>1.47584348525078E+018</text:p>
          </table:table-cell>
          <table:table-cell office:value-type="float" office:value="1.47584348540138E+018" calcext:value-type="float">
            <text:p>1.47584348540138E+018</text:p>
          </table:table-cell>
          <table:table-cell/>
          <table:table-cell table:formula="of:= [.C83] - [.B83]" office:value-type="float" office:value="150600192" calcext:value-type="float">
            <text:p>15060019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47584348525113E+018" calcext:value-type="float">
            <text:p>1.47584348525113E+018</text:p>
          </table:table-cell>
          <table:table-cell office:value-type="float" office:value="1.47584348540146E+018" calcext:value-type="float">
            <text:p>1.47584348540146E+018</text:p>
          </table:table-cell>
          <table:table-cell/>
          <table:table-cell table:formula="of:= [.C84] - [.B84]" office:value-type="float" office:value="150330112" calcext:value-type="float">
            <text:p>15033011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47584348525149E+018" calcext:value-type="float">
            <text:p>1.47584348525149E+018</text:p>
          </table:table-cell>
          <table:table-cell office:value-type="float" office:value="1.47584348540196E+018" calcext:value-type="float">
            <text:p>1.47584348540196E+018</text:p>
          </table:table-cell>
          <table:table-cell/>
          <table:table-cell table:formula="of:= [.C85] - [.B85]" office:value-type="float" office:value="150470144" calcext:value-type="float">
            <text:p>15047014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47584348525184E+018" calcext:value-type="float">
            <text:p>1.47584348525184E+018</text:p>
          </table:table-cell>
          <table:table-cell office:value-type="float" office:value="1.47584348540332E+018" calcext:value-type="float">
            <text:p>1.47584348540332E+018</text:p>
          </table:table-cell>
          <table:table-cell/>
          <table:table-cell table:formula="of:= [.C86] - [.B86]" office:value-type="float" office:value="151480064" calcext:value-type="float">
            <text:p>1514800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47584348525219E+018" calcext:value-type="float">
            <text:p>1.47584348525219E+018</text:p>
          </table:table-cell>
          <table:table-cell office:value-type="float" office:value="1.4758434854034E+018" calcext:value-type="float">
            <text:p>1.4758434854034E+018</text:p>
          </table:table-cell>
          <table:table-cell/>
          <table:table-cell table:formula="of:= [.C87] - [.B87]" office:value-type="float" office:value="151209984" calcext:value-type="float">
            <text:p>15120998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47584348525254E+018" calcext:value-type="float">
            <text:p>1.47584348525254E+018</text:p>
          </table:table-cell>
          <table:table-cell office:value-type="float" office:value="1.47584348540347E+018" calcext:value-type="float">
            <text:p>1.47584348540347E+018</text:p>
          </table:table-cell>
          <table:table-cell/>
          <table:table-cell table:formula="of:= [.C88] - [.B88]" office:value-type="float" office:value="150930176" calcext:value-type="float">
            <text:p>15093017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47584348525292E+018" calcext:value-type="float">
            <text:p>1.47584348525292E+018</text:p>
          </table:table-cell>
          <table:table-cell office:value-type="float" office:value="1.47584348540539E+018" calcext:value-type="float">
            <text:p>1.47584348540539E+018</text:p>
          </table:table-cell>
          <table:table-cell/>
          <table:table-cell table:formula="of:= [.C89] - [.B89]" office:value-type="float" office:value="152470016" calcext:value-type="float">
            <text:p>15247001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47584348525327E+018" calcext:value-type="float">
            <text:p>1.47584348525327E+018</text:p>
          </table:table-cell>
          <table:table-cell office:value-type="float" office:value="1.47584348540759E+018" calcext:value-type="float">
            <text:p>1.47584348540759E+018</text:p>
          </table:table-cell>
          <table:table-cell/>
          <table:table-cell table:formula="of:= [.C90] - [.B90]" office:value-type="float" office:value="154319872" calcext:value-type="float">
            <text:p>15431987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47584348525367E+018" calcext:value-type="float">
            <text:p>1.47584348525367E+018</text:p>
          </table:table-cell>
          <table:table-cell office:value-type="float" office:value="1.47584348540767E+018" calcext:value-type="float">
            <text:p>1.47584348540767E+018</text:p>
          </table:table-cell>
          <table:table-cell/>
          <table:table-cell table:formula="of:= [.C91] - [.B91]" office:value-type="float" office:value="154000128" calcext:value-type="float">
            <text:p>15400012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47584348525403E+018" calcext:value-type="float">
            <text:p>1.47584348525403E+018</text:p>
          </table:table-cell>
          <table:table-cell office:value-type="float" office:value="1.47584348541175E+018" calcext:value-type="float">
            <text:p>1.47584348541175E+018</text:p>
          </table:table-cell>
          <table:table-cell/>
          <table:table-cell table:formula="of:= [.C92] - [.B92]" office:value-type="float" office:value="157719808" calcext:value-type="float">
            <text:p>15771980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47584348525438E+018" calcext:value-type="float">
            <text:p>1.47584348525438E+018</text:p>
          </table:table-cell>
          <table:table-cell office:value-type="float" office:value="1.47584348541191E+018" calcext:value-type="float">
            <text:p>1.47584348541191E+018</text:p>
          </table:table-cell>
          <table:table-cell/>
          <table:table-cell table:formula="of:= [.C93] - [.B93]" office:value-type="float" office:value="157530112" calcext:value-type="float">
            <text:p>15753011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47584348525473E+018" calcext:value-type="float">
            <text:p>1.47584348525473E+018</text:p>
          </table:table-cell>
          <table:table-cell office:value-type="float" office:value="1.47584348541198E+018" calcext:value-type="float">
            <text:p>1.47584348541198E+018</text:p>
          </table:table-cell>
          <table:table-cell/>
          <table:table-cell table:formula="of:= [.C94] - [.B94]" office:value-type="float" office:value="157250048" calcext:value-type="float">
            <text:p>15725004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47584348525508E+018" calcext:value-type="float">
            <text:p>1.47584348525508E+018</text:p>
          </table:table-cell>
          <table:table-cell office:value-type="float" office:value="1.47584348541359E+018" calcext:value-type="float">
            <text:p>1.47584348541359E+018</text:p>
          </table:table-cell>
          <table:table-cell/>
          <table:table-cell table:formula="of:= [.C95] - [.B95]" office:value-type="float" office:value="158510080" calcext:value-type="float">
            <text:p>15851008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47584348525544E+018" calcext:value-type="float">
            <text:p>1.47584348525544E+018</text:p>
          </table:table-cell>
          <table:table-cell office:value-type="float" office:value="1.47584348541367E+018" calcext:value-type="float">
            <text:p>1.47584348541367E+018</text:p>
          </table:table-cell>
          <table:table-cell/>
          <table:table-cell table:formula="of:= [.C96] - [.B96]" office:value-type="float" office:value="158229760" calcext:value-type="float">
            <text:p>15822976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47584348525579E+018" calcext:value-type="float">
            <text:p>1.47584348525579E+018</text:p>
          </table:table-cell>
          <table:table-cell office:value-type="float" office:value="1.4758434854141E+018" calcext:value-type="float">
            <text:p>1.4758434854141E+018</text:p>
          </table:table-cell>
          <table:table-cell/>
          <table:table-cell table:formula="of:= [.C97] - [.B97]" office:value-type="float" office:value="158309888" calcext:value-type="float">
            <text:p>15830988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47584348525614E+018" calcext:value-type="float">
            <text:p>1.47584348525614E+018</text:p>
          </table:table-cell>
          <table:table-cell office:value-type="float" office:value="1.47584348541418E+018" calcext:value-type="float">
            <text:p>1.47584348541418E+018</text:p>
          </table:table-cell>
          <table:table-cell/>
          <table:table-cell table:formula="of:= [.C98] - [.B98]" office:value-type="float" office:value="158040064" calcext:value-type="float">
            <text:p>15804006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47584348525649E+018" calcext:value-type="float">
            <text:p>1.47584348525649E+018</text:p>
          </table:table-cell>
          <table:table-cell office:value-type="float" office:value="1.47584348541455E+018" calcext:value-type="float">
            <text:p>1.47584348541455E+018</text:p>
          </table:table-cell>
          <table:table-cell/>
          <table:table-cell table:formula="of:= [.C99] - [.B99]" office:value-type="float" office:value="158060032" calcext:value-type="float">
            <text:p>15806003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47584348525684E+018" calcext:value-type="float">
            <text:p>1.47584348525684E+018</text:p>
          </table:table-cell>
          <table:table-cell office:value-type="float" office:value="1.47584348541471E+018" calcext:value-type="float">
            <text:p>1.47584348541471E+018</text:p>
          </table:table-cell>
          <table:table-cell/>
          <table:table-cell table:formula="of:= [.C100] - [.B100]" office:value-type="float" office:value="157870080" calcext:value-type="float">
            <text:p>15787008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47584348525719E+018" calcext:value-type="float">
            <text:p>1.47584348525719E+018</text:p>
          </table:table-cell>
          <table:table-cell office:value-type="float" office:value="1.47584348543052E+018" calcext:value-type="float">
            <text:p>1.47584348543052E+018</text:p>
          </table:table-cell>
          <table:table-cell/>
          <table:table-cell table:formula="of:= [.C101] - [.B101]" office:value-type="float" office:value="173330176" calcext:value-type="float">
            <text:p>17333017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47584348525755E+018" calcext:value-type="float">
            <text:p>1.47584348525755E+018</text:p>
          </table:table-cell>
          <table:table-cell office:value-type="float" office:value="1.47584348543277E+018" calcext:value-type="float">
            <text:p>1.47584348543277E+018</text:p>
          </table:table-cell>
          <table:table-cell/>
          <table:table-cell table:formula="of:= [.C102] - [.B102]" office:value-type="float" office:value="175220224" calcext:value-type="float">
            <text:p>17522022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47584348525789E+018" calcext:value-type="float">
            <text:p>1.47584348525789E+018</text:p>
          </table:table-cell>
          <table:table-cell office:value-type="float" office:value="1.47584348543285E+018" calcext:value-type="float">
            <text:p>1.47584348543285E+018</text:p>
          </table:table-cell>
          <table:table-cell/>
          <table:table-cell table:formula="of:= [.C103] - [.B103]" office:value-type="float" office:value="174959872" calcext:value-type="float">
            <text:p>17495987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47584348525825E+018" calcext:value-type="float">
            <text:p>1.47584348525825E+018</text:p>
          </table:table-cell>
          <table:table-cell office:value-type="float" office:value="1.47584348543297E+018" calcext:value-type="float">
            <text:p>1.47584348543297E+018</text:p>
          </table:table-cell>
          <table:table-cell/>
          <table:table-cell table:formula="of:= [.C104] - [.B104]" office:value-type="float" office:value="174720000" calcext:value-type="float">
            <text:p>17472000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47584348525862E+018" calcext:value-type="float">
            <text:p>1.47584348525862E+018</text:p>
          </table:table-cell>
          <table:table-cell office:value-type="float" office:value="1.47584348543304E+018" calcext:value-type="float">
            <text:p>1.47584348543304E+018</text:p>
          </table:table-cell>
          <table:table-cell/>
          <table:table-cell table:formula="of:= [.C105] - [.B105]" office:value-type="float" office:value="174420224" calcext:value-type="float">
            <text:p>17442022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47584348525897E+018" calcext:value-type="float">
            <text:p>1.47584348525897E+018</text:p>
          </table:table-cell>
          <table:table-cell office:value-type="float" office:value="1.47584348543495E+018" calcext:value-type="float">
            <text:p>1.47584348543495E+018</text:p>
          </table:table-cell>
          <table:table-cell/>
          <table:table-cell table:formula="of:= [.C106] - [.B106]" office:value-type="float" office:value="175980032" calcext:value-type="float">
            <text:p>17598003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47584348525932E+018" calcext:value-type="float">
            <text:p>1.47584348525932E+018</text:p>
          </table:table-cell>
          <table:table-cell office:value-type="float" office:value="1.47584348543503E+018" calcext:value-type="float">
            <text:p>1.47584348543503E+018</text:p>
          </table:table-cell>
          <table:table-cell/>
          <table:table-cell table:formula="of:= [.C107] - [.B107]" office:value-type="float" office:value="175709952" calcext:value-type="float">
            <text:p>17570995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47584348525967E+018" calcext:value-type="float">
            <text:p>1.47584348525967E+018</text:p>
          </table:table-cell>
          <table:table-cell office:value-type="float" office:value="1.4758434854351E+018" calcext:value-type="float">
            <text:p>1.4758434854351E+018</text:p>
          </table:table-cell>
          <table:table-cell/>
          <table:table-cell table:formula="of:= [.C108] - [.B108]" office:value-type="float" office:value="175429888" calcext:value-type="float">
            <text:p>17542988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47584348526002E+018" calcext:value-type="float">
            <text:p>1.47584348526002E+018</text:p>
          </table:table-cell>
          <table:table-cell office:value-type="float" office:value="1.47584348543517E+018" calcext:value-type="float">
            <text:p>1.47584348543517E+018</text:p>
          </table:table-cell>
          <table:table-cell/>
          <table:table-cell table:formula="of:= [.C109] - [.B109]" office:value-type="float" office:value="175150080" calcext:value-type="float">
            <text:p>17515008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47584348526038E+018" calcext:value-type="float">
            <text:p>1.47584348526038E+018</text:p>
          </table:table-cell>
          <table:table-cell office:value-type="float" office:value="1.47584348543527E+018" calcext:value-type="float">
            <text:p>1.47584348543527E+018</text:p>
          </table:table-cell>
          <table:table-cell/>
          <table:table-cell table:formula="of:= [.C110] - [.B110]" office:value-type="float" office:value="174889728" calcext:value-type="float">
            <text:p>17488972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47584348526073E+018" calcext:value-type="float">
            <text:p>1.47584348526073E+018</text:p>
          </table:table-cell>
          <table:table-cell office:value-type="float" office:value="1.47584348543535E+018" calcext:value-type="float">
            <text:p>1.47584348543535E+018</text:p>
          </table:table-cell>
          <table:table-cell/>
          <table:table-cell table:formula="of:= [.C111] - [.B111]" office:value-type="float" office:value="174619904" calcext:value-type="float">
            <text:p>17461990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47584348526108E+018" calcext:value-type="float">
            <text:p>1.47584348526108E+018</text:p>
          </table:table-cell>
          <table:table-cell office:value-type="float" office:value="1.47584348543542E+018" calcext:value-type="float">
            <text:p>1.47584348543542E+018</text:p>
          </table:table-cell>
          <table:table-cell/>
          <table:table-cell table:formula="of:= [.C112] - [.B112]" office:value-type="float" office:value="174340096" calcext:value-type="float">
            <text:p>17434009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47584348526143E+018" calcext:value-type="float">
            <text:p>1.47584348526143E+018</text:p>
          </table:table-cell>
          <table:table-cell office:value-type="float" office:value="1.47584348543549E+018" calcext:value-type="float">
            <text:p>1.47584348543549E+018</text:p>
          </table:table-cell>
          <table:table-cell/>
          <table:table-cell table:formula="of:= [.C113] - [.B113]" office:value-type="float" office:value="174060032" calcext:value-type="float">
            <text:p>17406003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47584348526178E+018" calcext:value-type="float">
            <text:p>1.47584348526178E+018</text:p>
          </table:table-cell>
          <table:table-cell office:value-type="float" office:value="1.47584348543557E+018" calcext:value-type="float">
            <text:p>1.47584348543557E+018</text:p>
          </table:table-cell>
          <table:table-cell/>
          <table:table-cell table:formula="of:= [.C114] - [.B114]" office:value-type="float" office:value="173789952" calcext:value-type="float">
            <text:p>17378995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47584348526213E+018" calcext:value-type="float">
            <text:p>1.47584348526213E+018</text:p>
          </table:table-cell>
          <table:table-cell office:value-type="float" office:value="1.47584348543564E+018" calcext:value-type="float">
            <text:p>1.47584348543564E+018</text:p>
          </table:table-cell>
          <table:table-cell/>
          <table:table-cell table:formula="of:= [.C115] - [.B115]" office:value-type="float" office:value="173509632" calcext:value-type="float">
            <text:p>17350963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47584348526248E+018" calcext:value-type="float">
            <text:p>1.47584348526248E+018</text:p>
          </table:table-cell>
          <table:table-cell office:value-type="float" office:value="1.47584348543571E+018" calcext:value-type="float">
            <text:p>1.47584348543571E+018</text:p>
          </table:table-cell>
          <table:table-cell/>
          <table:table-cell table:formula="of:= [.C116] - [.B116]" office:value-type="float" office:value="173230336" calcext:value-type="float">
            <text:p>17323033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47584348526284E+018" calcext:value-type="float">
            <text:p>1.47584348526284E+018</text:p>
          </table:table-cell>
          <table:table-cell office:value-type="float" office:value="1.47584348543581E+018" calcext:value-type="float">
            <text:p>1.47584348543581E+018</text:p>
          </table:table-cell>
          <table:table-cell/>
          <table:table-cell table:formula="of:= [.C117] - [.B117]" office:value-type="float" office:value="172970240" calcext:value-type="float">
            <text:p>17297024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47584348526322E+018" calcext:value-type="float">
            <text:p>1.47584348526322E+018</text:p>
          </table:table-cell>
          <table:table-cell office:value-type="float" office:value="1.47584348543589E+018" calcext:value-type="float">
            <text:p>1.47584348543589E+018</text:p>
          </table:table-cell>
          <table:table-cell/>
          <table:table-cell table:formula="of:= [.C118] - [.B118]" office:value-type="float" office:value="172669952" calcext:value-type="float">
            <text:p>17266995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47584348526378E+018" calcext:value-type="float">
            <text:p>1.47584348526378E+018</text:p>
          </table:table-cell>
          <table:table-cell office:value-type="float" office:value="1.47584348543665E+018" calcext:value-type="float">
            <text:p>1.47584348543665E+018</text:p>
          </table:table-cell>
          <table:table-cell/>
          <table:table-cell table:formula="of:= [.C119] - [.B119]" office:value-type="float" office:value="172869888" calcext:value-type="float">
            <text:p>17286988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47584348526414E+018" calcext:value-type="float">
            <text:p>1.47584348526414E+018</text:p>
          </table:table-cell>
          <table:table-cell office:value-type="float" office:value="1.47584348543673E+018" calcext:value-type="float">
            <text:p>1.47584348543673E+018</text:p>
          </table:table-cell>
          <table:table-cell/>
          <table:table-cell table:formula="of:= [.C120] - [.B120]" office:value-type="float" office:value="172589824" calcext:value-type="float">
            <text:p>17258982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47584348526456E+018" calcext:value-type="float">
            <text:p>1.47584348526456E+018</text:p>
          </table:table-cell>
          <table:table-cell office:value-type="float" office:value="1.47584348543686E+018" calcext:value-type="float">
            <text:p>1.47584348543686E+018</text:p>
          </table:table-cell>
          <table:table-cell/>
          <table:table-cell table:formula="of:= [.C121] - [.B121]" office:value-type="float" office:value="172300288" calcext:value-type="float">
            <text:p>17230028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47584348526492E+018" calcext:value-type="float">
            <text:p>1.47584348526492E+018</text:p>
          </table:table-cell>
          <table:table-cell office:value-type="float" office:value="1.47584348543694E+018" calcext:value-type="float">
            <text:p>1.47584348543694E+018</text:p>
          </table:table-cell>
          <table:table-cell/>
          <table:table-cell table:formula="of:= [.C122] - [.B122]" office:value-type="float" office:value="172019968" calcext:value-type="float">
            <text:p>17201996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47584348526528E+018" calcext:value-type="float">
            <text:p>1.47584348526528E+018</text:p>
          </table:table-cell>
          <table:table-cell office:value-type="float" office:value="1.47584348543714E+018" calcext:value-type="float">
            <text:p>1.47584348543714E+018</text:p>
          </table:table-cell>
          <table:table-cell/>
          <table:table-cell table:formula="of:= [.C123] - [.B123]" office:value-type="float" office:value="171859968" calcext:value-type="float">
            <text:p>17185996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47584348526563E+018" calcext:value-type="float">
            <text:p>1.47584348526563E+018</text:p>
          </table:table-cell>
          <table:table-cell office:value-type="float" office:value="1.47584348543732E+018" calcext:value-type="float">
            <text:p>1.47584348543732E+018</text:p>
          </table:table-cell>
          <table:table-cell/>
          <table:table-cell table:formula="of:= [.C124] - [.B124]" office:value-type="float" office:value="171689984" calcext:value-type="float">
            <text:p>17168998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47584348526604E+018" calcext:value-type="float">
            <text:p>1.47584348526604E+018</text:p>
          </table:table-cell>
          <table:table-cell office:value-type="float" office:value="1.4758434854374E+018" calcext:value-type="float">
            <text:p>1.4758434854374E+018</text:p>
          </table:table-cell>
          <table:table-cell/>
          <table:table-cell table:formula="of:= [.C125] - [.B125]" office:value-type="float" office:value="171360000" calcext:value-type="float">
            <text:p>1713600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4758434852664E+018" calcext:value-type="float">
            <text:p>1.4758434852664E+018</text:p>
          </table:table-cell>
          <table:table-cell office:value-type="float" office:value="1.47584348543746E+018" calcext:value-type="float">
            <text:p>1.47584348543746E+018</text:p>
          </table:table-cell>
          <table:table-cell/>
          <table:table-cell table:formula="of:= [.C126] - [.B126]" office:value-type="float" office:value="171059968" calcext:value-type="float">
            <text:p>17105996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47584348526676E+018" calcext:value-type="float">
            <text:p>1.47584348526676E+018</text:p>
          </table:table-cell>
          <table:table-cell office:value-type="float" office:value="1.47584348543753E+018" calcext:value-type="float">
            <text:p>1.47584348543753E+018</text:p>
          </table:table-cell>
          <table:table-cell/>
          <table:table-cell table:formula="of:= [.C127] - [.B127]" office:value-type="float" office:value="170769920" calcext:value-type="float">
            <text:p>17076992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47584348526711E+018" calcext:value-type="float">
            <text:p>1.47584348526711E+018</text:p>
          </table:table-cell>
          <table:table-cell office:value-type="float" office:value="1.47584348543799E+018" calcext:value-type="float">
            <text:p>1.47584348543799E+018</text:p>
          </table:table-cell>
          <table:table-cell/>
          <table:table-cell table:formula="of:= [.C128] - [.B128]" office:value-type="float" office:value="170880000" calcext:value-type="float">
            <text:p>17088000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47584348526746E+018" calcext:value-type="float">
            <text:p>1.47584348526746E+018</text:p>
          </table:table-cell>
          <table:table-cell office:value-type="float" office:value="1.47584348543806E+018" calcext:value-type="float">
            <text:p>1.47584348543806E+018</text:p>
          </table:table-cell>
          <table:table-cell/>
          <table:table-cell table:formula="of:= [.C129] - [.B129]" office:value-type="float" office:value="170599936" calcext:value-type="float">
            <text:p>17059993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47584348526781E+018" calcext:value-type="float">
            <text:p>1.47584348526781E+018</text:p>
          </table:table-cell>
          <table:table-cell office:value-type="float" office:value="1.47584348543816E+018" calcext:value-type="float">
            <text:p>1.47584348543816E+018</text:p>
          </table:table-cell>
          <table:table-cell/>
          <table:table-cell table:formula="of:= [.C130] - [.B130]" office:value-type="float" office:value="170350080" calcext:value-type="float">
            <text:p>17035008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7584348526823E+018" calcext:value-type="float">
            <text:p>1.47584348526823E+018</text:p>
          </table:table-cell>
          <table:table-cell office:value-type="float" office:value="1.47584348543824E+018" calcext:value-type="float">
            <text:p>1.47584348543824E+018</text:p>
          </table:table-cell>
          <table:table-cell/>
          <table:table-cell table:formula="of:= [.C131] - [.B131]" office:value-type="float" office:value="170009856" calcext:value-type="float">
            <text:p>17000985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47584348526858E+018" calcext:value-type="float">
            <text:p>1.47584348526858E+018</text:p>
          </table:table-cell>
          <table:table-cell office:value-type="float" office:value="1.47584348543976E+018" calcext:value-type="float">
            <text:p>1.47584348543976E+018</text:p>
          </table:table-cell>
          <table:table-cell/>
          <table:table-cell table:formula="of:= [.C132] - [.B132]" office:value-type="float" office:value="171179776" calcext:value-type="float">
            <text:p>17117977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47584348526893E+018" calcext:value-type="float">
            <text:p>1.47584348526893E+018</text:p>
          </table:table-cell>
          <table:table-cell office:value-type="float" office:value="1.47584348543984E+018" calcext:value-type="float">
            <text:p>1.47584348543984E+018</text:p>
          </table:table-cell>
          <table:table-cell/>
          <table:table-cell table:formula="of:= [.C133] - [.B133]" office:value-type="float" office:value="170909952" calcext:value-type="float">
            <text:p>17090995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47584348526928E+018" calcext:value-type="float">
            <text:p>1.47584348526928E+018</text:p>
          </table:table-cell>
          <table:table-cell office:value-type="float" office:value="1.47584348543991E+018" calcext:value-type="float">
            <text:p>1.47584348543991E+018</text:p>
          </table:table-cell>
          <table:table-cell/>
          <table:table-cell table:formula="of:= [.C134] - [.B134]" office:value-type="float" office:value="170630144" calcext:value-type="float">
            <text:p>17063014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47584348526963E+018" calcext:value-type="float">
            <text:p>1.47584348526963E+018</text:p>
          </table:table-cell>
          <table:table-cell office:value-type="float" office:value="1.47584348544005E+018" calcext:value-type="float">
            <text:p>1.47584348544005E+018</text:p>
          </table:table-cell>
          <table:table-cell/>
          <table:table-cell table:formula="of:= [.C135] - [.B135]" office:value-type="float" office:value="170419968" calcext:value-type="float">
            <text:p>17041996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47584348526999E+018" calcext:value-type="float">
            <text:p>1.47584348526999E+018</text:p>
          </table:table-cell>
          <table:table-cell office:value-type="float" office:value="1.47584348544012E+018" calcext:value-type="float">
            <text:p>1.47584348544012E+018</text:p>
          </table:table-cell>
          <table:table-cell/>
          <table:table-cell table:formula="of:= [.C136] - [.B136]" office:value-type="float" office:value="170129920" calcext:value-type="float">
            <text:p>17012992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47584348527034E+018" calcext:value-type="float">
            <text:p>1.47584348527034E+018</text:p>
          </table:table-cell>
          <table:table-cell office:value-type="float" office:value="1.47584348544211E+018" calcext:value-type="float">
            <text:p>1.47584348544211E+018</text:p>
          </table:table-cell>
          <table:table-cell/>
          <table:table-cell table:formula="of:= [.C137] - [.B137]" office:value-type="float" office:value="171770368" calcext:value-type="float">
            <text:p>17177036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47584348527069E+018" calcext:value-type="float">
            <text:p>1.47584348527069E+018</text:p>
          </table:table-cell>
          <table:table-cell office:value-type="float" office:value="1.47584348544254E+018" calcext:value-type="float">
            <text:p>1.47584348544254E+018</text:p>
          </table:table-cell>
          <table:table-cell/>
          <table:table-cell table:formula="of:= [.C138] - [.B138]" office:value-type="float" office:value="171849984" calcext:value-type="float">
            <text:p>17184998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47584348527105E+018" calcext:value-type="float">
            <text:p>1.47584348527105E+018</text:p>
          </table:table-cell>
          <table:table-cell office:value-type="float" office:value="1.47584348544262E+018" calcext:value-type="float">
            <text:p>1.47584348544262E+018</text:p>
          </table:table-cell>
          <table:table-cell/>
          <table:table-cell table:formula="of:= [.C139] - [.B139]" office:value-type="float" office:value="171570176" calcext:value-type="float">
            <text:p>17157017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4758434852714E+018" calcext:value-type="float">
            <text:p>1.4758434852714E+018</text:p>
          </table:table-cell>
          <table:table-cell office:value-type="float" office:value="1.47584348544384E+018" calcext:value-type="float">
            <text:p>1.47584348544384E+018</text:p>
          </table:table-cell>
          <table:table-cell/>
          <table:table-cell table:formula="of:= [.C140] - [.B140]" office:value-type="float" office:value="172440064" calcext:value-type="float">
            <text:p>17244006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47584348527175E+018" calcext:value-type="float">
            <text:p>1.47584348527175E+018</text:p>
          </table:table-cell>
          <table:table-cell office:value-type="float" office:value="1.47584348544426E+018" calcext:value-type="float">
            <text:p>1.47584348544426E+018</text:p>
          </table:table-cell>
          <table:table-cell/>
          <table:table-cell table:formula="of:= [.C141] - [.B141]" office:value-type="float" office:value="172509696" calcext:value-type="float">
            <text:p>17250969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47584348527211E+018" calcext:value-type="float">
            <text:p>1.47584348527211E+018</text:p>
          </table:table-cell>
          <table:table-cell office:value-type="float" office:value="1.47584348544434E+018" calcext:value-type="float">
            <text:p>1.47584348544434E+018</text:p>
          </table:table-cell>
          <table:table-cell/>
          <table:table-cell table:formula="of:= [.C142] - [.B142]" office:value-type="float" office:value="172229888" calcext:value-type="float">
            <text:p>17222988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47584348527245E+018" calcext:value-type="float">
            <text:p>1.47584348527245E+018</text:p>
          </table:table-cell>
          <table:table-cell office:value-type="float" office:value="1.47584348544558E+018" calcext:value-type="float">
            <text:p>1.47584348544558E+018</text:p>
          </table:table-cell>
          <table:table-cell/>
          <table:table-cell table:formula="of:= [.C143] - [.B143]" office:value-type="float" office:value="173129984" calcext:value-type="float">
            <text:p>17312998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4758434852728E+018" calcext:value-type="float">
            <text:p>1.4758434852728E+018</text:p>
          </table:table-cell>
          <table:table-cell office:value-type="float" office:value="1.47584348544566E+018" calcext:value-type="float">
            <text:p>1.47584348544566E+018</text:p>
          </table:table-cell>
          <table:table-cell/>
          <table:table-cell table:formula="of:= [.C144] - [.B144]" office:value-type="float" office:value="172859904" calcext:value-type="float">
            <text:p>1728599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4758434852734E+018" calcext:value-type="float">
            <text:p>1.4758434852734E+018</text:p>
          </table:table-cell>
          <table:table-cell office:value-type="float" office:value="1.47584348544573E+018" calcext:value-type="float">
            <text:p>1.47584348544573E+018</text:p>
          </table:table-cell>
          <table:table-cell/>
          <table:table-cell table:formula="of:= [.C145] - [.B145]" office:value-type="float" office:value="172330240" calcext:value-type="float">
            <text:p>17233024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47584348527375E+018" calcext:value-type="float">
            <text:p>1.47584348527375E+018</text:p>
          </table:table-cell>
          <table:table-cell office:value-type="float" office:value="1.47584348544877E+018" calcext:value-type="float">
            <text:p>1.47584348544877E+018</text:p>
          </table:table-cell>
          <table:table-cell/>
          <table:table-cell table:formula="of:= [.C146] - [.B146]" office:value-type="float" office:value="175020032" calcext:value-type="float">
            <text:p>17502003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47584348527411E+018" calcext:value-type="float">
            <text:p>1.47584348527411E+018</text:p>
          </table:table-cell>
          <table:table-cell office:value-type="float" office:value="1.47584348544884E+018" calcext:value-type="float">
            <text:p>1.47584348544884E+018</text:p>
          </table:table-cell>
          <table:table-cell/>
          <table:table-cell table:formula="of:= [.C147] - [.B147]" office:value-type="float" office:value="174729984" calcext:value-type="float">
            <text:p>17472998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4758434852745E+018" calcext:value-type="float">
            <text:p>1.4758434852745E+018</text:p>
          </table:table-cell>
          <table:table-cell office:value-type="float" office:value="1.47584348545104E+018" calcext:value-type="float">
            <text:p>1.47584348545104E+018</text:p>
          </table:table-cell>
          <table:table-cell/>
          <table:table-cell table:formula="of:= [.C148] - [.B148]" office:value-type="float" office:value="176540160" calcext:value-type="float">
            <text:p>17654016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47584348527493E+018" calcext:value-type="float">
            <text:p>1.47584348527493E+018</text:p>
          </table:table-cell>
          <table:table-cell office:value-type="float" office:value="1.47584348545141E+018" calcext:value-type="float">
            <text:p>1.47584348545141E+018</text:p>
          </table:table-cell>
          <table:table-cell/>
          <table:table-cell table:formula="of:= [.C149] - [.B149]" office:value-type="float" office:value="176480000" calcext:value-type="float">
            <text:p>1764800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47584348527622E+018" calcext:value-type="float">
            <text:p>1.47584348527622E+018</text:p>
          </table:table-cell>
          <table:table-cell office:value-type="float" office:value="1.47584348545148E+018" calcext:value-type="float">
            <text:p>1.47584348545148E+018</text:p>
          </table:table-cell>
          <table:table-cell/>
          <table:table-cell table:formula="of:= [.C150] - [.B150]" office:value-type="float" office:value="175259904" calcext:value-type="float">
            <text:p>17525990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47584348527659E+018" calcext:value-type="float">
            <text:p>1.47584348527659E+018</text:p>
          </table:table-cell>
          <table:table-cell office:value-type="float" office:value="1.47584348545161E+018" calcext:value-type="float">
            <text:p>1.47584348545161E+018</text:p>
          </table:table-cell>
          <table:table-cell/>
          <table:table-cell table:formula="of:= [.C151] - [.B151]" office:value-type="float" office:value="175020032" calcext:value-type="float">
            <text:p>17502003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47584348527695E+018" calcext:value-type="float">
            <text:p>1.47584348527695E+018</text:p>
          </table:table-cell>
          <table:table-cell office:value-type="float" office:value="1.47584348545169E+018" calcext:value-type="float">
            <text:p>1.47584348545169E+018</text:p>
          </table:table-cell>
          <table:table-cell/>
          <table:table-cell table:formula="of:= [.C152] - [.B152]" office:value-type="float" office:value="174739968" calcext:value-type="float">
            <text:p>17473996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47584348527729E+018" calcext:value-type="float">
            <text:p>1.47584348527729E+018</text:p>
          </table:table-cell>
          <table:table-cell office:value-type="float" office:value="1.47584348545299E+018" calcext:value-type="float">
            <text:p>1.47584348545299E+018</text:p>
          </table:table-cell>
          <table:table-cell/>
          <table:table-cell table:formula="of:= [.C153] - [.B153]" office:value-type="float" office:value="175699968" calcext:value-type="float">
            <text:p>17569996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47584348527765E+018" calcext:value-type="float">
            <text:p>1.47584348527765E+018</text:p>
          </table:table-cell>
          <table:table-cell office:value-type="float" office:value="1.47584348545306E+018" calcext:value-type="float">
            <text:p>1.47584348545306E+018</text:p>
          </table:table-cell>
          <table:table-cell/>
          <table:table-cell table:formula="of:= [.C154] - [.B154]" office:value-type="float" office:value="175409920" calcext:value-type="float">
            <text:p>17540992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47584348527812E+018" calcext:value-type="float">
            <text:p>1.47584348527812E+018</text:p>
          </table:table-cell>
          <table:table-cell office:value-type="float" office:value="1.47584348545313E+018" calcext:value-type="float">
            <text:p>1.47584348545313E+018</text:p>
          </table:table-cell>
          <table:table-cell/>
          <table:table-cell table:formula="of:= [.C155] - [.B155]" office:value-type="float" office:value="175010048" calcext:value-type="float">
            <text:p>17501004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47584348527848E+018" calcext:value-type="float">
            <text:p>1.47584348527848E+018</text:p>
          </table:table-cell>
          <table:table-cell office:value-type="float" office:value="1.47584348546368E+018" calcext:value-type="float">
            <text:p>1.47584348546368E+018</text:p>
          </table:table-cell>
          <table:table-cell/>
          <table:table-cell table:formula="of:= [.C156] - [.B156]" office:value-type="float" office:value="185200128" calcext:value-type="float">
            <text:p>18520012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47584348527883E+018" calcext:value-type="float">
            <text:p>1.47584348527883E+018</text:p>
          </table:table-cell>
          <table:table-cell office:value-type="float" office:value="1.47584348546376E+018" calcext:value-type="float">
            <text:p>1.47584348546376E+018</text:p>
          </table:table-cell>
          <table:table-cell/>
          <table:table-cell table:formula="of:= [.C157] - [.B157]" office:value-type="float" office:value="184930048" calcext:value-type="float">
            <text:p>18493004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47584348527919E+018" calcext:value-type="float">
            <text:p>1.47584348527919E+018</text:p>
          </table:table-cell>
          <table:table-cell office:value-type="float" office:value="1.47584348546383E+018" calcext:value-type="float">
            <text:p>1.47584348546383E+018</text:p>
          </table:table-cell>
          <table:table-cell/>
          <table:table-cell table:formula="of:= [.C158] - [.B158]" office:value-type="float" office:value="184640000" calcext:value-type="float">
            <text:p>18464000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47584348527954E+018" calcext:value-type="float">
            <text:p>1.47584348527954E+018</text:p>
          </table:table-cell>
          <table:table-cell office:value-type="float" office:value="1.47584348546682E+018" calcext:value-type="float">
            <text:p>1.47584348546682E+018</text:p>
          </table:table-cell>
          <table:table-cell/>
          <table:table-cell table:formula="of:= [.C159] - [.B159]" office:value-type="float" office:value="187279872" calcext:value-type="float">
            <text:p>18727987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4758434852799E+018" calcext:value-type="float">
            <text:p>1.4758434852799E+018</text:p>
          </table:table-cell>
          <table:table-cell office:value-type="float" office:value="1.47584348546725E+018" calcext:value-type="float">
            <text:p>1.47584348546725E+018</text:p>
          </table:table-cell>
          <table:table-cell/>
          <table:table-cell table:formula="of:= [.C160] - [.B160]" office:value-type="float" office:value="187349760" calcext:value-type="float">
            <text:p>18734976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47584348528026E+018" calcext:value-type="float">
            <text:p>1.47584348528026E+018</text:p>
          </table:table-cell>
          <table:table-cell office:value-type="float" office:value="1.47584348546733E+018" calcext:value-type="float">
            <text:p>1.47584348546733E+018</text:p>
          </table:table-cell>
          <table:table-cell/>
          <table:table-cell table:formula="of:= [.C161] - [.B161]" office:value-type="float" office:value="187069952" calcext:value-type="float">
            <text:p>18706995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47584348528061E+018" calcext:value-type="float">
            <text:p>1.47584348528061E+018</text:p>
          </table:table-cell>
          <table:table-cell office:value-type="float" office:value="1.47584348546887E+018" calcext:value-type="float">
            <text:p>1.47584348546887E+018</text:p>
          </table:table-cell>
          <table:table-cell/>
          <table:table-cell table:formula="of:= [.C162] - [.B162]" office:value-type="float" office:value="188259840" calcext:value-type="float">
            <text:p>18825984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47584348528096E+018" calcext:value-type="float">
            <text:p>1.47584348528096E+018</text:p>
          </table:table-cell>
          <table:table-cell office:value-type="float" office:value="1.47584348546897E+018" calcext:value-type="float">
            <text:p>1.47584348546897E+018</text:p>
          </table:table-cell>
          <table:table-cell/>
          <table:table-cell table:formula="of:= [.C163] - [.B163]" office:value-type="float" office:value="188009984" calcext:value-type="float">
            <text:p>18800998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47584348528131E+018" calcext:value-type="float">
            <text:p>1.47584348528131E+018</text:p>
          </table:table-cell>
          <table:table-cell office:value-type="float" office:value="1.47584348547623E+018" calcext:value-type="float">
            <text:p>1.47584348547623E+018</text:p>
          </table:table-cell>
          <table:table-cell/>
          <table:table-cell table:formula="of:= [.C164] - [.B164]" office:value-type="float" office:value="194920192" calcext:value-type="float">
            <text:p>19492019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47584348528166E+018" calcext:value-type="float">
            <text:p>1.47584348528166E+018</text:p>
          </table:table-cell>
          <table:table-cell office:value-type="float" office:value="1.47584348547631E+018" calcext:value-type="float">
            <text:p>1.47584348547631E+018</text:p>
          </table:table-cell>
          <table:table-cell/>
          <table:table-cell table:formula="of:= [.C165] - [.B165]" office:value-type="float" office:value="194650112" calcext:value-type="float">
            <text:p>19465011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47584348528201E+018" calcext:value-type="float">
            <text:p>1.47584348528201E+018</text:p>
          </table:table-cell>
          <table:table-cell office:value-type="float" office:value="1.47584348547673E+018" calcext:value-type="float">
            <text:p>1.47584348547673E+018</text:p>
          </table:table-cell>
          <table:table-cell/>
          <table:table-cell table:formula="of:= [.C166] - [.B166]" office:value-type="float" office:value="194720000" calcext:value-type="float">
            <text:p>19472000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4758434852824E+018" calcext:value-type="float">
            <text:p>1.4758434852824E+018</text:p>
          </table:table-cell>
          <table:table-cell office:value-type="float" office:value="1.47584348547681E+018" calcext:value-type="float">
            <text:p>1.47584348547681E+018</text:p>
          </table:table-cell>
          <table:table-cell/>
          <table:table-cell table:formula="of:= [.C167] - [.B167]" office:value-type="float" office:value="194409984" calcext:value-type="float">
            <text:p>19440998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47584348528275E+018" calcext:value-type="float">
            <text:p>1.47584348528275E+018</text:p>
          </table:table-cell>
          <table:table-cell office:value-type="float" office:value="1.47584348547693E+018" calcext:value-type="float">
            <text:p>1.47584348547693E+018</text:p>
          </table:table-cell>
          <table:table-cell/>
          <table:table-cell table:formula="of:= [.C168] - [.B168]" office:value-type="float" office:value="194180096" calcext:value-type="float">
            <text:p>19418009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47584348528323E+018" calcext:value-type="float">
            <text:p>1.47584348528323E+018</text:p>
          </table:table-cell>
          <table:table-cell office:value-type="float" office:value="1.4758434854778E+018" calcext:value-type="float">
            <text:p>1.4758434854778E+018</text:p>
          </table:table-cell>
          <table:table-cell/>
          <table:table-cell table:formula="of:= [.C169] - [.B169]" office:value-type="float" office:value="194569984" calcext:value-type="float">
            <text:p>19456998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47584348528359E+018" calcext:value-type="float">
            <text:p>1.47584348528359E+018</text:p>
          </table:table-cell>
          <table:table-cell office:value-type="float" office:value="1.47584348548E+018" calcext:value-type="float">
            <text:p>1.47584348548E+018</text:p>
          </table:table-cell>
          <table:table-cell/>
          <table:table-cell table:formula="of:= [.C170] - [.B170]" office:value-type="float" office:value="196410112" calcext:value-type="float">
            <text:p>19641011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47584348528394E+018" calcext:value-type="float">
            <text:p>1.47584348528394E+018</text:p>
          </table:table-cell>
          <table:table-cell office:value-type="float" office:value="1.47584348548795E+018" calcext:value-type="float">
            <text:p>1.47584348548795E+018</text:p>
          </table:table-cell>
          <table:table-cell/>
          <table:table-cell table:formula="of:= [.C171] - [.B171]" office:value-type="float" office:value="204010240" calcext:value-type="float">
            <text:p>20401024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47584348528429E+018" calcext:value-type="float">
            <text:p>1.47584348528429E+018</text:p>
          </table:table-cell>
          <table:table-cell office:value-type="float" office:value="1.47584348549811E+018" calcext:value-type="float">
            <text:p>1.47584348549811E+018</text:p>
          </table:table-cell>
          <table:table-cell/>
          <table:table-cell table:formula="of:= [.C172] - [.B172]" office:value-type="float" office:value="213820160" calcext:value-type="float">
            <text:p>21382016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47584348528465E+018" calcext:value-type="float">
            <text:p>1.47584348528465E+018</text:p>
          </table:table-cell>
          <table:table-cell office:value-type="float" office:value="1.47584348549854E+018" calcext:value-type="float">
            <text:p>1.47584348549854E+018</text:p>
          </table:table-cell>
          <table:table-cell/>
          <table:table-cell table:formula="of:= [.C173] - [.B173]" office:value-type="float" office:value="213890048" calcext:value-type="float">
            <text:p>21389004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475843485285E+018" calcext:value-type="float">
            <text:p>1.475843485285E+018</text:p>
          </table:table-cell>
          <table:table-cell office:value-type="float" office:value="1.47584348549862E+018" calcext:value-type="float">
            <text:p>1.47584348549862E+018</text:p>
          </table:table-cell>
          <table:table-cell/>
          <table:table-cell table:formula="of:= [.C174] - [.B174]" office:value-type="float" office:value="213619968" calcext:value-type="float">
            <text:p>21361996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.47584348528588E+018" calcext:value-type="float">
            <text:p>1.47584348528588E+018</text:p>
          </table:table-cell>
          <table:table-cell office:value-type="float" office:value="1.47584348550377E+018" calcext:value-type="float">
            <text:p>1.47584348550377E+018</text:p>
          </table:table-cell>
          <table:table-cell/>
          <table:table-cell table:formula="of:= [.C175] - [.B175]" office:value-type="float" office:value="217889792" calcext:value-type="float">
            <text:p>21788979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47584348528625E+018" calcext:value-type="float">
            <text:p>1.47584348528625E+018</text:p>
          </table:table-cell>
          <table:table-cell office:value-type="float" office:value="1.47584348550384E+018" calcext:value-type="float">
            <text:p>1.47584348550384E+018</text:p>
          </table:table-cell>
          <table:table-cell/>
          <table:table-cell table:formula="of:= [.C176] - [.B176]" office:value-type="float" office:value="217590016" calcext:value-type="float">
            <text:p>21759001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47584348528663E+018" calcext:value-type="float">
            <text:p>1.47584348528663E+018</text:p>
          </table:table-cell>
          <table:table-cell office:value-type="float" office:value="1.47584348550391E+018" calcext:value-type="float">
            <text:p>1.47584348550391E+018</text:p>
          </table:table-cell>
          <table:table-cell/>
          <table:table-cell table:formula="of:= [.C177] - [.B177]" office:value-type="float" office:value="217280000" calcext:value-type="float">
            <text:p>2172800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47584348528699E+018" calcext:value-type="float">
            <text:p>1.47584348528699E+018</text:p>
          </table:table-cell>
          <table:table-cell office:value-type="float" office:value="1.47584348550402E+018" calcext:value-type="float">
            <text:p>1.47584348550402E+018</text:p>
          </table:table-cell>
          <table:table-cell/>
          <table:table-cell table:formula="of:= [.C178] - [.B178]" office:value-type="float" office:value="217030144" calcext:value-type="float">
            <text:p>21703014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47584348528734E+018" calcext:value-type="float">
            <text:p>1.47584348528734E+018</text:p>
          </table:table-cell>
          <table:table-cell office:value-type="float" office:value="1.47584348550409E+018" calcext:value-type="float">
            <text:p>1.47584348550409E+018</text:p>
          </table:table-cell>
          <table:table-cell/>
          <table:table-cell table:formula="of:= [.C179] - [.B179]" office:value-type="float" office:value="216750336" calcext:value-type="float">
            <text:p>21675033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47584348528769E+018" calcext:value-type="float">
            <text:p>1.47584348528769E+018</text:p>
          </table:table-cell>
          <table:table-cell office:value-type="float" office:value="1.47584348550676E+018" calcext:value-type="float">
            <text:p>1.47584348550676E+018</text:p>
          </table:table-cell>
          <table:table-cell/>
          <table:table-cell table:formula="of:= [.C180] - [.B180]" office:value-type="float" office:value="219069952" calcext:value-type="float">
            <text:p>21906995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47584348528807E+018" calcext:value-type="float">
            <text:p>1.47584348528807E+018</text:p>
          </table:table-cell>
          <table:table-cell office:value-type="float" office:value="1.47584348550689E+018" calcext:value-type="float">
            <text:p>1.47584348550689E+018</text:p>
          </table:table-cell>
          <table:table-cell/>
          <table:table-cell table:formula="of:= [.C181] - [.B181]" office:value-type="float" office:value="218820096" calcext:value-type="float">
            <text:p>21882009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47584348528843E+018" calcext:value-type="float">
            <text:p>1.47584348528843E+018</text:p>
          </table:table-cell>
          <table:table-cell office:value-type="float" office:value="1.47584348550928E+018" calcext:value-type="float">
            <text:p>1.47584348550928E+018</text:p>
          </table:table-cell>
          <table:table-cell/>
          <table:table-cell table:formula="of:= [.C182] - [.B182]" office:value-type="float" office:value="220850176" calcext:value-type="float">
            <text:p>22085017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47584348528878E+018" calcext:value-type="float">
            <text:p>1.47584348528878E+018</text:p>
          </table:table-cell>
          <table:table-cell office:value-type="float" office:value="1.47584348550936E+018" calcext:value-type="float">
            <text:p>1.47584348550936E+018</text:p>
          </table:table-cell>
          <table:table-cell/>
          <table:table-cell table:formula="of:= [.C183] - [.B183]" office:value-type="float" office:value="220580096" calcext:value-type="float">
            <text:p>22058009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47584348528913E+018" calcext:value-type="float">
            <text:p>1.47584348528913E+018</text:p>
          </table:table-cell>
          <table:table-cell office:value-type="float" office:value="1.47584348550943E+018" calcext:value-type="float">
            <text:p>1.47584348550943E+018</text:p>
          </table:table-cell>
          <table:table-cell/>
          <table:table-cell table:formula="of:= [.C184] - [.B184]" office:value-type="float" office:value="220300032" calcext:value-type="float">
            <text:p>22030003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47584348528948E+018" calcext:value-type="float">
            <text:p>1.47584348528948E+018</text:p>
          </table:table-cell>
          <table:table-cell office:value-type="float" office:value="1.4758434855095E+018" calcext:value-type="float">
            <text:p>1.4758434855095E+018</text:p>
          </table:table-cell>
          <table:table-cell/>
          <table:table-cell table:formula="of:= [.C185] - [.B185]" office:value-type="float" office:value="220019968" calcext:value-type="float">
            <text:p>22001996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.47584348528983E+018" calcext:value-type="float">
            <text:p>1.47584348528983E+018</text:p>
          </table:table-cell>
          <table:table-cell office:value-type="float" office:value="1.47584348551014E+018" calcext:value-type="float">
            <text:p>1.47584348551014E+018</text:p>
          </table:table-cell>
          <table:table-cell/>
          <table:table-cell table:formula="of:= [.C186] - [.B186]" office:value-type="float" office:value="220310016" calcext:value-type="float">
            <text:p>22031001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47584348529017E+018" calcext:value-type="float">
            <text:p>1.47584348529017E+018</text:p>
          </table:table-cell>
          <table:table-cell office:value-type="float" office:value="1.47584348551022E+018" calcext:value-type="float">
            <text:p>1.47584348551022E+018</text:p>
          </table:table-cell>
          <table:table-cell/>
          <table:table-cell table:formula="of:= [.C187] - [.B187]" office:value-type="float" office:value="220049920" calcext:value-type="float">
            <text:p>22004992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47584348529053E+018" calcext:value-type="float">
            <text:p>1.47584348529053E+018</text:p>
          </table:table-cell>
          <table:table-cell office:value-type="float" office:value="1.47584348552112E+018" calcext:value-type="float">
            <text:p>1.47584348552112E+018</text:p>
          </table:table-cell>
          <table:table-cell/>
          <table:table-cell table:formula="of:= [.C188] - [.B188]" office:value-type="float" office:value="230589952" calcext:value-type="float">
            <text:p>23058995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47584348529088E+018" calcext:value-type="float">
            <text:p>1.47584348529088E+018</text:p>
          </table:table-cell>
          <table:table-cell office:value-type="float" office:value="1.47584348552279E+018" calcext:value-type="float">
            <text:p>1.47584348552279E+018</text:p>
          </table:table-cell>
          <table:table-cell/>
          <table:table-cell table:formula="of:= [.C189] - [.B189]" office:value-type="float" office:value="231909888" calcext:value-type="float">
            <text:p>23190988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47584348529123E+018" calcext:value-type="float">
            <text:p>1.47584348529123E+018</text:p>
          </table:table-cell>
          <table:table-cell office:value-type="float" office:value="1.47584348552289E+018" calcext:value-type="float">
            <text:p>1.47584348552289E+018</text:p>
          </table:table-cell>
          <table:table-cell/>
          <table:table-cell table:formula="of:= [.C190] - [.B190]" office:value-type="float" office:value="231660032" calcext:value-type="float">
            <text:p>23166003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47584348529158E+018" calcext:value-type="float">
            <text:p>1.47584348529158E+018</text:p>
          </table:table-cell>
          <table:table-cell office:value-type="float" office:value="1.47584348552297E+018" calcext:value-type="float">
            <text:p>1.47584348552297E+018</text:p>
          </table:table-cell>
          <table:table-cell/>
          <table:table-cell table:formula="of:= [.C191] - [.B191]" office:value-type="float" office:value="231389952" calcext:value-type="float">
            <text:p>23138995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47584348529193E+018" calcext:value-type="float">
            <text:p>1.47584348529193E+018</text:p>
          </table:table-cell>
          <table:table-cell office:value-type="float" office:value="1.47584348552304E+018" calcext:value-type="float">
            <text:p>1.47584348552304E+018</text:p>
          </table:table-cell>
          <table:table-cell/>
          <table:table-cell table:formula="of:= [.C192] - [.B192]" office:value-type="float" office:value="231109888" calcext:value-type="float">
            <text:p>23110988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47584348529228E+018" calcext:value-type="float">
            <text:p>1.47584348529228E+018</text:p>
          </table:table-cell>
          <table:table-cell office:value-type="float" office:value="1.47584348552312E+018" calcext:value-type="float">
            <text:p>1.47584348552312E+018</text:p>
          </table:table-cell>
          <table:table-cell/>
          <table:table-cell table:formula="of:= [.C193] - [.B193]" office:value-type="float" office:value="230840064" calcext:value-type="float">
            <text:p>23084006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47584348529263E+018" calcext:value-type="float">
            <text:p>1.47584348529263E+018</text:p>
          </table:table-cell>
          <table:table-cell office:value-type="float" office:value="1.47584348552319E+018" calcext:value-type="float">
            <text:p>1.47584348552319E+018</text:p>
          </table:table-cell>
          <table:table-cell/>
          <table:table-cell table:formula="of:= [.C194] - [.B194]" office:value-type="float" office:value="230560256" calcext:value-type="float">
            <text:p>23056025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.47584348529303E+018" calcext:value-type="float">
            <text:p>1.47584348529303E+018</text:p>
          </table:table-cell>
          <table:table-cell office:value-type="float" office:value="1.47584348552326E+018" calcext:value-type="float">
            <text:p>1.47584348552326E+018</text:p>
          </table:table-cell>
          <table:table-cell/>
          <table:table-cell table:formula="of:= [.C195] - [.B195]" office:value-type="float" office:value="230230272" calcext:value-type="float">
            <text:p>23023027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.47584348529338E+018" calcext:value-type="float">
            <text:p>1.47584348529338E+018</text:p>
          </table:table-cell>
          <table:table-cell office:value-type="float" office:value="1.47584348552333E+018" calcext:value-type="float">
            <text:p>1.47584348552333E+018</text:p>
          </table:table-cell>
          <table:table-cell/>
          <table:table-cell table:formula="of:= [.C196] - [.B196]" office:value-type="float" office:value="229950208" calcext:value-type="float">
            <text:p>22995020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47584348529373E+018" calcext:value-type="float">
            <text:p>1.47584348529373E+018</text:p>
          </table:table-cell>
          <table:table-cell office:value-type="float" office:value="1.47584348553096E+018" calcext:value-type="float">
            <text:p>1.47584348553096E+018</text:p>
          </table:table-cell>
          <table:table-cell/>
          <table:table-cell table:formula="of:= [.C197] - [.B197]" office:value-type="float" office:value="237230336" calcext:value-type="float">
            <text:p>23723033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47584348529408E+018" calcext:value-type="float">
            <text:p>1.47584348529408E+018</text:p>
          </table:table-cell>
          <table:table-cell office:value-type="float" office:value="1.47584348554019E+018" calcext:value-type="float">
            <text:p>1.47584348554019E+018</text:p>
          </table:table-cell>
          <table:table-cell/>
          <table:table-cell table:formula="of:= [.C198] - [.B198]" office:value-type="float" office:value="246109952" calcext:value-type="float">
            <text:p>24610995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47584348529443E+018" calcext:value-type="float">
            <text:p>1.47584348529443E+018</text:p>
          </table:table-cell>
          <table:table-cell office:value-type="float" office:value="1.47584348554027E+018" calcext:value-type="float">
            <text:p>1.47584348554027E+018</text:p>
          </table:table-cell>
          <table:table-cell/>
          <table:table-cell table:formula="of:= [.C199] - [.B199]" office:value-type="float" office:value="245840128" calcext:value-type="float">
            <text:p>24584012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47584348529478E+018" calcext:value-type="float">
            <text:p>1.47584348529478E+018</text:p>
          </table:table-cell>
          <table:table-cell office:value-type="float" office:value="1.47584348554034E+018" calcext:value-type="float">
            <text:p>1.47584348554034E+018</text:p>
          </table:table-cell>
          <table:table-cell/>
          <table:table-cell table:formula="of:= [.C200] - [.B200]" office:value-type="float" office:value="245560064" calcext:value-type="float">
            <text:p>24556006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47584348529513E+018" calcext:value-type="float">
            <text:p>1.47584348529513E+018</text:p>
          </table:table-cell>
          <table:table-cell office:value-type="float" office:value="1.47584348554042E+018" calcext:value-type="float">
            <text:p>1.47584348554042E+018</text:p>
          </table:table-cell>
          <table:table-cell/>
          <table:table-cell table:formula="of:= [.C201] - [.B201]" office:value-type="float" office:value="245289984" calcext:value-type="float">
            <text:p>24528998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47584348529549E+018" calcext:value-type="float">
            <text:p>1.47584348529549E+018</text:p>
          </table:table-cell>
          <table:table-cell office:value-type="float" office:value="1.47584348554052E+018" calcext:value-type="float">
            <text:p>1.47584348554052E+018</text:p>
          </table:table-cell>
          <table:table-cell/>
          <table:table-cell table:formula="of:= [.C202] - [.B202]" office:value-type="float" office:value="245029888" calcext:value-type="float">
            <text:p>24502988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47584348529584E+018" calcext:value-type="float">
            <text:p>1.47584348529584E+018</text:p>
          </table:table-cell>
          <table:table-cell office:value-type="float" office:value="1.47584348554098E+018" calcext:value-type="float">
            <text:p>1.47584348554098E+018</text:p>
          </table:table-cell>
          <table:table-cell/>
          <table:table-cell table:formula="of:= [.C203] - [.B203]" office:value-type="float" office:value="245140224" calcext:value-type="float">
            <text:p>24514022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47584348529618E+018" calcext:value-type="float">
            <text:p>1.47584348529618E+018</text:p>
          </table:table-cell>
          <table:table-cell office:value-type="float" office:value="1.47584348554119E+018" calcext:value-type="float">
            <text:p>1.47584348554119E+018</text:p>
          </table:table-cell>
          <table:table-cell/>
          <table:table-cell table:formula="of:= [.C204] - [.B204]" office:value-type="float" office:value="245009920" calcext:value-type="float">
            <text:p>24500992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47584348529654E+018" calcext:value-type="float">
            <text:p>1.47584348529654E+018</text:p>
          </table:table-cell>
          <table:table-cell office:value-type="float" office:value="1.47584348554127E+018" calcext:value-type="float">
            <text:p>1.47584348554127E+018</text:p>
          </table:table-cell>
          <table:table-cell/>
          <table:table-cell table:formula="of:= [.C205] - [.B205]" office:value-type="float" office:value="244729856" calcext:value-type="float">
            <text:p>24472985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47584348529689E+018" calcext:value-type="float">
            <text:p>1.47584348529689E+018</text:p>
          </table:table-cell>
          <table:table-cell office:value-type="float" office:value="1.4758434855414E+018" calcext:value-type="float">
            <text:p>1.4758434855414E+018</text:p>
          </table:table-cell>
          <table:table-cell/>
          <table:table-cell table:formula="of:= [.C206] - [.B206]" office:value-type="float" office:value="244509952" calcext:value-type="float">
            <text:p>24450995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47584348529724E+018" calcext:value-type="float">
            <text:p>1.47584348529724E+018</text:p>
          </table:table-cell>
          <table:table-cell office:value-type="float" office:value="1.47584348554148E+018" calcext:value-type="float">
            <text:p>1.47584348554148E+018</text:p>
          </table:table-cell>
          <table:table-cell/>
          <table:table-cell table:formula="of:= [.C207] - [.B207]" office:value-type="float" office:value="244239872" calcext:value-type="float">
            <text:p>24423987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47584348529759E+018" calcext:value-type="float">
            <text:p>1.47584348529759E+018</text:p>
          </table:table-cell>
          <table:table-cell office:value-type="float" office:value="1.47584348554193E+018" calcext:value-type="float">
            <text:p>1.47584348554193E+018</text:p>
          </table:table-cell>
          <table:table-cell/>
          <table:table-cell table:formula="of:= [.C208] - [.B208]" office:value-type="float" office:value="244339968" calcext:value-type="float">
            <text:p>24433996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47584348529794E+018" calcext:value-type="float">
            <text:p>1.47584348529794E+018</text:p>
          </table:table-cell>
          <table:table-cell office:value-type="float" office:value="1.47584348554607E+018" calcext:value-type="float">
            <text:p>1.47584348554607E+018</text:p>
          </table:table-cell>
          <table:table-cell/>
          <table:table-cell table:formula="of:= [.C209] - [.B209]" office:value-type="float" office:value="248130048" calcext:value-type="float">
            <text:p>24813004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47584348529859E+018" calcext:value-type="float">
            <text:p>1.47584348529859E+018</text:p>
          </table:table-cell>
          <table:table-cell office:value-type="float" office:value="1.47584348554615E+018" calcext:value-type="float">
            <text:p>1.47584348554615E+018</text:p>
          </table:table-cell>
          <table:table-cell/>
          <table:table-cell table:formula="of:= [.C210] - [.B210]" office:value-type="float" office:value="247559936" calcext:value-type="float">
            <text:p>24755993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47584348529895E+018" calcext:value-type="float">
            <text:p>1.47584348529895E+018</text:p>
          </table:table-cell>
          <table:table-cell office:value-type="float" office:value="1.47584348554837E+018" calcext:value-type="float">
            <text:p>1.47584348554837E+018</text:p>
          </table:table-cell>
          <table:table-cell/>
          <table:table-cell table:formula="of:= [.C211] - [.B211]" office:value-type="float" office:value="249420032" calcext:value-type="float">
            <text:p>24942003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4758434852993E+018" calcext:value-type="float">
            <text:p>1.4758434852993E+018</text:p>
          </table:table-cell>
          <table:table-cell office:value-type="float" office:value="1.47584348554875E+018" calcext:value-type="float">
            <text:p>1.47584348554875E+018</text:p>
          </table:table-cell>
          <table:table-cell/>
          <table:table-cell table:formula="of:= [.C212] - [.B212]" office:value-type="float" office:value="249449728" calcext:value-type="float">
            <text:p>24944972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47584348529965E+018" calcext:value-type="float">
            <text:p>1.47584348529965E+018</text:p>
          </table:table-cell>
          <table:table-cell office:value-type="float" office:value="1.47584348554882E+018" calcext:value-type="float">
            <text:p>1.47584348554882E+018</text:p>
          </table:table-cell>
          <table:table-cell/>
          <table:table-cell table:formula="of:= [.C213] - [.B213]" office:value-type="float" office:value="249169920" calcext:value-type="float">
            <text:p>24916992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4758434853E+018" calcext:value-type="float">
            <text:p>1.4758434853E+018</text:p>
          </table:table-cell>
          <table:table-cell office:value-type="float" office:value="1.4758434855489E+018" calcext:value-type="float">
            <text:p>1.4758434855489E+018</text:p>
          </table:table-cell>
          <table:table-cell/>
          <table:table-cell table:formula="of:= [.C214] - [.B214]" office:value-type="float" office:value="248900096" calcext:value-type="float">
            <text:p>24890009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47584348530039E+018" calcext:value-type="float">
            <text:p>1.47584348530039E+018</text:p>
          </table:table-cell>
          <table:table-cell office:value-type="float" office:value="1.47584348554897E+018" calcext:value-type="float">
            <text:p>1.47584348554897E+018</text:p>
          </table:table-cell>
          <table:table-cell/>
          <table:table-cell table:formula="of:= [.C215] - [.B215]" office:value-type="float" office:value="248580096" calcext:value-type="float">
            <text:p>24858009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47584348530079E+018" calcext:value-type="float">
            <text:p>1.47584348530079E+018</text:p>
          </table:table-cell>
          <table:table-cell office:value-type="float" office:value="1.47584348554908E+018" calcext:value-type="float">
            <text:p>1.47584348554908E+018</text:p>
          </table:table-cell>
          <table:table-cell/>
          <table:table-cell table:formula="of:= [.C216] - [.B216]" office:value-type="float" office:value="248290048" calcext:value-type="float">
            <text:p>24829004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47584348530127E+018" calcext:value-type="float">
            <text:p>1.47584348530127E+018</text:p>
          </table:table-cell>
          <table:table-cell office:value-type="float" office:value="1.47584348554915E+018" calcext:value-type="float">
            <text:p>1.47584348554915E+018</text:p>
          </table:table-cell>
          <table:table-cell/>
          <table:table-cell table:formula="of:= [.C217] - [.B217]" office:value-type="float" office:value="247879936" calcext:value-type="float">
            <text:p>24787993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47584348530196E+018" calcext:value-type="float">
            <text:p>1.47584348530196E+018</text:p>
          </table:table-cell>
          <table:table-cell office:value-type="float" office:value="1.47584348554922E+018" calcext:value-type="float">
            <text:p>1.47584348554922E+018</text:p>
          </table:table-cell>
          <table:table-cell/>
          <table:table-cell table:formula="of:= [.C218] - [.B218]" office:value-type="float" office:value="247259904" calcext:value-type="float">
            <text:p>24725990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47584348530233E+018" calcext:value-type="float">
            <text:p>1.47584348530233E+018</text:p>
          </table:table-cell>
          <table:table-cell office:value-type="float" office:value="1.4758434855493E+018" calcext:value-type="float">
            <text:p>1.4758434855493E+018</text:p>
          </table:table-cell>
          <table:table-cell/>
          <table:table-cell table:formula="of:= [.C219] - [.B219]" office:value-type="float" office:value="246970112" calcext:value-type="float">
            <text:p>24697011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47584348530329E+018" calcext:value-type="float">
            <text:p>1.47584348530329E+018</text:p>
          </table:table-cell>
          <table:table-cell office:value-type="float" office:value="1.47584348554937E+018" calcext:value-type="float">
            <text:p>1.47584348554937E+018</text:p>
          </table:table-cell>
          <table:table-cell/>
          <table:table-cell table:formula="of:= [.C220] - [.B220]" office:value-type="float" office:value="246080000" calcext:value-type="float">
            <text:p>2460800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47584348530365E+018" calcext:value-type="float">
            <text:p>1.47584348530365E+018</text:p>
          </table:table-cell>
          <table:table-cell office:value-type="float" office:value="1.47584348555476E+018" calcext:value-type="float">
            <text:p>1.47584348555476E+018</text:p>
          </table:table-cell>
          <table:table-cell/>
          <table:table-cell table:formula="of:= [.C221] - [.B221]" office:value-type="float" office:value="251109888" calcext:value-type="float">
            <text:p>25110988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47584348530401E+018" calcext:value-type="float">
            <text:p>1.47584348530401E+018</text:p>
          </table:table-cell>
          <table:table-cell office:value-type="float" office:value="1.4758434855549E+018" calcext:value-type="float">
            <text:p>1.4758434855549E+018</text:p>
          </table:table-cell>
          <table:table-cell/>
          <table:table-cell table:formula="of:= [.C222] - [.B222]" office:value-type="float" office:value="250889984" calcext:value-type="float">
            <text:p>25088998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47584348530436E+018" calcext:value-type="float">
            <text:p>1.47584348530436E+018</text:p>
          </table:table-cell>
          <table:table-cell office:value-type="float" office:value="1.47584348555811E+018" calcext:value-type="float">
            <text:p>1.47584348555811E+018</text:p>
          </table:table-cell>
          <table:table-cell/>
          <table:table-cell table:formula="of:= [.C223] - [.B223]" office:value-type="float" office:value="253750016" calcext:value-type="float">
            <text:p>25375001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47584348530471E+018" calcext:value-type="float">
            <text:p>1.47584348530471E+018</text:p>
          </table:table-cell>
          <table:table-cell office:value-type="float" office:value="1.47584348555819E+018" calcext:value-type="float">
            <text:p>1.47584348555819E+018</text:p>
          </table:table-cell>
          <table:table-cell/>
          <table:table-cell table:formula="of:= [.C224] - [.B224]" office:value-type="float" office:value="253479936" calcext:value-type="float">
            <text:p>25347993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47584348530506E+018" calcext:value-type="float">
            <text:p>1.47584348530506E+018</text:p>
          </table:table-cell>
          <table:table-cell office:value-type="float" office:value="1.47584348555826E+018" calcext:value-type="float">
            <text:p>1.47584348555826E+018</text:p>
          </table:table-cell>
          <table:table-cell/>
          <table:table-cell table:formula="of:= [.C225] - [.B225]" office:value-type="float" office:value="253200128" calcext:value-type="float">
            <text:p>25320012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47584348530541E+018" calcext:value-type="float">
            <text:p>1.47584348530541E+018</text:p>
          </table:table-cell>
          <table:table-cell office:value-type="float" office:value="1.47584348555834E+018" calcext:value-type="float">
            <text:p>1.47584348555834E+018</text:p>
          </table:table-cell>
          <table:table-cell/>
          <table:table-cell table:formula="of:= [.C226] - [.B226]" office:value-type="float" office:value="252930304" calcext:value-type="float">
            <text:p>25293030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47584348530577E+018" calcext:value-type="float">
            <text:p>1.47584348530577E+018</text:p>
          </table:table-cell>
          <table:table-cell office:value-type="float" office:value="1.47584348555841E+018" calcext:value-type="float">
            <text:p>1.47584348555841E+018</text:p>
          </table:table-cell>
          <table:table-cell/>
          <table:table-cell table:formula="of:= [.C227] - [.B227]" office:value-type="float" office:value="252640000" calcext:value-type="float">
            <text:p>2526400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47584348530612E+018" calcext:value-type="float">
            <text:p>1.47584348530612E+018</text:p>
          </table:table-cell>
          <table:table-cell office:value-type="float" office:value="1.47584348555848E+018" calcext:value-type="float">
            <text:p>1.47584348555848E+018</text:p>
          </table:table-cell>
          <table:table-cell/>
          <table:table-cell table:formula="of:= [.C228] - [.B228]" office:value-type="float" office:value="252359936" calcext:value-type="float">
            <text:p>25235993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47584348530647E+018" calcext:value-type="float">
            <text:p>1.47584348530647E+018</text:p>
          </table:table-cell>
          <table:table-cell office:value-type="float" office:value="1.47584348556099E+018" calcext:value-type="float">
            <text:p>1.47584348556099E+018</text:p>
          </table:table-cell>
          <table:table-cell/>
          <table:table-cell table:formula="of:= [.C229] - [.B229]" office:value-type="float" office:value="254520064" calcext:value-type="float">
            <text:p>25452006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47584348530682E+018" calcext:value-type="float">
            <text:p>1.47584348530682E+018</text:p>
          </table:table-cell>
          <table:table-cell office:value-type="float" office:value="1.47584348556106E+018" calcext:value-type="float">
            <text:p>1.47584348556106E+018</text:p>
          </table:table-cell>
          <table:table-cell/>
          <table:table-cell table:formula="of:= [.C230] - [.B230]" office:value-type="float" office:value="254240000" calcext:value-type="float">
            <text:p>254240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7584348530721E+018" calcext:value-type="float">
            <text:p>1.47584348530721E+018</text:p>
          </table:table-cell>
          <table:table-cell office:value-type="float" office:value="1.47584348556297E+018" calcext:value-type="float">
            <text:p>1.47584348556297E+018</text:p>
          </table:table-cell>
          <table:table-cell/>
          <table:table-cell table:formula="of:= [.C231] - [.B231]" office:value-type="float" office:value="255760128" calcext:value-type="float">
            <text:p>25576012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47584348530761E+018" calcext:value-type="float">
            <text:p>1.47584348530761E+018</text:p>
          </table:table-cell>
          <table:table-cell office:value-type="float" office:value="1.47584348556305E+018" calcext:value-type="float">
            <text:p>1.47584348556305E+018</text:p>
          </table:table-cell>
          <table:table-cell/>
          <table:table-cell table:formula="of:= [.C232] - [.B232]" office:value-type="float" office:value="255440128" calcext:value-type="float">
            <text:p>25544012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47584348530796E+018" calcext:value-type="float">
            <text:p>1.47584348530796E+018</text:p>
          </table:table-cell>
          <table:table-cell office:value-type="float" office:value="1.47584348556354E+018" calcext:value-type="float">
            <text:p>1.47584348556354E+018</text:p>
          </table:table-cell>
          <table:table-cell/>
          <table:table-cell table:formula="of:= [.C233] - [.B233]" office:value-type="float" office:value="255579904" calcext:value-type="float">
            <text:p>25557990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47584348530838E+018" calcext:value-type="float">
            <text:p>1.47584348530838E+018</text:p>
          </table:table-cell>
          <table:table-cell office:value-type="float" office:value="1.47584348556361E+018" calcext:value-type="float">
            <text:p>1.47584348556361E+018</text:p>
          </table:table-cell>
          <table:table-cell/>
          <table:table-cell table:formula="of:= [.C234] - [.B234]" office:value-type="float" office:value="255230208" calcext:value-type="float">
            <text:p>25523020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47584348530874E+018" calcext:value-type="float">
            <text:p>1.47584348530874E+018</text:p>
          </table:table-cell>
          <table:table-cell office:value-type="float" office:value="1.47584348556368E+018" calcext:value-type="float">
            <text:p>1.47584348556368E+018</text:p>
          </table:table-cell>
          <table:table-cell/>
          <table:table-cell table:formula="of:= [.C235] - [.B235]" office:value-type="float" office:value="254939904" calcext:value-type="float">
            <text:p>25493990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47584348530909E+018" calcext:value-type="float">
            <text:p>1.47584348530909E+018</text:p>
          </table:table-cell>
          <table:table-cell office:value-type="float" office:value="1.47584348556375E+018" calcext:value-type="float">
            <text:p>1.47584348556375E+018</text:p>
          </table:table-cell>
          <table:table-cell/>
          <table:table-cell table:formula="of:= [.C236] - [.B236]" office:value-type="float" office:value="254659840" calcext:value-type="float">
            <text:p>25465984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47584348530944E+018" calcext:value-type="float">
            <text:p>1.47584348530944E+018</text:p>
          </table:table-cell>
          <table:table-cell office:value-type="float" office:value="1.47584348556382E+018" calcext:value-type="float">
            <text:p>1.47584348556382E+018</text:p>
          </table:table-cell>
          <table:table-cell/>
          <table:table-cell table:formula="of:= [.C237] - [.B237]" office:value-type="float" office:value="254380032" calcext:value-type="float">
            <text:p>25438003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.4758434853098E+018" calcext:value-type="float">
            <text:p>1.4758434853098E+018</text:p>
          </table:table-cell>
          <table:table-cell office:value-type="float" office:value="1.47584348556389E+018" calcext:value-type="float">
            <text:p>1.47584348556389E+018</text:p>
          </table:table-cell>
          <table:table-cell/>
          <table:table-cell table:formula="of:= [.C238] - [.B238]" office:value-type="float" office:value="254089728" calcext:value-type="float">
            <text:p>25408972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47584348531015E+018" calcext:value-type="float">
            <text:p>1.47584348531015E+018</text:p>
          </table:table-cell>
          <table:table-cell office:value-type="float" office:value="1.47584348556395E+018" calcext:value-type="float">
            <text:p>1.47584348556395E+018</text:p>
          </table:table-cell>
          <table:table-cell/>
          <table:table-cell table:formula="of:= [.C239] - [.B239]" office:value-type="float" office:value="253799936" calcext:value-type="float">
            <text:p>25379993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.47584348531053E+018" calcext:value-type="float">
            <text:p>1.47584348531053E+018</text:p>
          </table:table-cell>
          <table:table-cell office:value-type="float" office:value="1.47584348556402E+018" calcext:value-type="float">
            <text:p>1.47584348556402E+018</text:p>
          </table:table-cell>
          <table:table-cell/>
          <table:table-cell table:formula="of:= [.C240] - [.B240]" office:value-type="float" office:value="253489920" calcext:value-type="float">
            <text:p>25348992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47584348531095E+018" calcext:value-type="float">
            <text:p>1.47584348531095E+018</text:p>
          </table:table-cell>
          <table:table-cell office:value-type="float" office:value="1.47584348556409E+018" calcext:value-type="float">
            <text:p>1.47584348556409E+018</text:p>
          </table:table-cell>
          <table:table-cell/>
          <table:table-cell table:formula="of:= [.C241] - [.B241]" office:value-type="float" office:value="253140224" calcext:value-type="float">
            <text:p>25314022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47584348531131E+018" calcext:value-type="float">
            <text:p>1.47584348531131E+018</text:p>
          </table:table-cell>
          <table:table-cell office:value-type="float" office:value="1.47584348556415E+018" calcext:value-type="float">
            <text:p>1.47584348556415E+018</text:p>
          </table:table-cell>
          <table:table-cell/>
          <table:table-cell table:formula="of:= [.C242] - [.B242]" office:value-type="float" office:value="252839936" calcext:value-type="float">
            <text:p>25283993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47584348531166E+018" calcext:value-type="float">
            <text:p>1.47584348531166E+018</text:p>
          </table:table-cell>
          <table:table-cell office:value-type="float" office:value="1.47584348556425E+018" calcext:value-type="float">
            <text:p>1.47584348556425E+018</text:p>
          </table:table-cell>
          <table:table-cell/>
          <table:table-cell table:formula="of:= [.C243] - [.B243]" office:value-type="float" office:value="252589824" calcext:value-type="float">
            <text:p>25258982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47584348531201E+018" calcext:value-type="float">
            <text:p>1.47584348531201E+018</text:p>
          </table:table-cell>
          <table:table-cell office:value-type="float" office:value="1.47584348556432E+018" calcext:value-type="float">
            <text:p>1.47584348556432E+018</text:p>
          </table:table-cell>
          <table:table-cell/>
          <table:table-cell table:formula="of:= [.C244] - [.B244]" office:value-type="float" office:value="252310016" calcext:value-type="float">
            <text:p>25231001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47584348531236E+018" calcext:value-type="float">
            <text:p>1.47584348531236E+018</text:p>
          </table:table-cell>
          <table:table-cell office:value-type="float" office:value="1.47584348556461E+018" calcext:value-type="float">
            <text:p>1.47584348556461E+018</text:p>
          </table:table-cell>
          <table:table-cell/>
          <table:table-cell table:formula="of:= [.C245] - [.B245]" office:value-type="float" office:value="252250112" calcext:value-type="float">
            <text:p>25225011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47584348531271E+018" calcext:value-type="float">
            <text:p>1.47584348531271E+018</text:p>
          </table:table-cell>
          <table:table-cell office:value-type="float" office:value="1.47584348556468E+018" calcext:value-type="float">
            <text:p>1.47584348556468E+018</text:p>
          </table:table-cell>
          <table:table-cell/>
          <table:table-cell table:formula="of:= [.C246] - [.B246]" office:value-type="float" office:value="251969792" calcext:value-type="float">
            <text:p>25196979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4758434853131E+018" calcext:value-type="float">
            <text:p>1.4758434853131E+018</text:p>
          </table:table-cell>
          <table:table-cell office:value-type="float" office:value="1.47584348556475E+018" calcext:value-type="float">
            <text:p>1.47584348556475E+018</text:p>
          </table:table-cell>
          <table:table-cell/>
          <table:table-cell table:formula="of:= [.C247] - [.B247]" office:value-type="float" office:value="251650048" calcext:value-type="float">
            <text:p>25165004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47584348531345E+018" calcext:value-type="float">
            <text:p>1.47584348531345E+018</text:p>
          </table:table-cell>
          <table:table-cell office:value-type="float" office:value="1.47584348556488E+018" calcext:value-type="float">
            <text:p>1.47584348556488E+018</text:p>
          </table:table-cell>
          <table:table-cell/>
          <table:table-cell table:formula="of:= [.C248] - [.B248]" office:value-type="float" office:value="251430144" calcext:value-type="float">
            <text:p>25143014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47584348531382E+018" calcext:value-type="float">
            <text:p>1.47584348531382E+018</text:p>
          </table:table-cell>
          <table:table-cell office:value-type="float" office:value="1.47584348556495E+018" calcext:value-type="float">
            <text:p>1.47584348556495E+018</text:p>
          </table:table-cell>
          <table:table-cell/>
          <table:table-cell table:formula="of:= [.C249] - [.B249]" office:value-type="float" office:value="251129856" calcext:value-type="float">
            <text:p>25112985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47584348531417E+018" calcext:value-type="float">
            <text:p>1.47584348531417E+018</text:p>
          </table:table-cell>
          <table:table-cell office:value-type="float" office:value="1.47584348556502E+018" calcext:value-type="float">
            <text:p>1.47584348556502E+018</text:p>
          </table:table-cell>
          <table:table-cell/>
          <table:table-cell table:formula="of:= [.C250] - [.B250]" office:value-type="float" office:value="250850048" calcext:value-type="float">
            <text:p>25085004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47584348531456E+018" calcext:value-type="float">
            <text:p>1.47584348531456E+018</text:p>
          </table:table-cell>
          <table:table-cell office:value-type="float" office:value="1.4758434855652E+018" calcext:value-type="float">
            <text:p>1.4758434855652E+018</text:p>
          </table:table-cell>
          <table:table-cell/>
          <table:table-cell table:formula="of:= [.C251] - [.B251]" office:value-type="float" office:value="250640128" calcext:value-type="float">
            <text:p>25064012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47584348531498E+018" calcext:value-type="float">
            <text:p>1.47584348531498E+018</text:p>
          </table:table-cell>
          <table:table-cell office:value-type="float" office:value="1.47584348556527E+018" calcext:value-type="float">
            <text:p>1.47584348556527E+018</text:p>
          </table:table-cell>
          <table:table-cell/>
          <table:table-cell table:formula="of:= [.C252] - [.B252]" office:value-type="float" office:value="250289920" calcext:value-type="float">
            <text:p>25028992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47584348531533E+018" calcext:value-type="float">
            <text:p>1.47584348531533E+018</text:p>
          </table:table-cell>
          <table:table-cell office:value-type="float" office:value="1.47584348556535E+018" calcext:value-type="float">
            <text:p>1.47584348556535E+018</text:p>
          </table:table-cell>
          <table:table-cell/>
          <table:table-cell table:formula="of:= [.C253] - [.B253]" office:value-type="float" office:value="250019840" calcext:value-type="float">
            <text:p>25001984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47584348531568E+018" calcext:value-type="float">
            <text:p>1.47584348531568E+018</text:p>
          </table:table-cell>
          <table:table-cell office:value-type="float" office:value="1.47584348556541E+018" calcext:value-type="float">
            <text:p>1.47584348556541E+018</text:p>
          </table:table-cell>
          <table:table-cell/>
          <table:table-cell table:formula="of:= [.C254] - [.B254]" office:value-type="float" office:value="249729792" calcext:value-type="float">
            <text:p>24972979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47584348531603E+018" calcext:value-type="float">
            <text:p>1.47584348531603E+018</text:p>
          </table:table-cell>
          <table:table-cell office:value-type="float" office:value="1.4758434855656E+018" calcext:value-type="float">
            <text:p>1.4758434855656E+018</text:p>
          </table:table-cell>
          <table:table-cell/>
          <table:table-cell table:formula="of:= [.C255] - [.B255]" office:value-type="float" office:value="249570048" calcext:value-type="float">
            <text:p>24957004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47584348531639E+018" calcext:value-type="float">
            <text:p>1.47584348531639E+018</text:p>
          </table:table-cell>
          <table:table-cell office:value-type="float" office:value="1.47584348556566E+018" calcext:value-type="float">
            <text:p>1.47584348556566E+018</text:p>
          </table:table-cell>
          <table:table-cell/>
          <table:table-cell table:formula="of:= [.C256] - [.B256]" office:value-type="float" office:value="249270016" calcext:value-type="float">
            <text:p>24927001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47584348531674E+018" calcext:value-type="float">
            <text:p>1.47584348531674E+018</text:p>
          </table:table-cell>
          <table:table-cell office:value-type="float" office:value="1.47584348556574E+018" calcext:value-type="float">
            <text:p>1.47584348556574E+018</text:p>
          </table:table-cell>
          <table:table-cell/>
          <table:table-cell table:formula="of:= [.C257] - [.B257]" office:value-type="float" office:value="249000192" calcext:value-type="float">
            <text:p>24900019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47584348531709E+018" calcext:value-type="float">
            <text:p>1.47584348531709E+018</text:p>
          </table:table-cell>
          <table:table-cell office:value-type="float" office:value="1.47584348556581E+018" calcext:value-type="float">
            <text:p>1.47584348556581E+018</text:p>
          </table:table-cell>
          <table:table-cell/>
          <table:table-cell table:formula="of:= [.C258] - [.B258]" office:value-type="float" office:value="248720128" calcext:value-type="float">
            <text:p>24872012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47584348531745E+018" calcext:value-type="float">
            <text:p>1.47584348531745E+018</text:p>
          </table:table-cell>
          <table:table-cell office:value-type="float" office:value="1.47584348556588E+018" calcext:value-type="float">
            <text:p>1.47584348556588E+018</text:p>
          </table:table-cell>
          <table:table-cell/>
          <table:table-cell table:formula="of:= [.C259] - [.B259]" office:value-type="float" office:value="248430080" calcext:value-type="float">
            <text:p>24843008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4758434853178E+018" calcext:value-type="float">
            <text:p>1.4758434853178E+018</text:p>
          </table:table-cell>
          <table:table-cell office:value-type="float" office:value="1.47584348556606E+018" calcext:value-type="float">
            <text:p>1.47584348556606E+018</text:p>
          </table:table-cell>
          <table:table-cell/>
          <table:table-cell table:formula="of:= [.C260] - [.B260]" office:value-type="float" office:value="248260096" calcext:value-type="float">
            <text:p>24826009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47584348531815E+018" calcext:value-type="float">
            <text:p>1.47584348531815E+018</text:p>
          </table:table-cell>
          <table:table-cell office:value-type="float" office:value="1.47584348556613E+018" calcext:value-type="float">
            <text:p>1.47584348556613E+018</text:p>
          </table:table-cell>
          <table:table-cell/>
          <table:table-cell table:formula="of:= [.C261] - [.B261]" office:value-type="float" office:value="247980032" calcext:value-type="float">
            <text:p>24798003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47584348531854E+018" calcext:value-type="float">
            <text:p>1.47584348531854E+018</text:p>
          </table:table-cell>
          <table:table-cell office:value-type="float" office:value="1.4758434855662E+018" calcext:value-type="float">
            <text:p>1.4758434855662E+018</text:p>
          </table:table-cell>
          <table:table-cell/>
          <table:table-cell table:formula="of:= [.C262] - [.B262]" office:value-type="float" office:value="247659776" calcext:value-type="float">
            <text:p>24765977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47584348531934E+018" calcext:value-type="float">
            <text:p>1.47584348531934E+018</text:p>
          </table:table-cell>
          <table:table-cell office:value-type="float" office:value="1.47584348556652E+018" calcext:value-type="float">
            <text:p>1.47584348556652E+018</text:p>
          </table:table-cell>
          <table:table-cell/>
          <table:table-cell table:formula="of:= [.C263] - [.B263]" office:value-type="float" office:value="247180032" calcext:value-type="float">
            <text:p>24718003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47584348531969E+018" calcext:value-type="float">
            <text:p>1.47584348531969E+018</text:p>
          </table:table-cell>
          <table:table-cell office:value-type="float" office:value="1.47584348556659E+018" calcext:value-type="float">
            <text:p>1.47584348556659E+018</text:p>
          </table:table-cell>
          <table:table-cell/>
          <table:table-cell table:formula="of:= [.C264] - [.B264]" office:value-type="float" office:value="246899968" calcext:value-type="float">
            <text:p>24689996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47584348532005E+018" calcext:value-type="float">
            <text:p>1.47584348532005E+018</text:p>
          </table:table-cell>
          <table:table-cell office:value-type="float" office:value="1.47584348556666E+018" calcext:value-type="float">
            <text:p>1.47584348556666E+018</text:p>
          </table:table-cell>
          <table:table-cell/>
          <table:table-cell table:formula="of:= [.C265] - [.B265]" office:value-type="float" office:value="246610176" calcext:value-type="float">
            <text:p>24661017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4758434853204E+018" calcext:value-type="float">
            <text:p>1.4758434853204E+018</text:p>
          </table:table-cell>
          <table:table-cell office:value-type="float" office:value="1.47584348556673E+018" calcext:value-type="float">
            <text:p>1.47584348556673E+018</text:p>
          </table:table-cell>
          <table:table-cell/>
          <table:table-cell table:formula="of:= [.C266] - [.B266]" office:value-type="float" office:value="246329856" calcext:value-type="float">
            <text:p>24632985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47584348532139E+018" calcext:value-type="float">
            <text:p>1.47584348532139E+018</text:p>
          </table:table-cell>
          <table:table-cell office:value-type="float" office:value="1.47584348556686E+018" calcext:value-type="float">
            <text:p>1.47584348556686E+018</text:p>
          </table:table-cell>
          <table:table-cell/>
          <table:table-cell table:formula="of:= [.C267] - [.B267]" office:value-type="float" office:value="245469952" calcext:value-type="float">
            <text:p>24546995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47584348532176E+018" calcext:value-type="float">
            <text:p>1.47584348532176E+018</text:p>
          </table:table-cell>
          <table:table-cell office:value-type="float" office:value="1.47584348556694E+018" calcext:value-type="float">
            <text:p>1.47584348556694E+018</text:p>
          </table:table-cell>
          <table:table-cell/>
          <table:table-cell table:formula="of:= [.C268] - [.B268]" office:value-type="float" office:value="245179904" calcext:value-type="float">
            <text:p>24517990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47584348532212E+018" calcext:value-type="float">
            <text:p>1.47584348532212E+018</text:p>
          </table:table-cell>
          <table:table-cell office:value-type="float" office:value="1.47584348556701E+018" calcext:value-type="float">
            <text:p>1.47584348556701E+018</text:p>
          </table:table-cell>
          <table:table-cell/>
          <table:table-cell table:formula="of:= [.C269] - [.B269]" office:value-type="float" office:value="244890112" calcext:value-type="float">
            <text:p>24489011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47584348532247E+018" calcext:value-type="float">
            <text:p>1.47584348532247E+018</text:p>
          </table:table-cell>
          <table:table-cell office:value-type="float" office:value="1.47584348556713E+018" calcext:value-type="float">
            <text:p>1.47584348556713E+018</text:p>
          </table:table-cell>
          <table:table-cell/>
          <table:table-cell table:formula="of:= [.C270] - [.B270]" office:value-type="float" office:value="244660224" calcext:value-type="float">
            <text:p>24466022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47584348532282E+018" calcext:value-type="float">
            <text:p>1.47584348532282E+018</text:p>
          </table:table-cell>
          <table:table-cell office:value-type="float" office:value="1.4758434855672E+018" calcext:value-type="float">
            <text:p>1.4758434855672E+018</text:p>
          </table:table-cell>
          <table:table-cell/>
          <table:table-cell table:formula="of:= [.C271] - [.B271]" office:value-type="float" office:value="244380160" calcext:value-type="float">
            <text:p>24438016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47584348532322E+018" calcext:value-type="float">
            <text:p>1.47584348532322E+018</text:p>
          </table:table-cell>
          <table:table-cell office:value-type="float" office:value="1.47584348556745E+018" calcext:value-type="float">
            <text:p>1.47584348556745E+018</text:p>
          </table:table-cell>
          <table:table-cell/>
          <table:table-cell table:formula="of:= [.C272] - [.B272]" office:value-type="float" office:value="244230144" calcext:value-type="float">
            <text:p>24423014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47584348532358E+018" calcext:value-type="float">
            <text:p>1.47584348532358E+018</text:p>
          </table:table-cell>
          <table:table-cell office:value-type="float" office:value="1.47584348556752E+018" calcext:value-type="float">
            <text:p>1.47584348556752E+018</text:p>
          </table:table-cell>
          <table:table-cell/>
          <table:table-cell table:formula="of:= [.C273] - [.B273]" office:value-type="float" office:value="243940096" calcext:value-type="float">
            <text:p>24394009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47584348532414E+018" calcext:value-type="float">
            <text:p>1.47584348532414E+018</text:p>
          </table:table-cell>
          <table:table-cell office:value-type="float" office:value="1.47584348556759E+018" calcext:value-type="float">
            <text:p>1.47584348556759E+018</text:p>
          </table:table-cell>
          <table:table-cell/>
          <table:table-cell table:formula="of:= [.C274] - [.B274]" office:value-type="float" office:value="243449856" calcext:value-type="float">
            <text:p>24344985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47584348532454E+018" calcext:value-type="float">
            <text:p>1.47584348532454E+018</text:p>
          </table:table-cell>
          <table:table-cell office:value-type="float" office:value="1.47584348556766E+018" calcext:value-type="float">
            <text:p>1.47584348556766E+018</text:p>
          </table:table-cell>
          <table:table-cell/>
          <table:table-cell table:formula="of:= [.C275] - [.B275]" office:value-type="float" office:value="243120128" calcext:value-type="float">
            <text:p>24312012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47584348532489E+018" calcext:value-type="float">
            <text:p>1.47584348532489E+018</text:p>
          </table:table-cell>
          <table:table-cell office:value-type="float" office:value="1.47584348556784E+018" calcext:value-type="float">
            <text:p>1.47584348556784E+018</text:p>
          </table:table-cell>
          <table:table-cell/>
          <table:table-cell table:formula="of:= [.C276] - [.B276]" office:value-type="float" office:value="242949888" calcext:value-type="float">
            <text:p>24294988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47584348532559E+018" calcext:value-type="float">
            <text:p>1.47584348532559E+018</text:p>
          </table:table-cell>
          <table:table-cell office:value-type="float" office:value="1.47584348556791E+018" calcext:value-type="float">
            <text:p>1.47584348556791E+018</text:p>
          </table:table-cell>
          <table:table-cell/>
          <table:table-cell table:formula="of:= [.C277] - [.B277]" office:value-type="float" office:value="242320128" calcext:value-type="float">
            <text:p>24232012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47584348532595E+018" calcext:value-type="float">
            <text:p>1.47584348532595E+018</text:p>
          </table:table-cell>
          <table:table-cell office:value-type="float" office:value="1.47584348556798E+018" calcext:value-type="float">
            <text:p>1.47584348556798E+018</text:p>
          </table:table-cell>
          <table:table-cell/>
          <table:table-cell table:formula="of:= [.C278] - [.B278]" office:value-type="float" office:value="242030080" calcext:value-type="float">
            <text:p>24203008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47584348532631E+018" calcext:value-type="float">
            <text:p>1.47584348532631E+018</text:p>
          </table:table-cell>
          <table:table-cell office:value-type="float" office:value="1.47584348556805E+018" calcext:value-type="float">
            <text:p>1.47584348556805E+018</text:p>
          </table:table-cell>
          <table:table-cell/>
          <table:table-cell table:formula="of:= [.C279] - [.B279]" office:value-type="float" office:value="241739776" calcext:value-type="float">
            <text:p>24173977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47584348532666E+018" calcext:value-type="float">
            <text:p>1.47584348532666E+018</text:p>
          </table:table-cell>
          <table:table-cell office:value-type="float" office:value="1.47584348556812E+018" calcext:value-type="float">
            <text:p>1.47584348556812E+018</text:p>
          </table:table-cell>
          <table:table-cell/>
          <table:table-cell table:formula="of:= [.C280] - [.B280]" office:value-type="float" office:value="241459968" calcext:value-type="float">
            <text:p>24145996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47584348532702E+018" calcext:value-type="float">
            <text:p>1.47584348532702E+018</text:p>
          </table:table-cell>
          <table:table-cell office:value-type="float" office:value="1.47584348556832E+018" calcext:value-type="float">
            <text:p>1.47584348556832E+018</text:p>
          </table:table-cell>
          <table:table-cell/>
          <table:table-cell table:formula="of:= [.C281] - [.B281]" office:value-type="float" office:value="241299968" calcext:value-type="float">
            <text:p>24129996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47584348532737E+018" calcext:value-type="float">
            <text:p>1.47584348532737E+018</text:p>
          </table:table-cell>
          <table:table-cell office:value-type="float" office:value="1.47584348556839E+018" calcext:value-type="float">
            <text:p>1.47584348556839E+018</text:p>
          </table:table-cell>
          <table:table-cell/>
          <table:table-cell table:formula="of:= [.C282] - [.B282]" office:value-type="float" office:value="241019904" calcext:value-type="float">
            <text:p>24101990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47584348532788E+018" calcext:value-type="float">
            <text:p>1.47584348532788E+018</text:p>
          </table:table-cell>
          <table:table-cell office:value-type="float" office:value="1.47584348556846E+018" calcext:value-type="float">
            <text:p>1.47584348556846E+018</text:p>
          </table:table-cell>
          <table:table-cell/>
          <table:table-cell table:formula="of:= [.C283] - [.B283]" office:value-type="float" office:value="240579840" calcext:value-type="float">
            <text:p>24057984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47584348533038E+018" calcext:value-type="float">
            <text:p>1.47584348533038E+018</text:p>
          </table:table-cell>
          <table:table-cell office:value-type="float" office:value="1.47584348556856E+018" calcext:value-type="float">
            <text:p>1.47584348556856E+018</text:p>
          </table:table-cell>
          <table:table-cell/>
          <table:table-cell table:formula="of:= [.C284] - [.B284]" office:value-type="float" office:value="238180096" calcext:value-type="float">
            <text:p>23818009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47584348533078E+018" calcext:value-type="float">
            <text:p>1.47584348533078E+018</text:p>
          </table:table-cell>
          <table:table-cell office:value-type="float" office:value="1.47584348556864E+018" calcext:value-type="float">
            <text:p>1.47584348556864E+018</text:p>
          </table:table-cell>
          <table:table-cell/>
          <table:table-cell table:formula="of:= [.C285] - [.B285]" office:value-type="float" office:value="237860096" calcext:value-type="float">
            <text:p>23786009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47584348533114E+018" calcext:value-type="float">
            <text:p>1.47584348533114E+018</text:p>
          </table:table-cell>
          <table:table-cell office:value-type="float" office:value="1.47584348556873E+018" calcext:value-type="float">
            <text:p>1.47584348556873E+018</text:p>
          </table:table-cell>
          <table:table-cell/>
          <table:table-cell table:formula="of:= [.C286] - [.B286]" office:value-type="float" office:value="237590016" calcext:value-type="float">
            <text:p>23759001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47584348533149E+018" calcext:value-type="float">
            <text:p>1.47584348533149E+018</text:p>
          </table:table-cell>
          <table:table-cell office:value-type="float" office:value="1.4758434855688E+018" calcext:value-type="float">
            <text:p>1.4758434855688E+018</text:p>
          </table:table-cell>
          <table:table-cell/>
          <table:table-cell table:formula="of:= [.C287] - [.B287]" office:value-type="float" office:value="237310208" calcext:value-type="float">
            <text:p>23731020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47584348533184E+018" calcext:value-type="float">
            <text:p>1.47584348533184E+018</text:p>
          </table:table-cell>
          <table:table-cell office:value-type="float" office:value="1.47584348556902E+018" calcext:value-type="float">
            <text:p>1.47584348556902E+018</text:p>
          </table:table-cell>
          <table:table-cell/>
          <table:table-cell table:formula="of:= [.C288] - [.B288]" office:value-type="float" office:value="237179904" calcext:value-type="float">
            <text:p>23717990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47584348533219E+018" calcext:value-type="float">
            <text:p>1.47584348533219E+018</text:p>
          </table:table-cell>
          <table:table-cell office:value-type="float" office:value="1.47584348556909E+018" calcext:value-type="float">
            <text:p>1.47584348556909E+018</text:p>
          </table:table-cell>
          <table:table-cell/>
          <table:table-cell table:formula="of:= [.C289] - [.B289]" office:value-type="float" office:value="236900096" calcext:value-type="float">
            <text:p>23690009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47584348533445E+018" calcext:value-type="float">
            <text:p>1.47584348533445E+018</text:p>
          </table:table-cell>
          <table:table-cell office:value-type="float" office:value="1.47584348556916E+018" calcext:value-type="float">
            <text:p>1.47584348556916E+018</text:p>
          </table:table-cell>
          <table:table-cell/>
          <table:table-cell table:formula="of:= [.C290] - [.B290]" office:value-type="float" office:value="234710016" calcext:value-type="float">
            <text:p>23471001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47584348533501E+018" calcext:value-type="float">
            <text:p>1.47584348533501E+018</text:p>
          </table:table-cell>
          <table:table-cell office:value-type="float" office:value="1.47584348556923E+018" calcext:value-type="float">
            <text:p>1.47584348556923E+018</text:p>
          </table:table-cell>
          <table:table-cell/>
          <table:table-cell table:formula="of:= [.C291] - [.B291]" office:value-type="float" office:value="234219776" calcext:value-type="float">
            <text:p>23421977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47584348533557E+018" calcext:value-type="float">
            <text:p>1.47584348533557E+018</text:p>
          </table:table-cell>
          <table:table-cell office:value-type="float" office:value="1.47584348556929E+018" calcext:value-type="float">
            <text:p>1.47584348556929E+018</text:p>
          </table:table-cell>
          <table:table-cell/>
          <table:table-cell table:formula="of:= [.C292] - [.B292]" office:value-type="float" office:value="233720064" calcext:value-type="float">
            <text:p>23372006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47584348533619E+018" calcext:value-type="float">
            <text:p>1.47584348533619E+018</text:p>
          </table:table-cell>
          <table:table-cell office:value-type="float" office:value="1.47584348556947E+018" calcext:value-type="float">
            <text:p>1.47584348556947E+018</text:p>
          </table:table-cell>
          <table:table-cell/>
          <table:table-cell table:formula="of:= [.C293] - [.B293]" office:value-type="float" office:value="233280000" calcext:value-type="float">
            <text:p>2332800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47584348533665E+018" calcext:value-type="float">
            <text:p>1.47584348533665E+018</text:p>
          </table:table-cell>
          <table:table-cell office:value-type="float" office:value="1.47584348556969E+018" calcext:value-type="float">
            <text:p>1.47584348556969E+018</text:p>
          </table:table-cell>
          <table:table-cell/>
          <table:table-cell table:formula="of:= [.C294] - [.B294]" office:value-type="float" office:value="233040128" calcext:value-type="float">
            <text:p>23304012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47584348533719E+018" calcext:value-type="float">
            <text:p>1.47584348533719E+018</text:p>
          </table:table-cell>
          <table:table-cell office:value-type="float" office:value="1.47584348556977E+018" calcext:value-type="float">
            <text:p>1.47584348556977E+018</text:p>
          </table:table-cell>
          <table:table-cell/>
          <table:table-cell table:formula="of:= [.C295] - [.B295]" office:value-type="float" office:value="232580096" calcext:value-type="float">
            <text:p>23258009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47584348533754E+018" calcext:value-type="float">
            <text:p>1.47584348533754E+018</text:p>
          </table:table-cell>
          <table:table-cell office:value-type="float" office:value="1.47584348556983E+018" calcext:value-type="float">
            <text:p>1.47584348556983E+018</text:p>
          </table:table-cell>
          <table:table-cell/>
          <table:table-cell table:formula="of:= [.C296] - [.B296]" office:value-type="float" office:value="232290048" calcext:value-type="float">
            <text:p>23229004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4758434853379E+018" calcext:value-type="float">
            <text:p>1.4758434853379E+018</text:p>
          </table:table-cell>
          <table:table-cell office:value-type="float" office:value="1.47584348556997E+018" calcext:value-type="float">
            <text:p>1.47584348556997E+018</text:p>
          </table:table-cell>
          <table:table-cell/>
          <table:table-cell table:formula="of:= [.C297] - [.B297]" office:value-type="float" office:value="232070144" calcext:value-type="float">
            <text:p>23207014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47584348533825E+018" calcext:value-type="float">
            <text:p>1.47584348533825E+018</text:p>
          </table:table-cell>
          <table:table-cell office:value-type="float" office:value="1.47584348557004E+018" calcext:value-type="float">
            <text:p>1.47584348557004E+018</text:p>
          </table:table-cell>
          <table:table-cell/>
          <table:table-cell table:formula="of:= [.C298] - [.B298]" office:value-type="float" office:value="231790080" calcext:value-type="float">
            <text:p>23179008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4758434853386E+018" calcext:value-type="float">
            <text:p>1.4758434853386E+018</text:p>
          </table:table-cell>
          <table:table-cell office:value-type="float" office:value="1.47584348557011E+018" calcext:value-type="float">
            <text:p>1.47584348557011E+018</text:p>
          </table:table-cell>
          <table:table-cell/>
          <table:table-cell table:formula="of:= [.C299] - [.B299]" office:value-type="float" office:value="231510272" calcext:value-type="float">
            <text:p>23151027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47584348533895E+018" calcext:value-type="float">
            <text:p>1.47584348533895E+018</text:p>
          </table:table-cell>
          <table:table-cell office:value-type="float" office:value="1.47584348557018E+018" calcext:value-type="float">
            <text:p>1.47584348557018E+018</text:p>
          </table:table-cell>
          <table:table-cell/>
          <table:table-cell table:formula="of:= [.C300] - [.B300]" office:value-type="float" office:value="231230208" calcext:value-type="float">
            <text:p>23123020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47584348533931E+018" calcext:value-type="float">
            <text:p>1.47584348533931E+018</text:p>
          </table:table-cell>
          <table:table-cell office:value-type="float" office:value="1.47584348557024E+018" calcext:value-type="float">
            <text:p>1.47584348557024E+018</text:p>
          </table:table-cell>
          <table:table-cell/>
          <table:table-cell table:formula="of:= [.C301] - [.B301]" office:value-type="float" office:value="230930176" calcext:value-type="float">
            <text:p>23093017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47584348533966E+018" calcext:value-type="float">
            <text:p>1.47584348533966E+018</text:p>
          </table:table-cell>
          <table:table-cell office:value-type="float" office:value="1.47584348557042E+018" calcext:value-type="float">
            <text:p>1.47584348557042E+018</text:p>
          </table:table-cell>
          <table:table-cell/>
          <table:table-cell table:formula="of:= [.C302] - [.B302]" office:value-type="float" office:value="230760192" calcext:value-type="float">
            <text:p>23076019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47584348534001E+018" calcext:value-type="float">
            <text:p>1.47584348534001E+018</text:p>
          </table:table-cell>
          <table:table-cell office:value-type="float" office:value="1.47584348557066E+018" calcext:value-type="float">
            <text:p>1.47584348557066E+018</text:p>
          </table:table-cell>
          <table:table-cell/>
          <table:table-cell table:formula="of:= [.C303] - [.B303]" office:value-type="float" office:value="230649856" calcext:value-type="float">
            <text:p>23064985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47584348534036E+018" calcext:value-type="float">
            <text:p>1.47584348534036E+018</text:p>
          </table:table-cell>
          <table:table-cell office:value-type="float" office:value="1.47584348557084E+018" calcext:value-type="float">
            <text:p>1.47584348557084E+018</text:p>
          </table:table-cell>
          <table:table-cell/>
          <table:table-cell table:formula="of:= [.C304] - [.B304]" office:value-type="float" office:value="230480128" calcext:value-type="float">
            <text:p>23048012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47584348534072E+018" calcext:value-type="float">
            <text:p>1.47584348534072E+018</text:p>
          </table:table-cell>
          <table:table-cell office:value-type="float" office:value="1.47584348557091E+018" calcext:value-type="float">
            <text:p>1.47584348557091E+018</text:p>
          </table:table-cell>
          <table:table-cell/>
          <table:table-cell table:formula="of:= [.C305] - [.B305]" office:value-type="float" office:value="230189824" calcext:value-type="float">
            <text:p>23018982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47584348534124E+018" calcext:value-type="float">
            <text:p>1.47584348534124E+018</text:p>
          </table:table-cell>
          <table:table-cell office:value-type="float" office:value="1.47584348557104E+018" calcext:value-type="float">
            <text:p>1.47584348557104E+018</text:p>
          </table:table-cell>
          <table:table-cell/>
          <table:table-cell table:formula="of:= [.C306] - [.B306]" office:value-type="float" office:value="229800192" calcext:value-type="float">
            <text:p>22980019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4758434853416E+018" calcext:value-type="float">
            <text:p>1.4758434853416E+018</text:p>
          </table:table-cell>
          <table:table-cell office:value-type="float" office:value="1.47584348557111E+018" calcext:value-type="float">
            <text:p>1.47584348557111E+018</text:p>
          </table:table-cell>
          <table:table-cell/>
          <table:table-cell table:formula="of:= [.C307] - [.B307]" office:value-type="float" office:value="229509888" calcext:value-type="float">
            <text:p>22950988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47584348534195E+018" calcext:value-type="float">
            <text:p>1.47584348534195E+018</text:p>
          </table:table-cell>
          <table:table-cell office:value-type="float" office:value="1.47584348557118E+018" calcext:value-type="float">
            <text:p>1.47584348557118E+018</text:p>
          </table:table-cell>
          <table:table-cell/>
          <table:table-cell table:formula="of:= [.C308] - [.B308]" office:value-type="float" office:value="229230080" calcext:value-type="float">
            <text:p>22923008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47584348534231E+018" calcext:value-type="float">
            <text:p>1.47584348534231E+018</text:p>
          </table:table-cell>
          <table:table-cell office:value-type="float" office:value="1.47584348557136E+018" calcext:value-type="float">
            <text:p>1.47584348557136E+018</text:p>
          </table:table-cell>
          <table:table-cell/>
          <table:table-cell table:formula="of:= [.C309] - [.B309]" office:value-type="float" office:value="229049856" calcext:value-type="float">
            <text:p>22904985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47584348534267E+018" calcext:value-type="float">
            <text:p>1.47584348534267E+018</text:p>
          </table:table-cell>
          <table:table-cell office:value-type="float" office:value="1.47584348557149E+018" calcext:value-type="float">
            <text:p>1.47584348557149E+018</text:p>
          </table:table-cell>
          <table:table-cell/>
          <table:table-cell table:formula="of:= [.C310] - [.B310]" office:value-type="float" office:value="228819968" calcext:value-type="float">
            <text:p>22881996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47584348534307E+018" calcext:value-type="float">
            <text:p>1.47584348534307E+018</text:p>
          </table:table-cell>
          <table:table-cell office:value-type="float" office:value="1.47584348557155E+018" calcext:value-type="float">
            <text:p>1.47584348557155E+018</text:p>
          </table:table-cell>
          <table:table-cell/>
          <table:table-cell table:formula="of:= [.C311] - [.B311]" office:value-type="float" office:value="228480000" calcext:value-type="float">
            <text:p>2284800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47584348534357E+018" calcext:value-type="float">
            <text:p>1.47584348534357E+018</text:p>
          </table:table-cell>
          <table:table-cell office:value-type="float" office:value="1.47584348557162E+018" calcext:value-type="float">
            <text:p>1.47584348557162E+018</text:p>
          </table:table-cell>
          <table:table-cell/>
          <table:table-cell table:formula="of:= [.C312] - [.B312]" office:value-type="float" office:value="228050176" calcext:value-type="float">
            <text:p>22805017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47584348534393E+018" calcext:value-type="float">
            <text:p>1.47584348534393E+018</text:p>
          </table:table-cell>
          <table:table-cell office:value-type="float" office:value="1.47584348557198E+018" calcext:value-type="float">
            <text:p>1.47584348557198E+018</text:p>
          </table:table-cell>
          <table:table-cell/>
          <table:table-cell table:formula="of:= [.C313] - [.B313]" office:value-type="float" office:value="228050176" calcext:value-type="float">
            <text:p>22805017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47584348534429E+018" calcext:value-type="float">
            <text:p>1.47584348534429E+018</text:p>
          </table:table-cell>
          <table:table-cell office:value-type="float" office:value="1.47584348557206E+018" calcext:value-type="float">
            <text:p>1.47584348557206E+018</text:p>
          </table:table-cell>
          <table:table-cell/>
          <table:table-cell table:formula="of:= [.C314] - [.B314]" office:value-type="float" office:value="227770368" calcext:value-type="float">
            <text:p>22777036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47584348534464E+018" calcext:value-type="float">
            <text:p>1.47584348534464E+018</text:p>
          </table:table-cell>
          <table:table-cell office:value-type="float" office:value="1.47584348557212E+018" calcext:value-type="float">
            <text:p>1.47584348557212E+018</text:p>
          </table:table-cell>
          <table:table-cell/>
          <table:table-cell table:formula="of:= [.C315] - [.B315]" office:value-type="float" office:value="227480064" calcext:value-type="float">
            <text:p>22748006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47584348534499E+018" calcext:value-type="float">
            <text:p>1.47584348534499E+018</text:p>
          </table:table-cell>
          <table:table-cell office:value-type="float" office:value="1.47584348557226E+018" calcext:value-type="float">
            <text:p>1.47584348557226E+018</text:p>
          </table:table-cell>
          <table:table-cell/>
          <table:table-cell table:formula="of:= [.C316] - [.B316]" office:value-type="float" office:value="227270144" calcext:value-type="float">
            <text:p>22727014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47584348534535E+018" calcext:value-type="float">
            <text:p>1.47584348534535E+018</text:p>
          </table:table-cell>
          <table:table-cell office:value-type="float" office:value="1.47584348557233E+018" calcext:value-type="float">
            <text:p>1.47584348557233E+018</text:p>
          </table:table-cell>
          <table:table-cell/>
          <table:table-cell table:formula="of:= [.C317] - [.B317]" office:value-type="float" office:value="226980352" calcext:value-type="float">
            <text:p>22698035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4758434853459E+018" calcext:value-type="float">
            <text:p>1.4758434853459E+018</text:p>
          </table:table-cell>
          <table:table-cell office:value-type="float" office:value="1.4758434855724E+018" calcext:value-type="float">
            <text:p>1.4758434855724E+018</text:p>
          </table:table-cell>
          <table:table-cell/>
          <table:table-cell table:formula="of:= [.C318] - [.B318]" office:value-type="float" office:value="226500096" calcext:value-type="float">
            <text:p>22650009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47584348534626E+018" calcext:value-type="float">
            <text:p>1.47584348534626E+018</text:p>
          </table:table-cell>
          <table:table-cell office:value-type="float" office:value="1.47584348557247E+018" calcext:value-type="float">
            <text:p>1.47584348557247E+018</text:p>
          </table:table-cell>
          <table:table-cell/>
          <table:table-cell table:formula="of:= [.C319] - [.B319]" office:value-type="float" office:value="226210048" calcext:value-type="float">
            <text:p>22621004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47584348534661E+018" calcext:value-type="float">
            <text:p>1.47584348534661E+018</text:p>
          </table:table-cell>
          <table:table-cell office:value-type="float" office:value="1.47584348557254E+018" calcext:value-type="float">
            <text:p>1.47584348557254E+018</text:p>
          </table:table-cell>
          <table:table-cell/>
          <table:table-cell table:formula="of:= [.C320] - [.B320]" office:value-type="float" office:value="225929984" calcext:value-type="float">
            <text:p>22592998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47584348534696E+018" calcext:value-type="float">
            <text:p>1.47584348534696E+018</text:p>
          </table:table-cell>
          <table:table-cell office:value-type="float" office:value="1.4758434855726E+018" calcext:value-type="float">
            <text:p>1.4758434855726E+018</text:p>
          </table:table-cell>
          <table:table-cell/>
          <table:table-cell table:formula="of:= [.C321] - [.B321]" office:value-type="float" office:value="225640192" calcext:value-type="float">
            <text:p>22564019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47584348534732E+018" calcext:value-type="float">
            <text:p>1.47584348534732E+018</text:p>
          </table:table-cell>
          <table:table-cell office:value-type="float" office:value="1.47584348557267E+018" calcext:value-type="float">
            <text:p>1.47584348557267E+018</text:p>
          </table:table-cell>
          <table:table-cell/>
          <table:table-cell table:formula="of:= [.C322] - [.B322]" office:value-type="float" office:value="225350144" calcext:value-type="float">
            <text:p>22535014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47584348534785E+018" calcext:value-type="float">
            <text:p>1.47584348534785E+018</text:p>
          </table:table-cell>
          <table:table-cell office:value-type="float" office:value="1.47584348557284E+018" calcext:value-type="float">
            <text:p>1.47584348557284E+018</text:p>
          </table:table-cell>
          <table:table-cell/>
          <table:table-cell table:formula="of:= [.C323] - [.B323]" office:value-type="float" office:value="224989952" calcext:value-type="float">
            <text:p>22498995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47584348534875E+018" calcext:value-type="float">
            <text:p>1.47584348534875E+018</text:p>
          </table:table-cell>
          <table:table-cell office:value-type="float" office:value="1.47584348557295E+018" calcext:value-type="float">
            <text:p>1.47584348557295E+018</text:p>
          </table:table-cell>
          <table:table-cell/>
          <table:table-cell table:formula="of:= [.C324] - [.B324]" office:value-type="float" office:value="224200192" calcext:value-type="float">
            <text:p>22420019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4758434853491E+018" calcext:value-type="float">
            <text:p>1.4758434853491E+018</text:p>
          </table:table-cell>
          <table:table-cell office:value-type="float" office:value="1.47584348557302E+018" calcext:value-type="float">
            <text:p>1.47584348557302E+018</text:p>
          </table:table-cell>
          <table:table-cell/>
          <table:table-cell table:formula="of:= [.C325] - [.B325]" office:value-type="float" office:value="223919872" calcext:value-type="float">
            <text:p>22391987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47584348534946E+018" calcext:value-type="float">
            <text:p>1.47584348534946E+018</text:p>
          </table:table-cell>
          <table:table-cell office:value-type="float" office:value="1.47584348557309E+018" calcext:value-type="float">
            <text:p>1.47584348557309E+018</text:p>
          </table:table-cell>
          <table:table-cell/>
          <table:table-cell table:formula="of:= [.C326] - [.B326]" office:value-type="float" office:value="223630080" calcext:value-type="float">
            <text:p>22363008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47584348534981E+018" calcext:value-type="float">
            <text:p>1.47584348534981E+018</text:p>
          </table:table-cell>
          <table:table-cell office:value-type="float" office:value="1.47584348557322E+018" calcext:value-type="float">
            <text:p>1.47584348557322E+018</text:p>
          </table:table-cell>
          <table:table-cell/>
          <table:table-cell table:formula="of:= [.C327] - [.B327]" office:value-type="float" office:value="223410176" calcext:value-type="float">
            <text:p>22341017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47584348535016E+018" calcext:value-type="float">
            <text:p>1.47584348535016E+018</text:p>
          </table:table-cell>
          <table:table-cell office:value-type="float" office:value="1.47584348557346E+018" calcext:value-type="float">
            <text:p>1.47584348557346E+018</text:p>
          </table:table-cell>
          <table:table-cell/>
          <table:table-cell table:formula="of:= [.C328] - [.B328]" office:value-type="float" office:value="223299840" calcext:value-type="float">
            <text:p>22329984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47584348535052E+018" calcext:value-type="float">
            <text:p>1.47584348535052E+018</text:p>
          </table:table-cell>
          <table:table-cell office:value-type="float" office:value="1.47584348557354E+018" calcext:value-type="float">
            <text:p>1.47584348557354E+018</text:p>
          </table:table-cell>
          <table:table-cell/>
          <table:table-cell table:formula="of:= [.C329] - [.B329]" office:value-type="float" office:value="223020032" calcext:value-type="float">
            <text:p>22302003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47584348535087E+018" calcext:value-type="float">
            <text:p>1.47584348535087E+018</text:p>
          </table:table-cell>
          <table:table-cell office:value-type="float" office:value="1.47584348557372E+018" calcext:value-type="float">
            <text:p>1.47584348557372E+018</text:p>
          </table:table-cell>
          <table:table-cell/>
          <table:table-cell table:formula="of:= [.C330] - [.B330]" office:value-type="float" office:value="222850048" calcext:value-type="float">
            <text:p>2228500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7584348535122E+018" calcext:value-type="float">
            <text:p>1.47584348535122E+018</text:p>
          </table:table-cell>
          <table:table-cell office:value-type="float" office:value="1.47584348557379E+018" calcext:value-type="float">
            <text:p>1.47584348557379E+018</text:p>
          </table:table-cell>
          <table:table-cell/>
          <table:table-cell table:formula="of:= [.C331] - [.B331]" office:value-type="float" office:value="222570240" calcext:value-type="float">
            <text:p>22257024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47584348535157E+018" calcext:value-type="float">
            <text:p>1.47584348535157E+018</text:p>
          </table:table-cell>
          <table:table-cell office:value-type="float" office:value="1.47584348557386E+018" calcext:value-type="float">
            <text:p>1.47584348557386E+018</text:p>
          </table:table-cell>
          <table:table-cell/>
          <table:table-cell table:formula="of:= [.C332] - [.B332]" office:value-type="float" office:value="222289920" calcext:value-type="float">
            <text:p>22228992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47584348535193E+018" calcext:value-type="float">
            <text:p>1.47584348535193E+018</text:p>
          </table:table-cell>
          <table:table-cell office:value-type="float" office:value="1.47584348557393E+018" calcext:value-type="float">
            <text:p>1.47584348557393E+018</text:p>
          </table:table-cell>
          <table:table-cell/>
          <table:table-cell table:formula="of:= [.C333] - [.B333]" office:value-type="float" office:value="221999872" calcext:value-type="float">
            <text:p>22199987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47584348535228E+018" calcext:value-type="float">
            <text:p>1.47584348535228E+018</text:p>
          </table:table-cell>
          <table:table-cell office:value-type="float" office:value="1.475843485574E+018" calcext:value-type="float">
            <text:p>1.475843485574E+018</text:p>
          </table:table-cell>
          <table:table-cell/>
          <table:table-cell table:formula="of:= [.C334] - [.B334]" office:value-type="float" office:value="221719808" calcext:value-type="float">
            <text:p>22171980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47584348535264E+018" calcext:value-type="float">
            <text:p>1.47584348535264E+018</text:p>
          </table:table-cell>
          <table:table-cell office:value-type="float" office:value="1.47584348557412E+018" calcext:value-type="float">
            <text:p>1.47584348557412E+018</text:p>
          </table:table-cell>
          <table:table-cell/>
          <table:table-cell table:formula="of:= [.C335] - [.B335]" office:value-type="float" office:value="221479936" calcext:value-type="float">
            <text:p>22147993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47584348535302E+018" calcext:value-type="float">
            <text:p>1.47584348535302E+018</text:p>
          </table:table-cell>
          <table:table-cell office:value-type="float" office:value="1.47584348557425E+018" calcext:value-type="float">
            <text:p>1.47584348557425E+018</text:p>
          </table:table-cell>
          <table:table-cell/>
          <table:table-cell table:formula="of:= [.C336] - [.B336]" office:value-type="float" office:value="221230080" calcext:value-type="float">
            <text:p>22123008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47584348535338E+018" calcext:value-type="float">
            <text:p>1.47584348535338E+018</text:p>
          </table:table-cell>
          <table:table-cell office:value-type="float" office:value="1.47584348557435E+018" calcext:value-type="float">
            <text:p>1.47584348557435E+018</text:p>
          </table:table-cell>
          <table:table-cell/>
          <table:table-cell table:formula="of:= [.C337] - [.B337]" office:value-type="float" office:value="220970240" calcext:value-type="float">
            <text:p>22097024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47584348535373E+018" calcext:value-type="float">
            <text:p>1.47584348535373E+018</text:p>
          </table:table-cell>
          <table:table-cell office:value-type="float" office:value="1.47584348557442E+018" calcext:value-type="float">
            <text:p>1.47584348557442E+018</text:p>
          </table:table-cell>
          <table:table-cell/>
          <table:table-cell table:formula="of:= [.C338] - [.B338]" office:value-type="float" office:value="220690176" calcext:value-type="float">
            <text:p>22069017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47584348535408E+018" calcext:value-type="float">
            <text:p>1.47584348535408E+018</text:p>
          </table:table-cell>
          <table:table-cell office:value-type="float" office:value="1.47584348557449E+018" calcext:value-type="float">
            <text:p>1.47584348557449E+018</text:p>
          </table:table-cell>
          <table:table-cell/>
          <table:table-cell table:formula="of:= [.C339] - [.B339]" office:value-type="float" office:value="220409856" calcext:value-type="float">
            <text:p>22040985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47584348535443E+018" calcext:value-type="float">
            <text:p>1.47584348535443E+018</text:p>
          </table:table-cell>
          <table:table-cell office:value-type="float" office:value="1.47584348557462E+018" calcext:value-type="float">
            <text:p>1.47584348557462E+018</text:p>
          </table:table-cell>
          <table:table-cell/>
          <table:table-cell table:formula="of:= [.C340] - [.B340]" office:value-type="float" office:value="220189952" calcext:value-type="float">
            <text:p>22018995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7584348535479E+018" calcext:value-type="float">
            <text:p>1.47584348535479E+018</text:p>
          </table:table-cell>
          <table:table-cell office:value-type="float" office:value="1.47584348557469E+018" calcext:value-type="float">
            <text:p>1.47584348557469E+018</text:p>
          </table:table-cell>
          <table:table-cell/>
          <table:table-cell table:formula="of:= [.C341] - [.B341]" office:value-type="float" office:value="219900160" calcext:value-type="float">
            <text:p>21990016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47584348535514E+018" calcext:value-type="float">
            <text:p>1.47584348535514E+018</text:p>
          </table:table-cell>
          <table:table-cell office:value-type="float" office:value="1.47584348557476E+018" calcext:value-type="float">
            <text:p>1.47584348557476E+018</text:p>
          </table:table-cell>
          <table:table-cell/>
          <table:table-cell table:formula="of:= [.C342] - [.B342]" office:value-type="float" office:value="219620096" calcext:value-type="float">
            <text:p>21962009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47584348535549E+018" calcext:value-type="float">
            <text:p>1.47584348535549E+018</text:p>
          </table:table-cell>
          <table:table-cell office:value-type="float" office:value="1.47584348557489E+018" calcext:value-type="float">
            <text:p>1.47584348557489E+018</text:p>
          </table:table-cell>
          <table:table-cell/>
          <table:table-cell table:formula="of:= [.C343] - [.B343]" office:value-type="float" office:value="219399936" calcext:value-type="float">
            <text:p>21939993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47584348535585E+018" calcext:value-type="float">
            <text:p>1.47584348535585E+018</text:p>
          </table:table-cell>
          <table:table-cell office:value-type="float" office:value="1.47584348557496E+018" calcext:value-type="float">
            <text:p>1.47584348557496E+018</text:p>
          </table:table-cell>
          <table:table-cell/>
          <table:table-cell table:formula="of:= [.C344] - [.B344]" office:value-type="float" office:value="219110144" calcext:value-type="float">
            <text:p>21911014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4758434853562E+018" calcext:value-type="float">
            <text:p>1.4758434853562E+018</text:p>
          </table:table-cell>
          <table:table-cell office:value-type="float" office:value="1.47584348557503E+018" calcext:value-type="float">
            <text:p>1.47584348557503E+018</text:p>
          </table:table-cell>
          <table:table-cell/>
          <table:table-cell table:formula="of:= [.C345] - [.B345]" office:value-type="float" office:value="218830080" calcext:value-type="float">
            <text:p>21883008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47584348535655E+018" calcext:value-type="float">
            <text:p>1.47584348535655E+018</text:p>
          </table:table-cell>
          <table:table-cell office:value-type="float" office:value="1.47584348557509E+018" calcext:value-type="float">
            <text:p>1.47584348557509E+018</text:p>
          </table:table-cell>
          <table:table-cell/>
          <table:table-cell table:formula="of:= [.C346] - [.B346]" office:value-type="float" office:value="218539776" calcext:value-type="float">
            <text:p>21853977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47584348535727E+018" calcext:value-type="float">
            <text:p>1.47584348535727E+018</text:p>
          </table:table-cell>
          <table:table-cell office:value-type="float" office:value="1.47584348557516E+018" calcext:value-type="float">
            <text:p>1.47584348557516E+018</text:p>
          </table:table-cell>
          <table:table-cell/>
          <table:table-cell table:formula="of:= [.C347] - [.B347]" office:value-type="float" office:value="217889792" calcext:value-type="float">
            <text:p>21788979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4758434853578E+018" calcext:value-type="float">
            <text:p>1.4758434853578E+018</text:p>
          </table:table-cell>
          <table:table-cell office:value-type="float" office:value="1.47584348557523E+018" calcext:value-type="float">
            <text:p>1.47584348557523E+018</text:p>
          </table:table-cell>
          <table:table-cell/>
          <table:table-cell table:formula="of:= [.C348] - [.B348]" office:value-type="float" office:value="217430016" calcext:value-type="float">
            <text:p>21743001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47584348535822E+018" calcext:value-type="float">
            <text:p>1.47584348535822E+018</text:p>
          </table:table-cell>
          <table:table-cell office:value-type="float" office:value="1.4758434855753E+018" calcext:value-type="float">
            <text:p>1.4758434855753E+018</text:p>
          </table:table-cell>
          <table:table-cell/>
          <table:table-cell table:formula="of:= [.C349] - [.B349]" office:value-type="float" office:value="217080064" calcext:value-type="float">
            <text:p>21708006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47584348535858E+018" calcext:value-type="float">
            <text:p>1.47584348535858E+018</text:p>
          </table:table-cell>
          <table:table-cell office:value-type="float" office:value="1.47584348557536E+018" calcext:value-type="float">
            <text:p>1.47584348557536E+018</text:p>
          </table:table-cell>
          <table:table-cell/>
          <table:table-cell table:formula="of:= [.C350] - [.B350]" office:value-type="float" office:value="216780032" calcext:value-type="float">
            <text:p>21678003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47584348535893E+018" calcext:value-type="float">
            <text:p>1.47584348535893E+018</text:p>
          </table:table-cell>
          <table:table-cell office:value-type="float" office:value="1.47584348557543E+018" calcext:value-type="float">
            <text:p>1.47584348557543E+018</text:p>
          </table:table-cell>
          <table:table-cell/>
          <table:table-cell table:formula="of:= [.C351] - [.B351]" office:value-type="float" office:value="216499968" calcext:value-type="float">
            <text:p>21649996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47584348535929E+018" calcext:value-type="float">
            <text:p>1.47584348535929E+018</text:p>
          </table:table-cell>
          <table:table-cell office:value-type="float" office:value="1.47584348557583E+018" calcext:value-type="float">
            <text:p>1.47584348557583E+018</text:p>
          </table:table-cell>
          <table:table-cell/>
          <table:table-cell table:formula="of:= [.C352] - [.B352]" office:value-type="float" office:value="216540160" calcext:value-type="float">
            <text:p>21654016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47584348535964E+018" calcext:value-type="float">
            <text:p>1.47584348535964E+018</text:p>
          </table:table-cell>
          <table:table-cell office:value-type="float" office:value="1.4758434855759E+018" calcext:value-type="float">
            <text:p>1.4758434855759E+018</text:p>
          </table:table-cell>
          <table:table-cell/>
          <table:table-cell table:formula="of:= [.C353] - [.B353]" office:value-type="float" office:value="216259840" calcext:value-type="float">
            <text:p>21625984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47584348535999E+018" calcext:value-type="float">
            <text:p>1.47584348535999E+018</text:p>
          </table:table-cell>
          <table:table-cell office:value-type="float" office:value="1.47584348557597E+018" calcext:value-type="float">
            <text:p>1.47584348557597E+018</text:p>
          </table:table-cell>
          <table:table-cell/>
          <table:table-cell table:formula="of:= [.C354] - [.B354]" office:value-type="float" office:value="215979776" calcext:value-type="float">
            <text:p>21597977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47584348536034E+018" calcext:value-type="float">
            <text:p>1.47584348536034E+018</text:p>
          </table:table-cell>
          <table:table-cell office:value-type="float" office:value="1.47584348557603E+018" calcext:value-type="float">
            <text:p>1.47584348557603E+018</text:p>
          </table:table-cell>
          <table:table-cell/>
          <table:table-cell table:formula="of:= [.C355] - [.B355]" office:value-type="float" office:value="215689984" calcext:value-type="float">
            <text:p>2156899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47584348536069E+018" calcext:value-type="float">
            <text:p>1.47584348536069E+018</text:p>
          </table:table-cell>
          <table:table-cell office:value-type="float" office:value="1.4758434855761E+018" calcext:value-type="float">
            <text:p>1.4758434855761E+018</text:p>
          </table:table-cell>
          <table:table-cell/>
          <table:table-cell table:formula="of:= [.C356] - [.B356]" office:value-type="float" office:value="215409920" calcext:value-type="float">
            <text:p>21540992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47584348536104E+018" calcext:value-type="float">
            <text:p>1.47584348536104E+018</text:p>
          </table:table-cell>
          <table:table-cell office:value-type="float" office:value="1.47584348557617E+018" calcext:value-type="float">
            <text:p>1.47584348557617E+018</text:p>
          </table:table-cell>
          <table:table-cell/>
          <table:table-cell table:formula="of:= [.C357] - [.B357]" office:value-type="float" office:value="215129856" calcext:value-type="float">
            <text:p>21512985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47584348536139E+018" calcext:value-type="float">
            <text:p>1.47584348536139E+018</text:p>
          </table:table-cell>
          <table:table-cell office:value-type="float" office:value="1.47584348557624E+018" calcext:value-type="float">
            <text:p>1.47584348557624E+018</text:p>
          </table:table-cell>
          <table:table-cell/>
          <table:table-cell table:formula="of:= [.C358] - [.B358]" office:value-type="float" office:value="214849792" calcext:value-type="float">
            <text:p>21484979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7584348536251E+018" calcext:value-type="float">
            <text:p>1.47584348536251E+018</text:p>
          </table:table-cell>
          <table:table-cell office:value-type="float" office:value="1.4758434855804E+018" calcext:value-type="float">
            <text:p>1.4758434855804E+018</text:p>
          </table:table-cell>
          <table:table-cell/>
          <table:table-cell table:formula="of:= [.C359] - [.B359]" office:value-type="float" office:value="217890048" calcext:value-type="float">
            <text:p>21789004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47584348536291E+018" calcext:value-type="float">
            <text:p>1.47584348536291E+018</text:p>
          </table:table-cell>
          <table:table-cell office:value-type="float" office:value="1.47584348558054E+018" calcext:value-type="float">
            <text:p>1.47584348558054E+018</text:p>
          </table:table-cell>
          <table:table-cell/>
          <table:table-cell table:formula="of:= [.C360] - [.B360]" office:value-type="float" office:value="217629696" calcext:value-type="float">
            <text:p>21762969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47584348536326E+018" calcext:value-type="float">
            <text:p>1.47584348536326E+018</text:p>
          </table:table-cell>
          <table:table-cell office:value-type="float" office:value="1.47584348558061E+018" calcext:value-type="float">
            <text:p>1.47584348558061E+018</text:p>
          </table:table-cell>
          <table:table-cell/>
          <table:table-cell table:formula="of:= [.C361] - [.B361]" office:value-type="float" office:value="217349888" calcext:value-type="float">
            <text:p>21734988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47584348536541E+018" calcext:value-type="float">
            <text:p>1.47584348536541E+018</text:p>
          </table:table-cell>
          <table:table-cell office:value-type="float" office:value="1.4758434855808E+018" calcext:value-type="float">
            <text:p>1.4758434855808E+018</text:p>
          </table:table-cell>
          <table:table-cell/>
          <table:table-cell table:formula="of:= [.C362] - [.B362]" office:value-type="float" office:value="215390208" calcext:value-type="float">
            <text:p>21539020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4758434853658E+018" calcext:value-type="float">
            <text:p>1.4758434853658E+018</text:p>
          </table:table-cell>
          <table:table-cell office:value-type="float" office:value="1.47584348558087E+018" calcext:value-type="float">
            <text:p>1.47584348558087E+018</text:p>
          </table:table-cell>
          <table:table-cell/>
          <table:table-cell table:formula="of:= [.C363] - [.B363]" office:value-type="float" office:value="215069952" calcext:value-type="float">
            <text:p>21506995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47584348536616E+018" calcext:value-type="float">
            <text:p>1.47584348536616E+018</text:p>
          </table:table-cell>
          <table:table-cell office:value-type="float" office:value="1.47584348558094E+018" calcext:value-type="float">
            <text:p>1.47584348558094E+018</text:p>
          </table:table-cell>
          <table:table-cell/>
          <table:table-cell table:formula="of:= [.C364] - [.B364]" office:value-type="float" office:value="214780160" calcext:value-type="float">
            <text:p>21478016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47584348536653E+018" calcext:value-type="float">
            <text:p>1.47584348536653E+018</text:p>
          </table:table-cell>
          <table:table-cell office:value-type="float" office:value="1.47584348558101E+018" calcext:value-type="float">
            <text:p>1.47584348558101E+018</text:p>
          </table:table-cell>
          <table:table-cell/>
          <table:table-cell table:formula="of:= [.C365] - [.B365]" office:value-type="float" office:value="214480128" calcext:value-type="float">
            <text:p>21448012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47584348536707E+018" calcext:value-type="float">
            <text:p>1.47584348536707E+018</text:p>
          </table:table-cell>
          <table:table-cell office:value-type="float" office:value="1.47584348558107E+018" calcext:value-type="float">
            <text:p>1.47584348558107E+018</text:p>
          </table:table-cell>
          <table:table-cell/>
          <table:table-cell table:formula="of:= [.C366] - [.B366]" office:value-type="float" office:value="214000128" calcext:value-type="float">
            <text:p>21400012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47584348536743E+018" calcext:value-type="float">
            <text:p>1.47584348536743E+018</text:p>
          </table:table-cell>
          <table:table-cell office:value-type="float" office:value="1.4758434855812E+018" calcext:value-type="float">
            <text:p>1.4758434855812E+018</text:p>
          </table:table-cell>
          <table:table-cell/>
          <table:table-cell table:formula="of:= [.C367] - [.B367]" office:value-type="float" office:value="213769728" calcext:value-type="float">
            <text:p>21376972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47584348536779E+018" calcext:value-type="float">
            <text:p>1.47584348536779E+018</text:p>
          </table:table-cell>
          <table:table-cell office:value-type="float" office:value="1.47584348558127E+018" calcext:value-type="float">
            <text:p>1.47584348558127E+018</text:p>
          </table:table-cell>
          <table:table-cell/>
          <table:table-cell table:formula="of:= [.C368] - [.B368]" office:value-type="float" office:value="213479936" calcext:value-type="float">
            <text:p>21347993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47584348536814E+018" calcext:value-type="float">
            <text:p>1.47584348536814E+018</text:p>
          </table:table-cell>
          <table:table-cell office:value-type="float" office:value="1.47584348558134E+018" calcext:value-type="float">
            <text:p>1.47584348558134E+018</text:p>
          </table:table-cell>
          <table:table-cell/>
          <table:table-cell table:formula="of:= [.C369] - [.B369]" office:value-type="float" office:value="213200128" calcext:value-type="float">
            <text:p>21320012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4758434853685E+018" calcext:value-type="float">
            <text:p>1.4758434853685E+018</text:p>
          </table:table-cell>
          <table:table-cell office:value-type="float" office:value="1.47584348558147E+018" calcext:value-type="float">
            <text:p>1.47584348558147E+018</text:p>
          </table:table-cell>
          <table:table-cell/>
          <table:table-cell table:formula="of:= [.C370] - [.B370]" office:value-type="float" office:value="212969984" calcext:value-type="float">
            <text:p>21296998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7584348536885E+018" calcext:value-type="float">
            <text:p>1.47584348536885E+018</text:p>
          </table:table-cell>
          <table:table-cell office:value-type="float" office:value="1.47584348558154E+018" calcext:value-type="float">
            <text:p>1.47584348558154E+018</text:p>
          </table:table-cell>
          <table:table-cell/>
          <table:table-cell table:formula="of:= [.C371] - [.B371]" office:value-type="float" office:value="212690176" calcext:value-type="float">
            <text:p>21269017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4758434853695E+018" calcext:value-type="float">
            <text:p>1.4758434853695E+018</text:p>
          </table:table-cell>
          <table:table-cell office:value-type="float" office:value="1.47584348558161E+018" calcext:value-type="float">
            <text:p>1.47584348558161E+018</text:p>
          </table:table-cell>
          <table:table-cell/>
          <table:table-cell table:formula="of:= [.C372] - [.B372]" office:value-type="float" office:value="212110080" calcext:value-type="float">
            <text:p>21211008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47584348536988E+018" calcext:value-type="float">
            <text:p>1.47584348536988E+018</text:p>
          </table:table-cell>
          <table:table-cell office:value-type="float" office:value="1.47584348558179E+018" calcext:value-type="float">
            <text:p>1.47584348558179E+018</text:p>
          </table:table-cell>
          <table:table-cell/>
          <table:table-cell table:formula="of:= [.C373] - [.B373]" office:value-type="float" office:value="211910144" calcext:value-type="float">
            <text:p>21191014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47584348537024E+018" calcext:value-type="float">
            <text:p>1.47584348537024E+018</text:p>
          </table:table-cell>
          <table:table-cell office:value-type="float" office:value="1.47584348558203E+018" calcext:value-type="float">
            <text:p>1.47584348558203E+018</text:p>
          </table:table-cell>
          <table:table-cell/>
          <table:table-cell table:formula="of:= [.C374] - [.B374]" office:value-type="float" office:value="211789824" calcext:value-type="float">
            <text:p>21178982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47584348537063E+018" calcext:value-type="float">
            <text:p>1.47584348537063E+018</text:p>
          </table:table-cell>
          <table:table-cell office:value-type="float" office:value="1.47584348558216E+018" calcext:value-type="float">
            <text:p>1.47584348558216E+018</text:p>
          </table:table-cell>
          <table:table-cell/>
          <table:table-cell table:formula="of:= [.C375] - [.B375]" office:value-type="float" office:value="211530240" calcext:value-type="float">
            <text:p>21153024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47584348537151E+018" calcext:value-type="float">
            <text:p>1.47584348537151E+018</text:p>
          </table:table-cell>
          <table:table-cell office:value-type="float" office:value="1.47584348558223E+018" calcext:value-type="float">
            <text:p>1.47584348558223E+018</text:p>
          </table:table-cell>
          <table:table-cell/>
          <table:table-cell table:formula="of:= [.C376] - [.B376]" office:value-type="float" office:value="210720000" calcext:value-type="float">
            <text:p>21072000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47584348537187E+018" calcext:value-type="float">
            <text:p>1.47584348537187E+018</text:p>
          </table:table-cell>
          <table:table-cell office:value-type="float" office:value="1.47584348558229E+018" calcext:value-type="float">
            <text:p>1.47584348558229E+018</text:p>
          </table:table-cell>
          <table:table-cell/>
          <table:table-cell table:formula="of:= [.C377] - [.B377]" office:value-type="float" office:value="210419968" calcext:value-type="float">
            <text:p>21041996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47584348537222E+018" calcext:value-type="float">
            <text:p>1.47584348537222E+018</text:p>
          </table:table-cell>
          <table:table-cell office:value-type="float" office:value="1.47584348558236E+018" calcext:value-type="float">
            <text:p>1.47584348558236E+018</text:p>
          </table:table-cell>
          <table:table-cell/>
          <table:table-cell table:formula="of:= [.C378] - [.B378]" office:value-type="float" office:value="210139904" calcext:value-type="float">
            <text:p>21013990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47584348537258E+018" calcext:value-type="float">
            <text:p>1.47584348537258E+018</text:p>
          </table:table-cell>
          <table:table-cell office:value-type="float" office:value="1.47584348558243E+018" calcext:value-type="float">
            <text:p>1.47584348558243E+018</text:p>
          </table:table-cell>
          <table:table-cell/>
          <table:table-cell table:formula="of:= [.C379] - [.B379]" office:value-type="float" office:value="209850112" calcext:value-type="float">
            <text:p>20985011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7584348537297E+018" calcext:value-type="float">
            <text:p>1.47584348537297E+018</text:p>
          </table:table-cell>
          <table:table-cell office:value-type="float" office:value="1.4758434855825E+018" calcext:value-type="float">
            <text:p>1.4758434855825E+018</text:p>
          </table:table-cell>
          <table:table-cell/>
          <table:table-cell table:formula="of:= [.C380] - [.B380]" office:value-type="float" office:value="209530112" calcext:value-type="float">
            <text:p>20953011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47584348537332E+018" calcext:value-type="float">
            <text:p>1.47584348537332E+018</text:p>
          </table:table-cell>
          <table:table-cell office:value-type="float" office:value="1.47584348558257E+018" calcext:value-type="float">
            <text:p>1.47584348558257E+018</text:p>
          </table:table-cell>
          <table:table-cell/>
          <table:table-cell table:formula="of:= [.C381] - [.B381]" office:value-type="float" office:value="209250048" calcext:value-type="float">
            <text:p>20925004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47584348537367E+018" calcext:value-type="float">
            <text:p>1.47584348537367E+018</text:p>
          </table:table-cell>
          <table:table-cell office:value-type="float" office:value="1.47584348558264E+018" calcext:value-type="float">
            <text:p>1.47584348558264E+018</text:p>
          </table:table-cell>
          <table:table-cell/>
          <table:table-cell table:formula="of:= [.C382] - [.B382]" office:value-type="float" office:value="208970240" calcext:value-type="float">
            <text:p>20897024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47584348537403E+018" calcext:value-type="float">
            <text:p>1.47584348537403E+018</text:p>
          </table:table-cell>
          <table:table-cell office:value-type="float" office:value="1.4758434855827E+018" calcext:value-type="float">
            <text:p>1.4758434855827E+018</text:p>
          </table:table-cell>
          <table:table-cell/>
          <table:table-cell table:formula="of:= [.C383] - [.B383]" office:value-type="float" office:value="208669952" calcext:value-type="float">
            <text:p>20866995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47584348537438E+018" calcext:value-type="float">
            <text:p>1.47584348537438E+018</text:p>
          </table:table-cell>
          <table:table-cell office:value-type="float" office:value="1.47584348558277E+018" calcext:value-type="float">
            <text:p>1.47584348558277E+018</text:p>
          </table:table-cell>
          <table:table-cell/>
          <table:table-cell table:formula="of:= [.C384] - [.B384]" office:value-type="float" office:value="208389888" calcext:value-type="float">
            <text:p>20838988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47584348537473E+018" calcext:value-type="float">
            <text:p>1.47584348537473E+018</text:p>
          </table:table-cell>
          <table:table-cell office:value-type="float" office:value="1.4758434855829E+018" calcext:value-type="float">
            <text:p>1.4758434855829E+018</text:p>
          </table:table-cell>
          <table:table-cell/>
          <table:table-cell table:formula="of:= [.C385] - [.B385]" office:value-type="float" office:value="208169984" calcext:value-type="float">
            <text:p>20816998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47584348537509E+018" calcext:value-type="float">
            <text:p>1.47584348537509E+018</text:p>
          </table:table-cell>
          <table:table-cell office:value-type="float" office:value="1.47584348558309E+018" calcext:value-type="float">
            <text:p>1.47584348558309E+018</text:p>
          </table:table-cell>
          <table:table-cell/>
          <table:table-cell table:formula="of:= [.C386] - [.B386]" office:value-type="float" office:value="207999744" calcext:value-type="float">
            <text:p>20799974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47584348537547E+018" calcext:value-type="float">
            <text:p>1.47584348537547E+018</text:p>
          </table:table-cell>
          <table:table-cell office:value-type="float" office:value="1.47584348558316E+018" calcext:value-type="float">
            <text:p>1.47584348558316E+018</text:p>
          </table:table-cell>
          <table:table-cell/>
          <table:table-cell table:formula="of:= [.C387] - [.B387]" office:value-type="float" office:value="207689728" calcext:value-type="float">
            <text:p>20768972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47584348537583E+018" calcext:value-type="float">
            <text:p>1.47584348537583E+018</text:p>
          </table:table-cell>
          <table:table-cell office:value-type="float" office:value="1.47584348558335E+018" calcext:value-type="float">
            <text:p>1.47584348558335E+018</text:p>
          </table:table-cell>
          <table:table-cell/>
          <table:table-cell table:formula="of:= [.C388] - [.B388]" office:value-type="float" office:value="207520000" calcext:value-type="float">
            <text:p>20752000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47584348537618E+018" calcext:value-type="float">
            <text:p>1.47584348537618E+018</text:p>
          </table:table-cell>
          <table:table-cell office:value-type="float" office:value="1.47584348558342E+018" calcext:value-type="float">
            <text:p>1.47584348558342E+018</text:p>
          </table:table-cell>
          <table:table-cell/>
          <table:table-cell table:formula="of:= [.C389] - [.B389]" office:value-type="float" office:value="207239936" calcext:value-type="float">
            <text:p>20723993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47584348537654E+018" calcext:value-type="float">
            <text:p>1.47584348537654E+018</text:p>
          </table:table-cell>
          <table:table-cell office:value-type="float" office:value="1.47584348558349E+018" calcext:value-type="float">
            <text:p>1.47584348558349E+018</text:p>
          </table:table-cell>
          <table:table-cell/>
          <table:table-cell table:formula="of:= [.C390] - [.B390]" office:value-type="float" office:value="206949888" calcext:value-type="float">
            <text:p>20694988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47584348537689E+018" calcext:value-type="float">
            <text:p>1.47584348537689E+018</text:p>
          </table:table-cell>
          <table:table-cell office:value-type="float" office:value="1.47584348558356E+018" calcext:value-type="float">
            <text:p>1.47584348558356E+018</text:p>
          </table:table-cell>
          <table:table-cell/>
          <table:table-cell table:formula="of:= [.C391] - [.B391]" office:value-type="float" office:value="206669824" calcext:value-type="float">
            <text:p>20666982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47584348537724E+018" calcext:value-type="float">
            <text:p>1.47584348537724E+018</text:p>
          </table:table-cell>
          <table:table-cell office:value-type="float" office:value="1.47584348558363E+018" calcext:value-type="float">
            <text:p>1.47584348558363E+018</text:p>
          </table:table-cell>
          <table:table-cell/>
          <table:table-cell table:formula="of:= [.C392] - [.B392]" office:value-type="float" office:value="206390016" calcext:value-type="float">
            <text:p>20639001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47584348537759E+018" calcext:value-type="float">
            <text:p>1.47584348537759E+018</text:p>
          </table:table-cell>
          <table:table-cell office:value-type="float" office:value="1.4758434855838E+018" calcext:value-type="float">
            <text:p>1.4758434855838E+018</text:p>
          </table:table-cell>
          <table:table-cell/>
          <table:table-cell table:formula="of:= [.C393] - [.B393]" office:value-type="float" office:value="206210048" calcext:value-type="float">
            <text:p>20621004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47584348537794E+018" calcext:value-type="float">
            <text:p>1.47584348537794E+018</text:p>
          </table:table-cell>
          <table:table-cell office:value-type="float" office:value="1.47584348558388E+018" calcext:value-type="float">
            <text:p>1.47584348558388E+018</text:p>
          </table:table-cell>
          <table:table-cell/>
          <table:table-cell table:formula="of:= [.C394] - [.B394]" office:value-type="float" office:value="205939968" calcext:value-type="float">
            <text:p>20593996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4758434853783E+018" calcext:value-type="float">
            <text:p>1.4758434853783E+018</text:p>
          </table:table-cell>
          <table:table-cell office:value-type="float" office:value="1.47584348558395E+018" calcext:value-type="float">
            <text:p>1.47584348558395E+018</text:p>
          </table:table-cell>
          <table:table-cell/>
          <table:table-cell table:formula="of:= [.C395] - [.B395]" office:value-type="float" office:value="205650176" calcext:value-type="float">
            <text:p>20565017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47584348537865E+018" calcext:value-type="float">
            <text:p>1.47584348537865E+018</text:p>
          </table:table-cell>
          <table:table-cell office:value-type="float" office:value="1.47584348558408E+018" calcext:value-type="float">
            <text:p>1.47584348558408E+018</text:p>
          </table:table-cell>
          <table:table-cell/>
          <table:table-cell table:formula="of:= [.C396] - [.B396]" office:value-type="float" office:value="205430272" calcext:value-type="float">
            <text:p>20543027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475843485379E+018" calcext:value-type="float">
            <text:p>1.475843485379E+018</text:p>
          </table:table-cell>
          <table:table-cell office:value-type="float" office:value="1.47584348558415E+018" calcext:value-type="float">
            <text:p>1.47584348558415E+018</text:p>
          </table:table-cell>
          <table:table-cell/>
          <table:table-cell table:formula="of:= [.C397] - [.B397]" office:value-type="float" office:value="205150208" calcext:value-type="float">
            <text:p>20515020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47584348537935E+018" calcext:value-type="float">
            <text:p>1.47584348537935E+018</text:p>
          </table:table-cell>
          <table:table-cell office:value-type="float" office:value="1.47584348558422E+018" calcext:value-type="float">
            <text:p>1.47584348558422E+018</text:p>
          </table:table-cell>
          <table:table-cell/>
          <table:table-cell table:formula="of:= [.C398] - [.B398]" office:value-type="float" office:value="204869888" calcext:value-type="float">
            <text:p>20486988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4758434853797E+018" calcext:value-type="float">
            <text:p>1.4758434853797E+018</text:p>
          </table:table-cell>
          <table:table-cell office:value-type="float" office:value="1.47584348558435E+018" calcext:value-type="float">
            <text:p>1.47584348558435E+018</text:p>
          </table:table-cell>
          <table:table-cell/>
          <table:table-cell table:formula="of:= [.C399] - [.B399]" office:value-type="float" office:value="204649984" calcext:value-type="float">
            <text:p>20464998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47584348538006E+018" calcext:value-type="float">
            <text:p>1.47584348538006E+018</text:p>
          </table:table-cell>
          <table:table-cell office:value-type="float" office:value="1.47584348558441E+018" calcext:value-type="float">
            <text:p>1.47584348558441E+018</text:p>
          </table:table-cell>
          <table:table-cell/>
          <table:table-cell table:formula="of:= [.C400] - [.B400]" office:value-type="float" office:value="204350208" calcext:value-type="float">
            <text:p>20435020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47584348538042E+018" calcext:value-type="float">
            <text:p>1.47584348538042E+018</text:p>
          </table:table-cell>
          <table:table-cell office:value-type="float" office:value="1.4758434855846E+018" calcext:value-type="float">
            <text:p>1.4758434855846E+018</text:p>
          </table:table-cell>
          <table:table-cell/>
          <table:table-cell table:formula="of:= [.C401] - [.B401]" office:value-type="float" office:value="204179712" calcext:value-type="float">
            <text:p>20417971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47584348538077E+018" calcext:value-type="float">
            <text:p>1.47584348538077E+018</text:p>
          </table:table-cell>
          <table:table-cell office:value-type="float" office:value="1.47584348558467E+018" calcext:value-type="float">
            <text:p>1.47584348558467E+018</text:p>
          </table:table-cell>
          <table:table-cell/>
          <table:table-cell table:formula="of:= [.C402] - [.B402]" office:value-type="float" office:value="203899904" calcext:value-type="float">
            <text:p>20389990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47584348538113E+018" calcext:value-type="float">
            <text:p>1.47584348538113E+018</text:p>
          </table:table-cell>
          <table:table-cell office:value-type="float" office:value="1.47584348558481E+018" calcext:value-type="float">
            <text:p>1.47584348558481E+018</text:p>
          </table:table-cell>
          <table:table-cell/>
          <table:table-cell table:formula="of:= [.C403] - [.B403]" office:value-type="float" office:value="203680000" calcext:value-type="float">
            <text:p>20368000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47584348538148E+018" calcext:value-type="float">
            <text:p>1.47584348538148E+018</text:p>
          </table:table-cell>
          <table:table-cell office:value-type="float" office:value="1.47584348558488E+018" calcext:value-type="float">
            <text:p>1.47584348558488E+018</text:p>
          </table:table-cell>
          <table:table-cell/>
          <table:table-cell table:formula="of:= [.C404] - [.B404]" office:value-type="float" office:value="203399936" calcext:value-type="float">
            <text:p>20339993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47584348538183E+018" calcext:value-type="float">
            <text:p>1.47584348538183E+018</text:p>
          </table:table-cell>
          <table:table-cell office:value-type="float" office:value="1.47584348558494E+018" calcext:value-type="float">
            <text:p>1.47584348558494E+018</text:p>
          </table:table-cell>
          <table:table-cell/>
          <table:table-cell table:formula="of:= [.C405] - [.B405]" office:value-type="float" office:value="203109888" calcext:value-type="float">
            <text:p>20310988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47584348538218E+018" calcext:value-type="float">
            <text:p>1.47584348538218E+018</text:p>
          </table:table-cell>
          <table:table-cell office:value-type="float" office:value="1.4758434855851E+018" calcext:value-type="float">
            <text:p>1.4758434855851E+018</text:p>
          </table:table-cell>
          <table:table-cell/>
          <table:table-cell table:formula="of:= [.C406] - [.B406]" office:value-type="float" office:value="202919936" calcext:value-type="float">
            <text:p>20291993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47584348538254E+018" calcext:value-type="float">
            <text:p>1.47584348538254E+018</text:p>
          </table:table-cell>
          <table:table-cell office:value-type="float" office:value="1.47584348558517E+018" calcext:value-type="float">
            <text:p>1.47584348558517E+018</text:p>
          </table:table-cell>
          <table:table-cell/>
          <table:table-cell table:formula="of:= [.C407] - [.B407]" office:value-type="float" office:value="202630144" calcext:value-type="float">
            <text:p>20263014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47584348538292E+018" calcext:value-type="float">
            <text:p>1.47584348538292E+018</text:p>
          </table:table-cell>
          <table:table-cell office:value-type="float" office:value="1.47584348558535E+018" calcext:value-type="float">
            <text:p>1.47584348558535E+018</text:p>
          </table:table-cell>
          <table:table-cell/>
          <table:table-cell table:formula="of:= [.C408] - [.B408]" office:value-type="float" office:value="202429952" calcext:value-type="float">
            <text:p>20242995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47584348538328E+018" calcext:value-type="float">
            <text:p>1.47584348538328E+018</text:p>
          </table:table-cell>
          <table:table-cell office:value-type="float" office:value="1.47584348558545E+018" calcext:value-type="float">
            <text:p>1.47584348558545E+018</text:p>
          </table:table-cell>
          <table:table-cell/>
          <table:table-cell table:formula="of:= [.C409] - [.B409]" office:value-type="float" office:value="202169856" calcext:value-type="float">
            <text:p>20216985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7584348538367E+018" calcext:value-type="float">
            <text:p>1.47584348538367E+018</text:p>
          </table:table-cell>
          <table:table-cell office:value-type="float" office:value="1.47584348558552E+018" calcext:value-type="float">
            <text:p>1.47584348558552E+018</text:p>
          </table:table-cell>
          <table:table-cell/>
          <table:table-cell table:formula="of:= [.C410] - [.B410]" office:value-type="float" office:value="201850112" calcext:value-type="float">
            <text:p>20185011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47584348538403E+018" calcext:value-type="float">
            <text:p>1.47584348538403E+018</text:p>
          </table:table-cell>
          <table:table-cell office:value-type="float" office:value="1.47584348558559E+018" calcext:value-type="float">
            <text:p>1.47584348558559E+018</text:p>
          </table:table-cell>
          <table:table-cell/>
          <table:table-cell table:formula="of:= [.C411] - [.B411]" office:value-type="float" office:value="201559808" calcext:value-type="float">
            <text:p>20155980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47584348538438E+018" calcext:value-type="float">
            <text:p>1.47584348538438E+018</text:p>
          </table:table-cell>
          <table:table-cell office:value-type="float" office:value="1.47584348558566E+018" calcext:value-type="float">
            <text:p>1.47584348558566E+018</text:p>
          </table:table-cell>
          <table:table-cell/>
          <table:table-cell table:formula="of:= [.C412] - [.B412]" office:value-type="float" office:value="201279744" calcext:value-type="float">
            <text:p>20127974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7584348538473E+018" calcext:value-type="float">
            <text:p>1.47584348538473E+018</text:p>
          </table:table-cell>
          <table:table-cell office:value-type="float" office:value="1.47584348558578E+018" calcext:value-type="float">
            <text:p>1.47584348558578E+018</text:p>
          </table:table-cell>
          <table:table-cell/>
          <table:table-cell table:formula="of:= [.C413] - [.B413]" office:value-type="float" office:value="201050112" calcext:value-type="float">
            <text:p>20105011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47584348538508E+018" calcext:value-type="float">
            <text:p>1.47584348538508E+018</text:p>
          </table:table-cell>
          <table:table-cell office:value-type="float" office:value="1.47584348558585E+018" calcext:value-type="float">
            <text:p>1.47584348558585E+018</text:p>
          </table:table-cell>
          <table:table-cell/>
          <table:table-cell table:formula="of:= [.C414] - [.B414]" office:value-type="float" office:value="200770304" calcext:value-type="float">
            <text:p>20077030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47584348538543E+018" calcext:value-type="float">
            <text:p>1.47584348538543E+018</text:p>
          </table:table-cell>
          <table:table-cell office:value-type="float" office:value="1.47584348558592E+018" calcext:value-type="float">
            <text:p>1.47584348558592E+018</text:p>
          </table:table-cell>
          <table:table-cell/>
          <table:table-cell table:formula="of:= [.C415] - [.B415]" office:value-type="float" office:value="200490240" calcext:value-type="float">
            <text:p>20049024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47584348538579E+018" calcext:value-type="float">
            <text:p>1.47584348538579E+018</text:p>
          </table:table-cell>
          <table:table-cell office:value-type="float" office:value="1.47584348558606E+018" calcext:value-type="float">
            <text:p>1.47584348558606E+018</text:p>
          </table:table-cell>
          <table:table-cell/>
          <table:table-cell table:formula="of:= [.C416] - [.B416]" office:value-type="float" office:value="200270080" calcext:value-type="float">
            <text:p>20027008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47584348538615E+018" calcext:value-type="float">
            <text:p>1.47584348538615E+018</text:p>
          </table:table-cell>
          <table:table-cell office:value-type="float" office:value="1.47584348558613E+018" calcext:value-type="float">
            <text:p>1.47584348558613E+018</text:p>
          </table:table-cell>
          <table:table-cell/>
          <table:table-cell table:formula="of:= [.C417] - [.B417]" office:value-type="float" office:value="199980032" calcext:value-type="float">
            <text:p>19998003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47584348538651E+018" calcext:value-type="float">
            <text:p>1.47584348538651E+018</text:p>
          </table:table-cell>
          <table:table-cell office:value-type="float" office:value="1.47584348558621E+018" calcext:value-type="float">
            <text:p>1.47584348558621E+018</text:p>
          </table:table-cell>
          <table:table-cell/>
          <table:table-cell table:formula="of:= [.C418] - [.B418]" office:value-type="float" office:value="199700224" calcext:value-type="float">
            <text:p>19970022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47584348538686E+018" calcext:value-type="float">
            <text:p>1.47584348538686E+018</text:p>
          </table:table-cell>
          <table:table-cell office:value-type="float" office:value="1.47584348558639E+018" calcext:value-type="float">
            <text:p>1.47584348558639E+018</text:p>
          </table:table-cell>
          <table:table-cell/>
          <table:table-cell table:formula="of:= [.C419] - [.B419]" office:value-type="float" office:value="199529984" calcext:value-type="float">
            <text:p>19952998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47584348538721E+018" calcext:value-type="float">
            <text:p>1.47584348538721E+018</text:p>
          </table:table-cell>
          <table:table-cell office:value-type="float" office:value="1.47584348558646E+018" calcext:value-type="float">
            <text:p>1.47584348558646E+018</text:p>
          </table:table-cell>
          <table:table-cell/>
          <table:table-cell table:formula="of:= [.C420] - [.B420]" office:value-type="float" office:value="199249920" calcext:value-type="float">
            <text:p>19924992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47584348538756E+018" calcext:value-type="float">
            <text:p>1.47584348538756E+018</text:p>
          </table:table-cell>
          <table:table-cell office:value-type="float" office:value="1.4758434855866E+018" calcext:value-type="float">
            <text:p>1.4758434855866E+018</text:p>
          </table:table-cell>
          <table:table-cell/>
          <table:table-cell table:formula="of:= [.C421] - [.B421]" office:value-type="float" office:value="199040000" calcext:value-type="float">
            <text:p>1990400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47584348538791E+018" calcext:value-type="float">
            <text:p>1.47584348538791E+018</text:p>
          </table:table-cell>
          <table:table-cell office:value-type="float" office:value="1.47584348558667E+018" calcext:value-type="float">
            <text:p>1.47584348558667E+018</text:p>
          </table:table-cell>
          <table:table-cell/>
          <table:table-cell table:formula="of:= [.C422] - [.B422]" office:value-type="float" office:value="198759936" calcext:value-type="float">
            <text:p>19875993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47584348538827E+018" calcext:value-type="float">
            <text:p>1.47584348538827E+018</text:p>
          </table:table-cell>
          <table:table-cell office:value-type="float" office:value="1.47584348558674E+018" calcext:value-type="float">
            <text:p>1.47584348558674E+018</text:p>
          </table:table-cell>
          <table:table-cell/>
          <table:table-cell table:formula="of:= [.C423] - [.B423]" office:value-type="float" office:value="198469888" calcext:value-type="float">
            <text:p>19846988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47584348538862E+018" calcext:value-type="float">
            <text:p>1.47584348538862E+018</text:p>
          </table:table-cell>
          <table:table-cell office:value-type="float" office:value="1.47584348558681E+018" calcext:value-type="float">
            <text:p>1.47584348558681E+018</text:p>
          </table:table-cell>
          <table:table-cell/>
          <table:table-cell table:formula="of:= [.C424] - [.B424]" office:value-type="float" office:value="198190080" calcext:value-type="float">
            <text:p>19819008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47584348538897E+018" calcext:value-type="float">
            <text:p>1.47584348538897E+018</text:p>
          </table:table-cell>
          <table:table-cell office:value-type="float" office:value="1.47584348558687E+018" calcext:value-type="float">
            <text:p>1.47584348558687E+018</text:p>
          </table:table-cell>
          <table:table-cell/>
          <table:table-cell table:formula="of:= [.C425] - [.B425]" office:value-type="float" office:value="197900032" calcext:value-type="float">
            <text:p>19790003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47584348538933E+018" calcext:value-type="float">
            <text:p>1.47584348538933E+018</text:p>
          </table:table-cell>
          <table:table-cell office:value-type="float" office:value="1.47584348558694E+018" calcext:value-type="float">
            <text:p>1.47584348558694E+018</text:p>
          </table:table-cell>
          <table:table-cell/>
          <table:table-cell table:formula="of:= [.C426] - [.B426]" office:value-type="float" office:value="197609728" calcext:value-type="float">
            <text:p>19760972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47584348538968E+018" calcext:value-type="float">
            <text:p>1.47584348538968E+018</text:p>
          </table:table-cell>
          <table:table-cell office:value-type="float" office:value="1.47584348558701E+018" calcext:value-type="float">
            <text:p>1.47584348558701E+018</text:p>
          </table:table-cell>
          <table:table-cell/>
          <table:table-cell table:formula="of:= [.C427] - [.B427]" office:value-type="float" office:value="197329920" calcext:value-type="float">
            <text:p>19732992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47584348539003E+018" calcext:value-type="float">
            <text:p>1.47584348539003E+018</text:p>
          </table:table-cell>
          <table:table-cell office:value-type="float" office:value="1.47584348558719E+018" calcext:value-type="float">
            <text:p>1.47584348558719E+018</text:p>
          </table:table-cell>
          <table:table-cell/>
          <table:table-cell table:formula="of:= [.C428] - [.B428]" office:value-type="float" office:value="197159936" calcext:value-type="float">
            <text:p>19715993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47584348539039E+018" calcext:value-type="float">
            <text:p>1.47584348539039E+018</text:p>
          </table:table-cell>
          <table:table-cell office:value-type="float" office:value="1.47584348558726E+018" calcext:value-type="float">
            <text:p>1.47584348558726E+018</text:p>
          </table:table-cell>
          <table:table-cell/>
          <table:table-cell table:formula="of:= [.C429] - [.B429]" office:value-type="float" office:value="196869888" calcext:value-type="float">
            <text:p>19686988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47584348539074E+018" calcext:value-type="float">
            <text:p>1.47584348539074E+018</text:p>
          </table:table-cell>
          <table:table-cell office:value-type="float" office:value="1.47584348558732E+018" calcext:value-type="float">
            <text:p>1.47584348558732E+018</text:p>
          </table:table-cell>
          <table:table-cell/>
          <table:table-cell table:formula="of:= [.C430] - [.B430]" office:value-type="float" office:value="196579840" calcext:value-type="float">
            <text:p>19657984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7584348539109E+018" calcext:value-type="float">
            <text:p>1.47584348539109E+018</text:p>
          </table:table-cell>
          <table:table-cell office:value-type="float" office:value="1.47584348558746E+018" calcext:value-type="float">
            <text:p>1.47584348558746E+018</text:p>
          </table:table-cell>
          <table:table-cell/>
          <table:table-cell table:formula="of:= [.C431] - [.B431]" office:value-type="float" office:value="196370176" calcext:value-type="float">
            <text:p>19637017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47584348539144E+018" calcext:value-type="float">
            <text:p>1.47584348539144E+018</text:p>
          </table:table-cell>
          <table:table-cell office:value-type="float" office:value="1.47584348558753E+018" calcext:value-type="float">
            <text:p>1.47584348558753E+018</text:p>
          </table:table-cell>
          <table:table-cell/>
          <table:table-cell table:formula="of:= [.C432] - [.B432]" office:value-type="float" office:value="196090112" calcext:value-type="float">
            <text:p>19609011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47584348539179E+018" calcext:value-type="float">
            <text:p>1.47584348539179E+018</text:p>
          </table:table-cell>
          <table:table-cell office:value-type="float" office:value="1.47584348558759E+018" calcext:value-type="float">
            <text:p>1.47584348558759E+018</text:p>
          </table:table-cell>
          <table:table-cell/>
          <table:table-cell table:formula="of:= [.C433] - [.B433]" office:value-type="float" office:value="195799808" calcext:value-type="float">
            <text:p>19579980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7584348539215E+018" calcext:value-type="float">
            <text:p>1.47584348539215E+018</text:p>
          </table:table-cell>
          <table:table-cell office:value-type="float" office:value="1.47584348558799E+018" calcext:value-type="float">
            <text:p>1.47584348558799E+018</text:p>
          </table:table-cell>
          <table:table-cell/>
          <table:table-cell table:formula="of:= [.C434] - [.B434]" office:value-type="float" office:value="195840000" calcext:value-type="float">
            <text:p>19584000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4758434853925E+018" calcext:value-type="float">
            <text:p>1.4758434853925E+018</text:p>
          </table:table-cell>
          <table:table-cell office:value-type="float" office:value="1.47584348558806E+018" calcext:value-type="float">
            <text:p>1.47584348558806E+018</text:p>
          </table:table-cell>
          <table:table-cell/>
          <table:table-cell table:formula="of:= [.C435] - [.B435]" office:value-type="float" office:value="195559936" calcext:value-type="float">
            <text:p>19555993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47584348539288E+018" calcext:value-type="float">
            <text:p>1.47584348539288E+018</text:p>
          </table:table-cell>
          <table:table-cell office:value-type="float" office:value="1.47584348558813E+018" calcext:value-type="float">
            <text:p>1.47584348558813E+018</text:p>
          </table:table-cell>
          <table:table-cell/>
          <table:table-cell table:formula="of:= [.C436] - [.B436]" office:value-type="float" office:value="195250176" calcext:value-type="float">
            <text:p>19525017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47584348539325E+018" calcext:value-type="float">
            <text:p>1.47584348539325E+018</text:p>
          </table:table-cell>
          <table:table-cell office:value-type="float" office:value="1.47584348558831E+018" calcext:value-type="float">
            <text:p>1.47584348558831E+018</text:p>
          </table:table-cell>
          <table:table-cell/>
          <table:table-cell table:formula="of:= [.C437] - [.B437]" office:value-type="float" office:value="195059968" calcext:value-type="float">
            <text:p>19505996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47584348539397E+018" calcext:value-type="float">
            <text:p>1.47584348539397E+018</text:p>
          </table:table-cell>
          <table:table-cell office:value-type="float" office:value="1.47584348558838E+018" calcext:value-type="float">
            <text:p>1.47584348558838E+018</text:p>
          </table:table-cell>
          <table:table-cell/>
          <table:table-cell table:formula="of:= [.C438] - [.B438]" office:value-type="float" office:value="194409984" calcext:value-type="float">
            <text:p>19440998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47584348539472E+018" calcext:value-type="float">
            <text:p>1.47584348539472E+018</text:p>
          </table:table-cell>
          <table:table-cell office:value-type="float" office:value="1.47584348558845E+018" calcext:value-type="float">
            <text:p>1.47584348558845E+018</text:p>
          </table:table-cell>
          <table:table-cell/>
          <table:table-cell table:formula="of:= [.C439] - [.B439]" office:value-type="float" office:value="193730048" calcext:value-type="float">
            <text:p>19373004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47584348539521E+018" calcext:value-type="float">
            <text:p>1.47584348539521E+018</text:p>
          </table:table-cell>
          <table:table-cell office:value-type="float" office:value="1.47584348558851E+018" calcext:value-type="float">
            <text:p>1.47584348558851E+018</text:p>
          </table:table-cell>
          <table:table-cell/>
          <table:table-cell table:formula="of:= [.C440] - [.B440]" office:value-type="float" office:value="193300224" calcext:value-type="float">
            <text:p>19330022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47584348539557E+018" calcext:value-type="float">
            <text:p>1.47584348539557E+018</text:p>
          </table:table-cell>
          <table:table-cell office:value-type="float" office:value="1.47584348558878E+018" calcext:value-type="float">
            <text:p>1.47584348558878E+018</text:p>
          </table:table-cell>
          <table:table-cell/>
          <table:table-cell table:formula="of:= [.C441] - [.B441]" office:value-type="float" office:value="193210112" calcext:value-type="float">
            <text:p>19321011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47584348539592E+018" calcext:value-type="float">
            <text:p>1.47584348539592E+018</text:p>
          </table:table-cell>
          <table:table-cell office:value-type="float" office:value="1.47584348558885E+018" calcext:value-type="float">
            <text:p>1.47584348558885E+018</text:p>
          </table:table-cell>
          <table:table-cell/>
          <table:table-cell table:formula="of:= [.C442] - [.B442]" office:value-type="float" office:value="192930048" calcext:value-type="float">
            <text:p>19293004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47584348539627E+018" calcext:value-type="float">
            <text:p>1.47584348539627E+018</text:p>
          </table:table-cell>
          <table:table-cell office:value-type="float" office:value="1.47584348558892E+018" calcext:value-type="float">
            <text:p>1.47584348558892E+018</text:p>
          </table:table-cell>
          <table:table-cell/>
          <table:table-cell table:formula="of:= [.C443] - [.B443]" office:value-type="float" office:value="192649984" calcext:value-type="float">
            <text:p>19264998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47584348539663E+018" calcext:value-type="float">
            <text:p>1.47584348539663E+018</text:p>
          </table:table-cell>
          <table:table-cell office:value-type="float" office:value="1.47584348558906E+018" calcext:value-type="float">
            <text:p>1.47584348558906E+018</text:p>
          </table:table-cell>
          <table:table-cell/>
          <table:table-cell table:formula="of:= [.C444] - [.B444]" office:value-type="float" office:value="192429824" calcext:value-type="float">
            <text:p>19242982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47584348539698E+018" calcext:value-type="float">
            <text:p>1.47584348539698E+018</text:p>
          </table:table-cell>
          <table:table-cell office:value-type="float" office:value="1.47584348558919E+018" calcext:value-type="float">
            <text:p>1.47584348558919E+018</text:p>
          </table:table-cell>
          <table:table-cell/>
          <table:table-cell table:formula="of:= [.C445] - [.B445]" office:value-type="float" office:value="192209920" calcext:value-type="float">
            <text:p>19220992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47584348539733E+018" calcext:value-type="float">
            <text:p>1.47584348539733E+018</text:p>
          </table:table-cell>
          <table:table-cell office:value-type="float" office:value="1.47584348558926E+018" calcext:value-type="float">
            <text:p>1.47584348558926E+018</text:p>
          </table:table-cell>
          <table:table-cell/>
          <table:table-cell table:formula="of:= [.C446] - [.B446]" office:value-type="float" office:value="191929856" calcext:value-type="float">
            <text:p>19192985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47584348539769E+018" calcext:value-type="float">
            <text:p>1.47584348539769E+018</text:p>
          </table:table-cell>
          <table:table-cell office:value-type="float" office:value="1.47584348558933E+018" calcext:value-type="float">
            <text:p>1.47584348558933E+018</text:p>
          </table:table-cell>
          <table:table-cell/>
          <table:table-cell table:formula="of:= [.C447] - [.B447]" office:value-type="float" office:value="191639808" calcext:value-type="float">
            <text:p>19163980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47584348539804E+018" calcext:value-type="float">
            <text:p>1.47584348539804E+018</text:p>
          </table:table-cell>
          <table:table-cell office:value-type="float" office:value="1.4758434855894E+018" calcext:value-type="float">
            <text:p>1.4758434855894E+018</text:p>
          </table:table-cell>
          <table:table-cell/>
          <table:table-cell table:formula="of:= [.C448] - [.B448]" office:value-type="float" office:value="191360000" calcext:value-type="float">
            <text:p>19136000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4758434853984E+018" calcext:value-type="float">
            <text:p>1.4758434853984E+018</text:p>
          </table:table-cell>
          <table:table-cell office:value-type="float" office:value="1.47584348558947E+018" calcext:value-type="float">
            <text:p>1.47584348558947E+018</text:p>
          </table:table-cell>
          <table:table-cell/>
          <table:table-cell table:formula="of:= [.C449] - [.B449]" office:value-type="float" office:value="191069952" calcext:value-type="float">
            <text:p>19106995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47584348539876E+018" calcext:value-type="float">
            <text:p>1.47584348539876E+018</text:p>
          </table:table-cell>
          <table:table-cell office:value-type="float" office:value="1.47584348558953E+018" calcext:value-type="float">
            <text:p>1.47584348558953E+018</text:p>
          </table:table-cell>
          <table:table-cell/>
          <table:table-cell table:formula="of:= [.C450] - [.B450]" office:value-type="float" office:value="190769664" calcext:value-type="float">
            <text:p>19076966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47584348539911E+018" calcext:value-type="float">
            <text:p>1.47584348539911E+018</text:p>
          </table:table-cell>
          <table:table-cell office:value-type="float" office:value="1.47584348558966E+018" calcext:value-type="float">
            <text:p>1.47584348558966E+018</text:p>
          </table:table-cell>
          <table:table-cell/>
          <table:table-cell table:formula="of:= [.C451] - [.B451]" office:value-type="float" office:value="190550016" calcext:value-type="float">
            <text:p>19055001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47584348539946E+018" calcext:value-type="float">
            <text:p>1.47584348539946E+018</text:p>
          </table:table-cell>
          <table:table-cell office:value-type="float" office:value="1.47584348558974E+018" calcext:value-type="float">
            <text:p>1.47584348558974E+018</text:p>
          </table:table-cell>
          <table:table-cell/>
          <table:table-cell table:formula="of:= [.C452] - [.B452]" office:value-type="float" office:value="190279936" calcext:value-type="float">
            <text:p>19027993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47584348539982E+018" calcext:value-type="float">
            <text:p>1.47584348539982E+018</text:p>
          </table:table-cell>
          <table:table-cell office:value-type="float" office:value="1.47584348558991E+018" calcext:value-type="float">
            <text:p>1.47584348558991E+018</text:p>
          </table:table-cell>
          <table:table-cell/>
          <table:table-cell table:formula="of:= [.C453] - [.B453]" office:value-type="float" office:value="190089984" calcext:value-type="float">
            <text:p>19008998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47584348540017E+018" calcext:value-type="float">
            <text:p>1.47584348540017E+018</text:p>
          </table:table-cell>
          <table:table-cell office:value-type="float" office:value="1.47584348559023E+018" calcext:value-type="float">
            <text:p>1.47584348559023E+018</text:p>
          </table:table-cell>
          <table:table-cell/>
          <table:table-cell table:formula="of:= [.C454] - [.B454]" office:value-type="float" office:value="190060032" calcext:value-type="float">
            <text:p>19006003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47584348540052E+018" calcext:value-type="float">
            <text:p>1.47584348540052E+018</text:p>
          </table:table-cell>
          <table:table-cell office:value-type="float" office:value="1.47584348559147E+018" calcext:value-type="float">
            <text:p>1.47584348559147E+018</text:p>
          </table:table-cell>
          <table:table-cell/>
          <table:table-cell table:formula="of:= [.C455] - [.B455]" office:value-type="float" office:value="190949888" calcext:value-type="float">
            <text:p>19094988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47584348540104E+018" calcext:value-type="float">
            <text:p>1.47584348540104E+018</text:p>
          </table:table-cell>
          <table:table-cell office:value-type="float" office:value="1.47584348559155E+018" calcext:value-type="float">
            <text:p>1.47584348559155E+018</text:p>
          </table:table-cell>
          <table:table-cell/>
          <table:table-cell table:formula="of:= [.C456] - [.B456]" office:value-type="float" office:value="190509824" calcext:value-type="float">
            <text:p>19050982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4758434854018E+018" calcext:value-type="float">
            <text:p>1.4758434854018E+018</text:p>
          </table:table-cell>
          <table:table-cell office:value-type="float" office:value="1.47584348559162E+018" calcext:value-type="float">
            <text:p>1.47584348559162E+018</text:p>
          </table:table-cell>
          <table:table-cell/>
          <table:table-cell table:formula="of:= [.C457] - [.B457]" office:value-type="float" office:value="189820160" calcext:value-type="float">
            <text:p>18982016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47584348540227E+018" calcext:value-type="float">
            <text:p>1.47584348540227E+018</text:p>
          </table:table-cell>
          <table:table-cell office:value-type="float" office:value="1.47584348559168E+018" calcext:value-type="float">
            <text:p>1.47584348559168E+018</text:p>
          </table:table-cell>
          <table:table-cell/>
          <table:table-cell table:formula="of:= [.C458] - [.B458]" office:value-type="float" office:value="189410048" calcext:value-type="float">
            <text:p>18941004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47584348540263E+018" calcext:value-type="float">
            <text:p>1.47584348540263E+018</text:p>
          </table:table-cell>
          <table:table-cell office:value-type="float" office:value="1.47584348559175E+018" calcext:value-type="float">
            <text:p>1.47584348559175E+018</text:p>
          </table:table-cell>
          <table:table-cell/>
          <table:table-cell table:formula="of:= [.C459] - [.B459]" office:value-type="float" office:value="189120000" calcext:value-type="float">
            <text:p>18912000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47584348540302E+018" calcext:value-type="float">
            <text:p>1.47584348540302E+018</text:p>
          </table:table-cell>
          <table:table-cell office:value-type="float" office:value="1.47584348559191E+018" calcext:value-type="float">
            <text:p>1.47584348559191E+018</text:p>
          </table:table-cell>
          <table:table-cell/>
          <table:table-cell table:formula="of:= [.C460] - [.B460]" office:value-type="float" office:value="188890112" calcext:value-type="float">
            <text:p>18889011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47584348540372E+018" calcext:value-type="float">
            <text:p>1.47584348540372E+018</text:p>
          </table:table-cell>
          <table:table-cell office:value-type="float" office:value="1.47584348559198E+018" calcext:value-type="float">
            <text:p>1.47584348559198E+018</text:p>
          </table:table-cell>
          <table:table-cell/>
          <table:table-cell table:formula="of:= [.C461] - [.B461]" office:value-type="float" office:value="188259840" calcext:value-type="float">
            <text:p>18825984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47584348540408E+018" calcext:value-type="float">
            <text:p>1.47584348540408E+018</text:p>
          </table:table-cell>
          <table:table-cell office:value-type="float" office:value="1.47584348559204E+018" calcext:value-type="float">
            <text:p>1.47584348559204E+018</text:p>
          </table:table-cell>
          <table:table-cell/>
          <table:table-cell table:formula="of:= [.C462] - [.B462]" office:value-type="float" office:value="187959808" calcext:value-type="float">
            <text:p>18795980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47584348540444E+018" calcext:value-type="float">
            <text:p>1.47584348540444E+018</text:p>
          </table:table-cell>
          <table:table-cell office:value-type="float" office:value="1.47584348559209E+018" calcext:value-type="float">
            <text:p>1.47584348559209E+018</text:p>
          </table:table-cell>
          <table:table-cell/>
          <table:table-cell table:formula="of:= [.C463] - [.B463]" office:value-type="float" office:value="187649792" calcext:value-type="float">
            <text:p>18764979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47584348540479E+018" calcext:value-type="float">
            <text:p>1.47584348540479E+018</text:p>
          </table:table-cell>
          <table:table-cell office:value-type="float" office:value="1.47584348559215E+018" calcext:value-type="float">
            <text:p>1.47584348559215E+018</text:p>
          </table:table-cell>
          <table:table-cell/>
          <table:table-cell table:formula="of:= [.C464] - [.B464]" office:value-type="float" office:value="187360000" calcext:value-type="float">
            <text:p>18736000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47584348540515E+018" calcext:value-type="float">
            <text:p>1.47584348540515E+018</text:p>
          </table:table-cell>
          <table:table-cell office:value-type="float" office:value="1.47584348559221E+018" calcext:value-type="float">
            <text:p>1.47584348559221E+018</text:p>
          </table:table-cell>
          <table:table-cell/>
          <table:table-cell table:formula="of:= [.C465] - [.B465]" office:value-type="float" office:value="187059712" calcext:value-type="float">
            <text:p>18705971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47584348540568E+018" calcext:value-type="float">
            <text:p>1.47584348540568E+018</text:p>
          </table:table-cell>
          <table:table-cell office:value-type="float" office:value="1.47584348559227E+018" calcext:value-type="float">
            <text:p>1.47584348559227E+018</text:p>
          </table:table-cell>
          <table:table-cell/>
          <table:table-cell table:formula="of:= [.C466] - [.B466]" office:value-type="float" office:value="186590208" calcext:value-type="float">
            <text:p>18659020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47584348540604E+018" calcext:value-type="float">
            <text:p>1.47584348540604E+018</text:p>
          </table:table-cell>
          <table:table-cell office:value-type="float" office:value="1.47584348559239E+018" calcext:value-type="float">
            <text:p>1.47584348559239E+018</text:p>
          </table:table-cell>
          <table:table-cell/>
          <table:table-cell table:formula="of:= [.C467] - [.B467]" office:value-type="float" office:value="186350080" calcext:value-type="float">
            <text:p>18635008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47584348540639E+018" calcext:value-type="float">
            <text:p>1.47584348540639E+018</text:p>
          </table:table-cell>
          <table:table-cell office:value-type="float" office:value="1.47584348559245E+018" calcext:value-type="float">
            <text:p>1.47584348559245E+018</text:p>
          </table:table-cell>
          <table:table-cell/>
          <table:table-cell table:formula="of:= [.C468] - [.B468]" office:value-type="float" office:value="186060032" calcext:value-type="float">
            <text:p>18606003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47584348540674E+018" calcext:value-type="float">
            <text:p>1.47584348540674E+018</text:p>
          </table:table-cell>
          <table:table-cell office:value-type="float" office:value="1.47584348559251E+018" calcext:value-type="float">
            <text:p>1.47584348559251E+018</text:p>
          </table:table-cell>
          <table:table-cell/>
          <table:table-cell table:formula="of:= [.C469] - [.B469]" office:value-type="float" office:value="185769984" calcext:value-type="float">
            <text:p>18576998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4758434854071E+018" calcext:value-type="float">
            <text:p>1.4758434854071E+018</text:p>
          </table:table-cell>
          <table:table-cell office:value-type="float" office:value="1.47584348559257E+018" calcext:value-type="float">
            <text:p>1.47584348559257E+018</text:p>
          </table:table-cell>
          <table:table-cell/>
          <table:table-cell table:formula="of:= [.C470] - [.B470]" office:value-type="float" office:value="185469696" calcext:value-type="float">
            <text:p>18546969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47584348540745E+018" calcext:value-type="float">
            <text:p>1.47584348540745E+018</text:p>
          </table:table-cell>
          <table:table-cell office:value-type="float" office:value="1.47584348559263E+018" calcext:value-type="float">
            <text:p>1.47584348559263E+018</text:p>
          </table:table-cell>
          <table:table-cell/>
          <table:table-cell table:formula="of:= [.C471] - [.B471]" office:value-type="float" office:value="185179904" calcext:value-type="float">
            <text:p>18517990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47584348540796E+018" calcext:value-type="float">
            <text:p>1.47584348540796E+018</text:p>
          </table:table-cell>
          <table:table-cell office:value-type="float" office:value="1.47584348559268E+018" calcext:value-type="float">
            <text:p>1.47584348559268E+018</text:p>
          </table:table-cell>
          <table:table-cell/>
          <table:table-cell table:formula="of:= [.C472] - [.B472]" office:value-type="float" office:value="184720128" calcext:value-type="float">
            <text:p>18472012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47584348540838E+018" calcext:value-type="float">
            <text:p>1.47584348540838E+018</text:p>
          </table:table-cell>
          <table:table-cell office:value-type="float" office:value="1.47584348559292E+018" calcext:value-type="float">
            <text:p>1.47584348559292E+018</text:p>
          </table:table-cell>
          <table:table-cell/>
          <table:table-cell table:formula="of:= [.C473] - [.B473]" office:value-type="float" office:value="184539904" calcext:value-type="float">
            <text:p>18453990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47584348540874E+018" calcext:value-type="float">
            <text:p>1.47584348540874E+018</text:p>
          </table:table-cell>
          <table:table-cell office:value-type="float" office:value="1.4758434855938E+018" calcext:value-type="float">
            <text:p>1.4758434855938E+018</text:p>
          </table:table-cell>
          <table:table-cell/>
          <table:table-cell table:formula="of:= [.C474] - [.B474]" office:value-type="float" office:value="185060096" calcext:value-type="float">
            <text:p>18506009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47584348540909E+018" calcext:value-type="float">
            <text:p>1.47584348540909E+018</text:p>
          </table:table-cell>
          <table:table-cell office:value-type="float" office:value="1.47584348559413E+018" calcext:value-type="float">
            <text:p>1.47584348559413E+018</text:p>
          </table:table-cell>
          <table:table-cell/>
          <table:table-cell table:formula="of:= [.C475] - [.B475]" office:value-type="float" office:value="185039872" calcext:value-type="float">
            <text:p>18503987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47584348540945E+018" calcext:value-type="float">
            <text:p>1.47584348540945E+018</text:p>
          </table:table-cell>
          <table:table-cell office:value-type="float" office:value="1.47584348559573E+018" calcext:value-type="float">
            <text:p>1.47584348559573E+018</text:p>
          </table:table-cell>
          <table:table-cell/>
          <table:table-cell table:formula="of:= [.C476] - [.B476]" office:value-type="float" office:value="186280192" calcext:value-type="float">
            <text:p>18628019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47584348540981E+018" calcext:value-type="float">
            <text:p>1.47584348540981E+018</text:p>
          </table:table-cell>
          <table:table-cell office:value-type="float" office:value="1.47584348559947E+018" calcext:value-type="float">
            <text:p>1.47584348559947E+018</text:p>
          </table:table-cell>
          <table:table-cell/>
          <table:table-cell table:formula="of:= [.C477] - [.B477]" office:value-type="float" office:value="189660160" calcext:value-type="float">
            <text:p>18966016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47584348541016E+018" calcext:value-type="float">
            <text:p>1.47584348541016E+018</text:p>
          </table:table-cell>
          <table:table-cell office:value-type="float" office:value="1.47584348559974E+018" calcext:value-type="float">
            <text:p>1.47584348559974E+018</text:p>
          </table:table-cell>
          <table:table-cell/>
          <table:table-cell table:formula="of:= [.C478] - [.B478]" office:value-type="float" office:value="189580032" calcext:value-type="float">
            <text:p>18958003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47584348541052E+018" calcext:value-type="float">
            <text:p>1.47584348541052E+018</text:p>
          </table:table-cell>
          <table:table-cell office:value-type="float" office:value="1.4758434855998E+018" calcext:value-type="float">
            <text:p>1.4758434855998E+018</text:p>
          </table:table-cell>
          <table:table-cell/>
          <table:table-cell table:formula="of:= [.C479] - [.B479]" office:value-type="float" office:value="189280000" calcext:value-type="float">
            <text:p>18928000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47584348541087E+018" calcext:value-type="float">
            <text:p>1.47584348541087E+018</text:p>
          </table:table-cell>
          <table:table-cell office:value-type="float" office:value="1.47584348559986E+018" calcext:value-type="float">
            <text:p>1.47584348559986E+018</text:p>
          </table:table-cell>
          <table:table-cell/>
          <table:table-cell table:formula="of:= [.C480] - [.B480]" office:value-type="float" office:value="188990208" calcext:value-type="float">
            <text:p>18899020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47584348541122E+018" calcext:value-type="float">
            <text:p>1.47584348541122E+018</text:p>
          </table:table-cell>
          <table:table-cell office:value-type="float" office:value="1.47584348560003E+018" calcext:value-type="float">
            <text:p>1.47584348560003E+018</text:p>
          </table:table-cell>
          <table:table-cell/>
          <table:table-cell table:formula="of:= [.C481] - [.B481]" office:value-type="float" office:value="188809984" calcext:value-type="float">
            <text:p>18880998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47584348541157E+018" calcext:value-type="float">
            <text:p>1.47584348541157E+018</text:p>
          </table:table-cell>
          <table:table-cell office:value-type="float" office:value="1.475843485602E+018" calcext:value-type="float">
            <text:p>1.475843485602E+018</text:p>
          </table:table-cell>
          <table:table-cell/>
          <table:table-cell table:formula="of:= [.C482] - [.B482]" office:value-type="float" office:value="190429696" calcext:value-type="float">
            <text:p>19042969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47584348541227E+018" calcext:value-type="float">
            <text:p>1.47584348541227E+018</text:p>
          </table:table-cell>
          <table:table-cell office:value-type="float" office:value="1.47584348560232E+018" calcext:value-type="float">
            <text:p>1.47584348560232E+018</text:p>
          </table:table-cell>
          <table:table-cell/>
          <table:table-cell table:formula="of:= [.C483] - [.B483]" office:value-type="float" office:value="190050048" calcext:value-type="float">
            <text:p>19005004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47584348541263E+018" calcext:value-type="float">
            <text:p>1.47584348541263E+018</text:p>
          </table:table-cell>
          <table:table-cell office:value-type="float" office:value="1.47584348560398E+018" calcext:value-type="float">
            <text:p>1.47584348560398E+018</text:p>
          </table:table-cell>
          <table:table-cell/>
          <table:table-cell table:formula="of:= [.C484] - [.B484]" office:value-type="float" office:value="191350272" calcext:value-type="float">
            <text:p>19135027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47584348541303E+018" calcext:value-type="float">
            <text:p>1.47584348541303E+018</text:p>
          </table:table-cell>
          <table:table-cell office:value-type="float" office:value="1.4758434856077E+018" calcext:value-type="float">
            <text:p>1.4758434856077E+018</text:p>
          </table:table-cell>
          <table:table-cell/>
          <table:table-cell table:formula="of:= [.C485] - [.B485]" office:value-type="float" office:value="194670080" calcext:value-type="float">
            <text:p>19467008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47584348541339E+018" calcext:value-type="float">
            <text:p>1.47584348541339E+018</text:p>
          </table:table-cell>
          <table:table-cell office:value-type="float" office:value="1.47584348560794E+018" calcext:value-type="float">
            <text:p>1.47584348560794E+018</text:p>
          </table:table-cell>
          <table:table-cell/>
          <table:table-cell table:formula="of:= [.C486] - [.B486]" office:value-type="float" office:value="194550016" calcext:value-type="float">
            <text:p>19455001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47584348541394E+018" calcext:value-type="float">
            <text:p>1.47584348541394E+018</text:p>
          </table:table-cell>
          <table:table-cell office:value-type="float" office:value="1.475843485608E+018" calcext:value-type="float">
            <text:p>1.475843485608E+018</text:p>
          </table:table-cell>
          <table:table-cell/>
          <table:table-cell table:formula="of:= [.C487] - [.B487]" office:value-type="float" office:value="194060032" calcext:value-type="float">
            <text:p>19406003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47584348541448E+018" calcext:value-type="float">
            <text:p>1.47584348541448E+018</text:p>
          </table:table-cell>
          <table:table-cell office:value-type="float" office:value="1.47584348560828E+018" calcext:value-type="float">
            <text:p>1.47584348560828E+018</text:p>
          </table:table-cell>
          <table:table-cell/>
          <table:table-cell table:formula="of:= [.C488] - [.B488]" office:value-type="float" office:value="193800192" calcext:value-type="float">
            <text:p>19380019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47584348541499E+018" calcext:value-type="float">
            <text:p>1.47584348541499E+018</text:p>
          </table:table-cell>
          <table:table-cell office:value-type="float" office:value="1.47584348560835E+018" calcext:value-type="float">
            <text:p>1.47584348560835E+018</text:p>
          </table:table-cell>
          <table:table-cell/>
          <table:table-cell table:formula="of:= [.C489] - [.B489]" office:value-type="float" office:value="193359872" calcext:value-type="float">
            <text:p>19335987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47584348541534E+018" calcext:value-type="float">
            <text:p>1.47584348541534E+018</text:p>
          </table:table-cell>
          <table:table-cell office:value-type="float" office:value="1.47584348560841E+018" calcext:value-type="float">
            <text:p>1.47584348560841E+018</text:p>
          </table:table-cell>
          <table:table-cell/>
          <table:table-cell table:formula="of:= [.C490] - [.B490]" office:value-type="float" office:value="193069824" calcext:value-type="float">
            <text:p>19306982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4758434854157E+018" calcext:value-type="float">
            <text:p>1.4758434854157E+018</text:p>
          </table:table-cell>
          <table:table-cell office:value-type="float" office:value="1.47584348560846E+018" calcext:value-type="float">
            <text:p>1.47584348560846E+018</text:p>
          </table:table-cell>
          <table:table-cell/>
          <table:table-cell table:formula="of:= [.C491] - [.B491]" office:value-type="float" office:value="192760064" calcext:value-type="float">
            <text:p>19276006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47584348541605E+018" calcext:value-type="float">
            <text:p>1.47584348541605E+018</text:p>
          </table:table-cell>
          <table:table-cell office:value-type="float" office:value="1.4758434856109E+018" calcext:value-type="float">
            <text:p>1.4758434856109E+018</text:p>
          </table:table-cell>
          <table:table-cell/>
          <table:table-cell table:formula="of:= [.C492] - [.B492]" office:value-type="float" office:value="194850048" calcext:value-type="float">
            <text:p>19485004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47584348541641E+018" calcext:value-type="float">
            <text:p>1.47584348541641E+018</text:p>
          </table:table-cell>
          <table:table-cell office:value-type="float" office:value="1.47584348561119E+018" calcext:value-type="float">
            <text:p>1.47584348561119E+018</text:p>
          </table:table-cell>
          <table:table-cell/>
          <table:table-cell table:formula="of:= [.C493] - [.B493]" office:value-type="float" office:value="194780160" calcext:value-type="float">
            <text:p>19478016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47584348541676E+018" calcext:value-type="float">
            <text:p>1.47584348541676E+018</text:p>
          </table:table-cell>
          <table:table-cell office:value-type="float" office:value="1.47584348561125E+018" calcext:value-type="float">
            <text:p>1.47584348561125E+018</text:p>
          </table:table-cell>
          <table:table-cell/>
          <table:table-cell table:formula="of:= [.C494] - [.B494]" office:value-type="float" office:value="194490368" calcext:value-type="float">
            <text:p>19449036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47584348541738E+018" calcext:value-type="float">
            <text:p>1.47584348541738E+018</text:p>
          </table:table-cell>
          <table:table-cell office:value-type="float" office:value="1.47584348561131E+018" calcext:value-type="float">
            <text:p>1.47584348561131E+018</text:p>
          </table:table-cell>
          <table:table-cell/>
          <table:table-cell table:formula="of:= [.C495] - [.B495]" office:value-type="float" office:value="193930240" calcext:value-type="float">
            <text:p>19393024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47584348541778E+018" calcext:value-type="float">
            <text:p>1.47584348541778E+018</text:p>
          </table:table-cell>
          <table:table-cell office:value-type="float" office:value="1.47584348561137E+018" calcext:value-type="float">
            <text:p>1.47584348561137E+018</text:p>
          </table:table-cell>
          <table:table-cell/>
          <table:table-cell table:formula="of:= [.C496] - [.B496]" office:value-type="float" office:value="193590016" calcext:value-type="float">
            <text:p>19359001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47584348541814E+018" calcext:value-type="float">
            <text:p>1.47584348541814E+018</text:p>
          </table:table-cell>
          <table:table-cell office:value-type="float" office:value="1.47584348561153E+018" calcext:value-type="float">
            <text:p>1.47584348561153E+018</text:p>
          </table:table-cell>
          <table:table-cell/>
          <table:table-cell table:formula="of:= [.C497] - [.B497]" office:value-type="float" office:value="193390080" calcext:value-type="float">
            <text:p>19339008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4758434854185E+018" calcext:value-type="float">
            <text:p>1.4758434854185E+018</text:p>
          </table:table-cell>
          <table:table-cell office:value-type="float" office:value="1.47584348561265E+018" calcext:value-type="float">
            <text:p>1.47584348561265E+018</text:p>
          </table:table-cell>
          <table:table-cell/>
          <table:table-cell table:formula="of:= [.C498] - [.B498]" office:value-type="float" office:value="194149888" calcext:value-type="float">
            <text:p>19414988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47584348541885E+018" calcext:value-type="float">
            <text:p>1.47584348541885E+018</text:p>
          </table:table-cell>
          <table:table-cell office:value-type="float" office:value="1.47584348561349E+018" calcext:value-type="float">
            <text:p>1.47584348561349E+018</text:p>
          </table:table-cell>
          <table:table-cell/>
          <table:table-cell table:formula="of:= [.C499] - [.B499]" office:value-type="float" office:value="194640128" calcext:value-type="float">
            <text:p>19464012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4758434854192E+018" calcext:value-type="float">
            <text:p>1.4758434854192E+018</text:p>
          </table:table-cell>
          <table:table-cell office:value-type="float" office:value="1.47584348561466E+018" calcext:value-type="float">
            <text:p>1.47584348561466E+018</text:p>
          </table:table-cell>
          <table:table-cell/>
          <table:table-cell table:formula="of:= [.C500] - [.B500]" office:value-type="float" office:value="195460096" calcext:value-type="float">
            <text:p>19546009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47584348541955E+018" calcext:value-type="float">
            <text:p>1.47584348541955E+018</text:p>
          </table:table-cell>
          <table:table-cell office:value-type="float" office:value="1.47584348561583E+018" calcext:value-type="float">
            <text:p>1.47584348561583E+018</text:p>
          </table:table-cell>
          <table:table-cell/>
          <table:table-cell table:formula="of:= [.C501] - [.B501]" office:value-type="float" office:value="196279808" calcext:value-type="float">
            <text:p>19627980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47584348541994E+018" calcext:value-type="float">
            <text:p>1.47584348541994E+018</text:p>
          </table:table-cell>
          <table:table-cell office:value-type="float" office:value="1.47584348561618E+018" calcext:value-type="float">
            <text:p>1.47584348561618E+018</text:p>
          </table:table-cell>
          <table:table-cell/>
          <table:table-cell table:formula="of:= [.C502] - [.B502]" office:value-type="float" office:value="196239872" calcext:value-type="float">
            <text:p>19623987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4758434854203E+018" calcext:value-type="float">
            <text:p>1.4758434854203E+018</text:p>
          </table:table-cell>
          <table:table-cell office:value-type="float" office:value="1.4758434856174E+018" calcext:value-type="float">
            <text:p>1.4758434856174E+018</text:p>
          </table:table-cell>
          <table:table-cell/>
          <table:table-cell table:formula="of:= [.C503] - [.B503]" office:value-type="float" office:value="197100032" calcext:value-type="float">
            <text:p>19710003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47584348542065E+018" calcext:value-type="float">
            <text:p>1.47584348542065E+018</text:p>
          </table:table-cell>
          <table:table-cell office:value-type="float" office:value="1.47584348561896E+018" calcext:value-type="float">
            <text:p>1.47584348561896E+018</text:p>
          </table:table-cell>
          <table:table-cell/>
          <table:table-cell table:formula="of:= [.C504] - [.B504]" office:value-type="float" office:value="198309632" calcext:value-type="float">
            <text:p>19830963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475843485421E+018" calcext:value-type="float">
            <text:p>1.475843485421E+018</text:p>
          </table:table-cell>
          <table:table-cell office:value-type="float" office:value="1.47584348561927E+018" calcext:value-type="float">
            <text:p>1.47584348561927E+018</text:p>
          </table:table-cell>
          <table:table-cell/>
          <table:table-cell table:formula="of:= [.C505] - [.B505]" office:value-type="float" office:value="198269696" calcext:value-type="float">
            <text:p>19826969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47584348542136E+018" calcext:value-type="float">
            <text:p>1.47584348542136E+018</text:p>
          </table:table-cell>
          <table:table-cell office:value-type="float" office:value="1.47584348561933E+018" calcext:value-type="float">
            <text:p>1.47584348561933E+018</text:p>
          </table:table-cell>
          <table:table-cell/>
          <table:table-cell table:formula="of:= [.C506] - [.B506]" office:value-type="float" office:value="197969664" calcext:value-type="float">
            <text:p>19796966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47584348542171E+018" calcext:value-type="float">
            <text:p>1.47584348542171E+018</text:p>
          </table:table-cell>
          <table:table-cell office:value-type="float" office:value="1.47584348561939E+018" calcext:value-type="float">
            <text:p>1.47584348561939E+018</text:p>
          </table:table-cell>
          <table:table-cell/>
          <table:table-cell table:formula="of:= [.C507] - [.B507]" office:value-type="float" office:value="197679872" calcext:value-type="float">
            <text:p>19767987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47584348542206E+018" calcext:value-type="float">
            <text:p>1.47584348542206E+018</text:p>
          </table:table-cell>
          <table:table-cell office:value-type="float" office:value="1.47584348561945E+018" calcext:value-type="float">
            <text:p>1.47584348561945E+018</text:p>
          </table:table-cell>
          <table:table-cell/>
          <table:table-cell table:formula="of:= [.C508] - [.B508]" office:value-type="float" office:value="197390080" calcext:value-type="float">
            <text:p>19739008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47584348542243E+018" calcext:value-type="float">
            <text:p>1.47584348542243E+018</text:p>
          </table:table-cell>
          <table:table-cell office:value-type="float" office:value="1.47584348561962E+018" calcext:value-type="float">
            <text:p>1.47584348561962E+018</text:p>
          </table:table-cell>
          <table:table-cell/>
          <table:table-cell table:formula="of:= [.C509] - [.B509]" office:value-type="float" office:value="197189888" calcext:value-type="float">
            <text:p>19718988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47584348542278E+018" calcext:value-type="float">
            <text:p>1.47584348542278E+018</text:p>
          </table:table-cell>
          <table:table-cell office:value-type="float" office:value="1.47584348562001E+018" calcext:value-type="float">
            <text:p>1.47584348562001E+018</text:p>
          </table:table-cell>
          <table:table-cell/>
          <table:table-cell table:formula="of:= [.C510] - [.B510]" office:value-type="float" office:value="197230080" calcext:value-type="float">
            <text:p>19723008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47584348542317E+018" calcext:value-type="float">
            <text:p>1.47584348542317E+018</text:p>
          </table:table-cell>
          <table:table-cell office:value-type="float" office:value="1.4758434856204E+018" calcext:value-type="float">
            <text:p>1.4758434856204E+018</text:p>
          </table:table-cell>
          <table:table-cell/>
          <table:table-cell table:formula="of:= [.C511] - [.B511]" office:value-type="float" office:value="197230336" calcext:value-type="float">
            <text:p>19723033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47584348542353E+018" calcext:value-type="float">
            <text:p>1.47584348542353E+018</text:p>
          </table:table-cell>
          <table:table-cell office:value-type="float" office:value="1.47584348562307E+018" calcext:value-type="float">
            <text:p>1.47584348562307E+018</text:p>
          </table:table-cell>
          <table:table-cell/>
          <table:table-cell table:formula="of:= [.C512] - [.B512]" office:value-type="float" office:value="199539968" calcext:value-type="float">
            <text:p>19953996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47584348542388E+018" calcext:value-type="float">
            <text:p>1.47584348542388E+018</text:p>
          </table:table-cell>
          <table:table-cell office:value-type="float" office:value="1.47584348562686E+018" calcext:value-type="float">
            <text:p>1.47584348562686E+018</text:p>
          </table:table-cell>
          <table:table-cell/>
          <table:table-cell table:formula="of:= [.C513] - [.B513]" office:value-type="float" office:value="202980096" calcext:value-type="float">
            <text:p>20298009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47584348542423E+018" calcext:value-type="float">
            <text:p>1.47584348542423E+018</text:p>
          </table:table-cell>
          <table:table-cell office:value-type="float" office:value="1.4758434856277E+018" calcext:value-type="float">
            <text:p>1.4758434856277E+018</text:p>
          </table:table-cell>
          <table:table-cell/>
          <table:table-cell table:formula="of:= [.C514] - [.B514]" office:value-type="float" office:value="203470080" calcext:value-type="float">
            <text:p>20347008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47584348542458E+018" calcext:value-type="float">
            <text:p>1.47584348542458E+018</text:p>
          </table:table-cell>
          <table:table-cell office:value-type="float" office:value="1.47584348562919E+018" calcext:value-type="float">
            <text:p>1.47584348562919E+018</text:p>
          </table:table-cell>
          <table:table-cell/>
          <table:table-cell table:formula="of:= [.C515] - [.B515]" office:value-type="float" office:value="204610048" calcext:value-type="float">
            <text:p>20461004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47584348542494E+018" calcext:value-type="float">
            <text:p>1.47584348542494E+018</text:p>
          </table:table-cell>
          <table:table-cell office:value-type="float" office:value="1.47584348563607E+018" calcext:value-type="float">
            <text:p>1.47584348563607E+018</text:p>
          </table:table-cell>
          <table:table-cell/>
          <table:table-cell table:formula="of:= [.C516] - [.B516]" office:value-type="float" office:value="211130112" calcext:value-type="float">
            <text:p>21113011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47584348542529E+018" calcext:value-type="float">
            <text:p>1.47584348542529E+018</text:p>
          </table:table-cell>
          <table:table-cell office:value-type="float" office:value="1.4758434856368E+018" calcext:value-type="float">
            <text:p>1.4758434856368E+018</text:p>
          </table:table-cell>
          <table:table-cell/>
          <table:table-cell table:formula="of:= [.C517] - [.B517]" office:value-type="float" office:value="211510016" calcext:value-type="float">
            <text:p>21151001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47584348542564E+018" calcext:value-type="float">
            <text:p>1.47584348542564E+018</text:p>
          </table:table-cell>
          <table:table-cell office:value-type="float" office:value="1.47584348564059E+018" calcext:value-type="float">
            <text:p>1.47584348564059E+018</text:p>
          </table:table-cell>
          <table:table-cell/>
          <table:table-cell table:formula="of:= [.C518] - [.B518]" office:value-type="float" office:value="214950144" calcext:value-type="float">
            <text:p>21495014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47584348542599E+018" calcext:value-type="float">
            <text:p>1.47584348542599E+018</text:p>
          </table:table-cell>
          <table:table-cell office:value-type="float" office:value="1.4758434856444E+018" calcext:value-type="float">
            <text:p>1.4758434856444E+018</text:p>
          </table:table-cell>
          <table:table-cell/>
          <table:table-cell table:formula="of:= [.C519] - [.B519]" office:value-type="float" office:value="218410240" calcext:value-type="float">
            <text:p>21841024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47584348542634E+018" calcext:value-type="float">
            <text:p>1.47584348542634E+018</text:p>
          </table:table-cell>
          <table:table-cell office:value-type="float" office:value="1.47584348564645E+018" calcext:value-type="float">
            <text:p>1.47584348564645E+018</text:p>
          </table:table-cell>
          <table:table-cell/>
          <table:table-cell table:formula="of:= [.C520] - [.B520]" office:value-type="float" office:value="220109824" calcext:value-type="float">
            <text:p>22010982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7584348543083E+018" calcext:value-type="float">
            <text:p>1.47584348543083E+018</text:p>
          </table:table-cell>
          <table:table-cell office:value-type="float" office:value="1.47584348564726E+018" calcext:value-type="float">
            <text:p>1.47584348564726E+018</text:p>
          </table:table-cell>
          <table:table-cell/>
          <table:table-cell table:formula="of:= [.C521] - [.B521]" office:value-type="float" office:value="216429824" calcext:value-type="float">
            <text:p>21642982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4758434854312E+018" calcext:value-type="float">
            <text:p>1.4758434854312E+018</text:p>
          </table:table-cell>
          <table:table-cell office:value-type="float" office:value="1.4758434856511E+018" calcext:value-type="float">
            <text:p>1.4758434856511E+018</text:p>
          </table:table-cell>
          <table:table-cell/>
          <table:table-cell table:formula="of:= [.C522] - [.B522]" office:value-type="float" office:value="219899904" calcext:value-type="float">
            <text:p>21989990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47584348543156E+018" calcext:value-type="float">
            <text:p>1.47584348543156E+018</text:p>
          </table:table-cell>
          <table:table-cell office:value-type="float" office:value="1.47584348565157E+018" calcext:value-type="float">
            <text:p>1.47584348565157E+018</text:p>
          </table:table-cell>
          <table:table-cell/>
          <table:table-cell table:formula="of:= [.C523] - [.B523]" office:value-type="float" office:value="220009728" calcext:value-type="float">
            <text:p>22000972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7584348543191E+018" calcext:value-type="float">
            <text:p>1.47584348543191E+018</text:p>
          </table:table-cell>
          <table:table-cell office:value-type="float" office:value="1.47584348565341E+018" calcext:value-type="float">
            <text:p>1.47584348565341E+018</text:p>
          </table:table-cell>
          <table:table-cell/>
          <table:table-cell table:formula="of:= [.C524] - [.B524]" office:value-type="float" office:value="221499904" calcext:value-type="float">
            <text:p>22149990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47584348543226E+018" calcext:value-type="float">
            <text:p>1.47584348543226E+018</text:p>
          </table:table-cell>
          <table:table-cell office:value-type="float" office:value="1.47584348566242E+018" calcext:value-type="float">
            <text:p>1.47584348566242E+018</text:p>
          </table:table-cell>
          <table:table-cell/>
          <table:table-cell table:formula="of:= [.C525] - [.B525]" office:value-type="float" office:value="230160128" calcext:value-type="float">
            <text:p>23016012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47584348543261E+018" calcext:value-type="float">
            <text:p>1.47584348543261E+018</text:p>
          </table:table-cell>
          <table:table-cell office:value-type="float" office:value="1.47584348566321E+018" calcext:value-type="float">
            <text:p>1.47584348566321E+018</text:p>
          </table:table-cell>
          <table:table-cell/>
          <table:table-cell table:formula="of:= [.C526] - [.B526]" office:value-type="float" office:value="230600192" calcext:value-type="float">
            <text:p>23060019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47584348543338E+018" calcext:value-type="float">
            <text:p>1.47584348543338E+018</text:p>
          </table:table-cell>
          <table:table-cell office:value-type="float" office:value="1.47584348566402E+018" calcext:value-type="float">
            <text:p>1.47584348566402E+018</text:p>
          </table:table-cell>
          <table:table-cell/>
          <table:table-cell table:formula="of:= [.C527] - [.B527]" office:value-type="float" office:value="230640128" calcext:value-type="float">
            <text:p>23064012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47584348543374E+018" calcext:value-type="float">
            <text:p>1.47584348543374E+018</text:p>
          </table:table-cell>
          <table:table-cell office:value-type="float" office:value="1.47584348566446E+018" calcext:value-type="float">
            <text:p>1.47584348566446E+018</text:p>
          </table:table-cell>
          <table:table-cell/>
          <table:table-cell table:formula="of:= [.C528] - [.B528]" office:value-type="float" office:value="230720000" calcext:value-type="float">
            <text:p>23072000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47584348543409E+018" calcext:value-type="float">
            <text:p>1.47584348543409E+018</text:p>
          </table:table-cell>
          <table:table-cell office:value-type="float" office:value="1.47584348566743E+018" calcext:value-type="float">
            <text:p>1.47584348566743E+018</text:p>
          </table:table-cell>
          <table:table-cell/>
          <table:table-cell table:formula="of:= [.C529] - [.B529]" office:value-type="float" office:value="233340160" calcext:value-type="float">
            <text:p>23334016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47584348543445E+018" calcext:value-type="float">
            <text:p>1.47584348543445E+018</text:p>
          </table:table-cell>
          <table:table-cell office:value-type="float" office:value="1.47584348567122E+018" calcext:value-type="float">
            <text:p>1.47584348567122E+018</text:p>
          </table:table-cell>
          <table:table-cell/>
          <table:table-cell table:formula="of:= [.C530] - [.B530]" office:value-type="float" office:value="236770048" calcext:value-type="float">
            <text:p>23677004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758434854348E+018" calcext:value-type="float">
            <text:p>1.4758434854348E+018</text:p>
          </table:table-cell>
          <table:table-cell office:value-type="float" office:value="1.47584348567141E+018" calcext:value-type="float">
            <text:p>1.47584348567141E+018</text:p>
          </table:table-cell>
          <table:table-cell/>
          <table:table-cell table:formula="of:= [.C531] - [.B531]" office:value-type="float" office:value="236609792" calcext:value-type="float">
            <text:p>23660979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47584348543617E+018" calcext:value-type="float">
            <text:p>1.47584348543617E+018</text:p>
          </table:table-cell>
          <table:table-cell office:value-type="float" office:value="1.47584348567158E+018" calcext:value-type="float">
            <text:p>1.47584348567158E+018</text:p>
          </table:table-cell>
          <table:table-cell/>
          <table:table-cell table:formula="of:= [.C532] - [.B532]" office:value-type="float" office:value="235410176" calcext:value-type="float">
            <text:p>23541017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47584348543653E+018" calcext:value-type="float">
            <text:p>1.47584348543653E+018</text:p>
          </table:table-cell>
          <table:table-cell office:value-type="float" office:value="1.47584348567298E+018" calcext:value-type="float">
            <text:p>1.47584348567298E+018</text:p>
          </table:table-cell>
          <table:table-cell/>
          <table:table-cell table:formula="of:= [.C533] - [.B533]" office:value-type="float" office:value="236450048" calcext:value-type="float">
            <text:p>23645004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47584348543783E+018" calcext:value-type="float">
            <text:p>1.47584348543783E+018</text:p>
          </table:table-cell>
          <table:table-cell office:value-type="float" office:value="1.47584348567406E+018" calcext:value-type="float">
            <text:p>1.47584348567406E+018</text:p>
          </table:table-cell>
          <table:table-cell/>
          <table:table-cell table:formula="of:= [.C534] - [.B534]" office:value-type="float" office:value="236229888" calcext:value-type="float">
            <text:p>23622988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47584348543856E+018" calcext:value-type="float">
            <text:p>1.47584348543856E+018</text:p>
          </table:table-cell>
          <table:table-cell office:value-type="float" office:value="1.47584348567423E+018" calcext:value-type="float">
            <text:p>1.47584348567423E+018</text:p>
          </table:table-cell>
          <table:table-cell/>
          <table:table-cell table:formula="of:= [.C535] - [.B535]" office:value-type="float" office:value="235670016" calcext:value-type="float">
            <text:p>23567001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47584348543892E+018" calcext:value-type="float">
            <text:p>1.47584348543892E+018</text:p>
          </table:table-cell>
          <table:table-cell office:value-type="float" office:value="1.47584348567805E+018" calcext:value-type="float">
            <text:p>1.47584348567805E+018</text:p>
          </table:table-cell>
          <table:table-cell/>
          <table:table-cell table:formula="of:= [.C536] - [.B536]" office:value-type="float" office:value="239130112" calcext:value-type="float">
            <text:p>23913011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47584348543928E+018" calcext:value-type="float">
            <text:p>1.47584348543928E+018</text:p>
          </table:table-cell>
          <table:table-cell office:value-type="float" office:value="1.47584348567845E+018" calcext:value-type="float">
            <text:p>1.47584348567845E+018</text:p>
          </table:table-cell>
          <table:table-cell/>
          <table:table-cell table:formula="of:= [.C537] - [.B537]" office:value-type="float" office:value="239169792" calcext:value-type="float">
            <text:p>23916979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47584348543963E+018" calcext:value-type="float">
            <text:p>1.47584348543963E+018</text:p>
          </table:table-cell>
          <table:table-cell office:value-type="float" office:value="1.47584348568116E+018" calcext:value-type="float">
            <text:p>1.47584348568116E+018</text:p>
          </table:table-cell>
          <table:table-cell/>
          <table:table-cell table:formula="of:= [.C538] - [.B538]" office:value-type="float" office:value="241529856" calcext:value-type="float">
            <text:p>24152985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47584348544049E+018" calcext:value-type="float">
            <text:p>1.47584348544049E+018</text:p>
          </table:table-cell>
          <table:table-cell office:value-type="float" office:value="1.47584348568146E+018" calcext:value-type="float">
            <text:p>1.47584348568146E+018</text:p>
          </table:table-cell>
          <table:table-cell/>
          <table:table-cell table:formula="of:= [.C539] - [.B539]" office:value-type="float" office:value="240969984" calcext:value-type="float">
            <text:p>24096998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47584348544085E+018" calcext:value-type="float">
            <text:p>1.47584348544085E+018</text:p>
          </table:table-cell>
          <table:table-cell office:value-type="float" office:value="1.47584348568152E+018" calcext:value-type="float">
            <text:p>1.47584348568152E+018</text:p>
          </table:table-cell>
          <table:table-cell/>
          <table:table-cell table:formula="of:= [.C540] - [.B540]" office:value-type="float" office:value="240670208" calcext:value-type="float">
            <text:p>24067020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47584348544121E+018" calcext:value-type="float">
            <text:p>1.47584348544121E+018</text:p>
          </table:table-cell>
          <table:table-cell office:value-type="float" office:value="1.47584348568158E+018" calcext:value-type="float">
            <text:p>1.47584348568158E+018</text:p>
          </table:table-cell>
          <table:table-cell/>
          <table:table-cell table:formula="of:= [.C541] - [.B541]" office:value-type="float" office:value="240369920" calcext:value-type="float">
            <text:p>24036992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47584348544156E+018" calcext:value-type="float">
            <text:p>1.47584348544156E+018</text:p>
          </table:table-cell>
          <table:table-cell office:value-type="float" office:value="1.47584348568475E+018" calcext:value-type="float">
            <text:p>1.47584348568475E+018</text:p>
          </table:table-cell>
          <table:table-cell/>
          <table:table-cell table:formula="of:= [.C542] - [.B542]" office:value-type="float" office:value="243190016" calcext:value-type="float">
            <text:p>24319001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47584348544192E+018" calcext:value-type="float">
            <text:p>1.47584348544192E+018</text:p>
          </table:table-cell>
          <table:table-cell office:value-type="float" office:value="1.47584348568847E+018" calcext:value-type="float">
            <text:p>1.47584348568847E+018</text:p>
          </table:table-cell>
          <table:table-cell/>
          <table:table-cell table:formula="of:= [.C543] - [.B543]" office:value-type="float" office:value="246550016" calcext:value-type="float">
            <text:p>24655001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4758434854424E+018" calcext:value-type="float">
            <text:p>1.4758434854424E+018</text:p>
          </table:table-cell>
          <table:table-cell office:value-type="float" office:value="1.4758434856887E+018" calcext:value-type="float">
            <text:p>1.4758434856887E+018</text:p>
          </table:table-cell>
          <table:table-cell/>
          <table:table-cell table:formula="of:= [.C544] - [.B544]" office:value-type="float" office:value="246299904" calcext:value-type="float">
            <text:p>24629990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47584348544295E+018" calcext:value-type="float">
            <text:p>1.47584348544295E+018</text:p>
          </table:table-cell>
          <table:table-cell office:value-type="float" office:value="1.47584348568877E+018" calcext:value-type="float">
            <text:p>1.47584348568877E+018</text:p>
          </table:table-cell>
          <table:table-cell/>
          <table:table-cell table:formula="of:= [.C545] - [.B545]" office:value-type="float" office:value="245819648" calcext:value-type="float">
            <text:p>24581964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4758434854433E+018" calcext:value-type="float">
            <text:p>1.4758434854433E+018</text:p>
          </table:table-cell>
          <table:table-cell office:value-type="float" office:value="1.47584348568941E+018" calcext:value-type="float">
            <text:p>1.47584348568941E+018</text:p>
          </table:table-cell>
          <table:table-cell/>
          <table:table-cell table:formula="of:= [.C546] - [.B546]" office:value-type="float" office:value="246109952" calcext:value-type="float">
            <text:p>24610995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47584348544366E+018" calcext:value-type="float">
            <text:p>1.47584348544366E+018</text:p>
          </table:table-cell>
          <table:table-cell office:value-type="float" office:value="1.47584348569361E+018" calcext:value-type="float">
            <text:p>1.47584348569361E+018</text:p>
          </table:table-cell>
          <table:table-cell/>
          <table:table-cell table:formula="of:= [.C547] - [.B547]" office:value-type="float" office:value="249949952" calcext:value-type="float">
            <text:p>24994995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47584348544413E+018" calcext:value-type="float">
            <text:p>1.47584348544413E+018</text:p>
          </table:table-cell>
          <table:table-cell office:value-type="float" office:value="1.47584348569741E+018" calcext:value-type="float">
            <text:p>1.47584348569741E+018</text:p>
          </table:table-cell>
          <table:table-cell/>
          <table:table-cell table:formula="of:= [.C548] - [.B548]" office:value-type="float" office:value="253280000" calcext:value-type="float">
            <text:p>25328000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47584348544462E+018" calcext:value-type="float">
            <text:p>1.47584348544462E+018</text:p>
          </table:table-cell>
          <table:table-cell office:value-type="float" office:value="1.47584348569764E+018" calcext:value-type="float">
            <text:p>1.47584348569764E+018</text:p>
          </table:table-cell>
          <table:table-cell/>
          <table:table-cell table:formula="of:= [.C549] - [.B549]" office:value-type="float" office:value="253020160" calcext:value-type="float">
            <text:p>25302016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47584348544498E+018" calcext:value-type="float">
            <text:p>1.47584348544498E+018</text:p>
          </table:table-cell>
          <table:table-cell office:value-type="float" office:value="1.4758434856977E+018" calcext:value-type="float">
            <text:p>1.4758434856977E+018</text:p>
          </table:table-cell>
          <table:table-cell/>
          <table:table-cell table:formula="of:= [.C550] - [.B550]" office:value-type="float" office:value="252720128" calcext:value-type="float">
            <text:p>25272012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47584348544533E+018" calcext:value-type="float">
            <text:p>1.47584348544533E+018</text:p>
          </table:table-cell>
          <table:table-cell office:value-type="float" office:value="1.47584348569937E+018" calcext:value-type="float">
            <text:p>1.47584348569937E+018</text:p>
          </table:table-cell>
          <table:table-cell/>
          <table:table-cell table:formula="of:= [.C551] - [.B551]" office:value-type="float" office:value="254040064" calcext:value-type="float">
            <text:p>25404006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47584348544621E+018" calcext:value-type="float">
            <text:p>1.47584348544621E+018</text:p>
          </table:table-cell>
          <table:table-cell office:value-type="float" office:value="1.47584348570021E+018" calcext:value-type="float">
            <text:p>1.47584348570021E+018</text:p>
          </table:table-cell>
          <table:table-cell/>
          <table:table-cell table:formula="of:= [.C552] - [.B552]" office:value-type="float" office:value="254000128" calcext:value-type="float">
            <text:p>25400012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47584348544658E+018" calcext:value-type="float">
            <text:p>1.47584348544658E+018</text:p>
          </table:table-cell>
          <table:table-cell office:value-type="float" office:value="1.47584348570474E+018" calcext:value-type="float">
            <text:p>1.47584348570474E+018</text:p>
          </table:table-cell>
          <table:table-cell/>
          <table:table-cell table:formula="of:= [.C553] - [.B553]" office:value-type="float" office:value="258160128" calcext:value-type="float">
            <text:p>25816012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4758434854472E+018" calcext:value-type="float">
            <text:p>1.4758434854472E+018</text:p>
          </table:table-cell>
          <table:table-cell office:value-type="float" office:value="1.47584348570495E+018" calcext:value-type="float">
            <text:p>1.47584348570495E+018</text:p>
          </table:table-cell>
          <table:table-cell/>
          <table:table-cell table:formula="of:= [.C554] - [.B554]" office:value-type="float" office:value="257750016" calcext:value-type="float">
            <text:p>25775001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47584348544757E+018" calcext:value-type="float">
            <text:p>1.47584348544757E+018</text:p>
          </table:table-cell>
          <table:table-cell office:value-type="float" office:value="1.47584348570501E+018" calcext:value-type="float">
            <text:p>1.47584348570501E+018</text:p>
          </table:table-cell>
          <table:table-cell/>
          <table:table-cell table:formula="of:= [.C555] - [.B555]" office:value-type="float" office:value="257440000" calcext:value-type="float">
            <text:p>25744000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47584348544792E+018" calcext:value-type="float">
            <text:p>1.47584348544792E+018</text:p>
          </table:table-cell>
          <table:table-cell office:value-type="float" office:value="1.47584348570527E+018" calcext:value-type="float">
            <text:p>1.47584348570527E+018</text:p>
          </table:table-cell>
          <table:table-cell/>
          <table:table-cell table:formula="of:= [.C556] - [.B556]" office:value-type="float" office:value="257350144" calcext:value-type="float">
            <text:p>25735014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47584348544827E+018" calcext:value-type="float">
            <text:p>1.47584348544827E+018</text:p>
          </table:table-cell>
          <table:table-cell office:value-type="float" office:value="1.4758434857083E+018" calcext:value-type="float">
            <text:p>1.4758434857083E+018</text:p>
          </table:table-cell>
          <table:table-cell/>
          <table:table-cell table:formula="of:= [.C557] - [.B557]" office:value-type="float" office:value="260029952" calcext:value-type="float">
            <text:p>26002995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47584348544862E+018" calcext:value-type="float">
            <text:p>1.47584348544862E+018</text:p>
          </table:table-cell>
          <table:table-cell office:value-type="float" office:value="1.47584348570904E+018" calcext:value-type="float">
            <text:p>1.47584348570904E+018</text:p>
          </table:table-cell>
          <table:table-cell/>
          <table:table-cell table:formula="of:= [.C558] - [.B558]" office:value-type="float" office:value="260419840" calcext:value-type="float">
            <text:p>26041984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47584348544914E+018" calcext:value-type="float">
            <text:p>1.47584348544914E+018</text:p>
          </table:table-cell>
          <table:table-cell office:value-type="float" office:value="1.47584348571102E+018" calcext:value-type="float">
            <text:p>1.47584348571102E+018</text:p>
          </table:table-cell>
          <table:table-cell/>
          <table:table-cell table:formula="of:= [.C559] - [.B559]" office:value-type="float" office:value="261880064" calcext:value-type="float">
            <text:p>26188006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47584348544949E+018" calcext:value-type="float">
            <text:p>1.47584348544949E+018</text:p>
          </table:table-cell>
          <table:table-cell office:value-type="float" office:value="1.47584348571146E+018" calcext:value-type="float">
            <text:p>1.47584348571146E+018</text:p>
          </table:table-cell>
          <table:table-cell/>
          <table:table-cell table:formula="of:= [.C560] - [.B560]" office:value-type="float" office:value="261969920" calcext:value-type="float">
            <text:p>26196992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47584348544985E+018" calcext:value-type="float">
            <text:p>1.47584348544985E+018</text:p>
          </table:table-cell>
          <table:table-cell office:value-type="float" office:value="1.47584348571865E+018" calcext:value-type="float">
            <text:p>1.47584348571865E+018</text:p>
          </table:table-cell>
          <table:table-cell/>
          <table:table-cell table:formula="of:= [.C561] - [.B561]" office:value-type="float" office:value="268800000" calcext:value-type="float">
            <text:p>26880000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4758434854502E+018" calcext:value-type="float">
            <text:p>1.4758434854502E+018</text:p>
          </table:table-cell>
          <table:table-cell office:value-type="float" office:value="1.4758434857247E+018" calcext:value-type="float">
            <text:p>1.4758434857247E+018</text:p>
          </table:table-cell>
          <table:table-cell/>
          <table:table-cell table:formula="of:= [.C562] - [.B562]" office:value-type="float" office:value="274500096" calcext:value-type="float">
            <text:p>27450009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47584348545055E+018" calcext:value-type="float">
            <text:p>1.47584348545055E+018</text:p>
          </table:table-cell>
          <table:table-cell office:value-type="float" office:value="1.47584348572848E+018" calcext:value-type="float">
            <text:p>1.47584348572848E+018</text:p>
          </table:table-cell>
          <table:table-cell/>
          <table:table-cell table:formula="of:= [.C563] - [.B563]" office:value-type="float" office:value="277929984" calcext:value-type="float">
            <text:p>27792998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4758434854509E+018" calcext:value-type="float">
            <text:p>1.4758434854509E+018</text:p>
          </table:table-cell>
          <table:table-cell office:value-type="float" office:value="1.47584348572871E+018" calcext:value-type="float">
            <text:p>1.47584348572871E+018</text:p>
          </table:table-cell>
          <table:table-cell/>
          <table:table-cell table:formula="of:= [.C564] - [.B564]" office:value-type="float" office:value="277809920" calcext:value-type="float">
            <text:p>27780992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47584348545132E+018" calcext:value-type="float">
            <text:p>1.47584348545132E+018</text:p>
          </table:table-cell>
          <table:table-cell office:value-type="float" office:value="1.47584348572877E+018" calcext:value-type="float">
            <text:p>1.47584348572877E+018</text:p>
          </table:table-cell>
          <table:table-cell/>
          <table:table-cell table:formula="of:= [.C565] - [.B565]" office:value-type="float" office:value="277449728" calcext:value-type="float">
            <text:p>27744972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47584348545199E+018" calcext:value-type="float">
            <text:p>1.47584348545199E+018</text:p>
          </table:table-cell>
          <table:table-cell office:value-type="float" office:value="1.47584348573045E+018" calcext:value-type="float">
            <text:p>1.47584348573045E+018</text:p>
          </table:table-cell>
          <table:table-cell/>
          <table:table-cell table:formula="of:= [.C566] - [.B566]" office:value-type="float" office:value="278459904" calcext:value-type="float">
            <text:p>27845990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47584348545235E+018" calcext:value-type="float">
            <text:p>1.47584348545235E+018</text:p>
          </table:table-cell>
          <table:table-cell office:value-type="float" office:value="1.47584348573075E+018" calcext:value-type="float">
            <text:p>1.47584348573075E+018</text:p>
          </table:table-cell>
          <table:table-cell/>
          <table:table-cell table:formula="of:= [.C567] - [.B567]" office:value-type="float" office:value="278400000" calcext:value-type="float">
            <text:p>27840000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47584348545277E+018" calcext:value-type="float">
            <text:p>1.47584348545277E+018</text:p>
          </table:table-cell>
          <table:table-cell office:value-type="float" office:value="1.47584348573082E+018" calcext:value-type="float">
            <text:p>1.47584348573082E+018</text:p>
          </table:table-cell>
          <table:table-cell/>
          <table:table-cell table:formula="of:= [.C568] - [.B568]" office:value-type="float" office:value="278050048" calcext:value-type="float">
            <text:p>27805004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47584348545345E+018" calcext:value-type="float">
            <text:p>1.47584348545345E+018</text:p>
          </table:table-cell>
          <table:table-cell office:value-type="float" office:value="1.47584348573087E+018" calcext:value-type="float">
            <text:p>1.47584348573087E+018</text:p>
          </table:table-cell>
          <table:table-cell/>
          <table:table-cell table:formula="of:= [.C569] - [.B569]" office:value-type="float" office:value="277419776" calcext:value-type="float">
            <text:p>27741977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47584348545381E+018" calcext:value-type="float">
            <text:p>1.47584348545381E+018</text:p>
          </table:table-cell>
          <table:table-cell office:value-type="float" office:value="1.47584348573093E+018" calcext:value-type="float">
            <text:p>1.47584348573093E+018</text:p>
          </table:table-cell>
          <table:table-cell/>
          <table:table-cell table:formula="of:= [.C570] - [.B570]" office:value-type="float" office:value="277119744" calcext:value-type="float">
            <text:p>27711974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47584348545417E+018" calcext:value-type="float">
            <text:p>1.47584348545417E+018</text:p>
          </table:table-cell>
          <table:table-cell office:value-type="float" office:value="1.47584348573137E+018" calcext:value-type="float">
            <text:p>1.47584348573137E+018</text:p>
          </table:table-cell>
          <table:table-cell/>
          <table:table-cell table:formula="of:= [.C571] - [.B571]" office:value-type="float" office:value="277199872" calcext:value-type="float">
            <text:p>27719987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47584348545452E+018" calcext:value-type="float">
            <text:p>1.47584348545452E+018</text:p>
          </table:table-cell>
          <table:table-cell office:value-type="float" office:value="1.47584348573143E+018" calcext:value-type="float">
            <text:p>1.47584348573143E+018</text:p>
          </table:table-cell>
          <table:table-cell/>
          <table:table-cell table:formula="of:= [.C572] - [.B572]" office:value-type="float" office:value="276910080" calcext:value-type="float">
            <text:p>27691008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47584348545487E+018" calcext:value-type="float">
            <text:p>1.47584348545487E+018</text:p>
          </table:table-cell>
          <table:table-cell office:value-type="float" office:value="1.47584348573149E+018" calcext:value-type="float">
            <text:p>1.47584348573149E+018</text:p>
          </table:table-cell>
          <table:table-cell/>
          <table:table-cell table:formula="of:= [.C573] - [.B573]" office:value-type="float" office:value="276620288" calcext:value-type="float">
            <text:p>27662028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47584348545523E+018" calcext:value-type="float">
            <text:p>1.47584348545523E+018</text:p>
          </table:table-cell>
          <table:table-cell office:value-type="float" office:value="1.47584348573155E+018" calcext:value-type="float">
            <text:p>1.47584348573155E+018</text:p>
          </table:table-cell>
          <table:table-cell/>
          <table:table-cell table:formula="of:= [.C574] - [.B574]" office:value-type="float" office:value="276320000" calcext:value-type="float">
            <text:p>27632000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47584348545558E+018" calcext:value-type="float">
            <text:p>1.47584348545558E+018</text:p>
          </table:table-cell>
          <table:table-cell office:value-type="float" office:value="1.4758434857316E+018" calcext:value-type="float">
            <text:p>1.4758434857316E+018</text:p>
          </table:table-cell>
          <table:table-cell/>
          <table:table-cell table:formula="of:= [.C575] - [.B575]" office:value-type="float" office:value="276020224" calcext:value-type="float">
            <text:p>27602022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47584348545593E+018" calcext:value-type="float">
            <text:p>1.47584348545593E+018</text:p>
          </table:table-cell>
          <table:table-cell office:value-type="float" office:value="1.47584348573166E+018" calcext:value-type="float">
            <text:p>1.47584348573166E+018</text:p>
          </table:table-cell>
          <table:table-cell/>
          <table:table-cell table:formula="of:= [.C576] - [.B576]" office:value-type="float" office:value="275730176" calcext:value-type="float">
            <text:p>27573017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47584348545628E+018" calcext:value-type="float">
            <text:p>1.47584348545628E+018</text:p>
          </table:table-cell>
          <table:table-cell office:value-type="float" office:value="1.47584348573172E+018" calcext:value-type="float">
            <text:p>1.47584348573172E+018</text:p>
          </table:table-cell>
          <table:table-cell/>
          <table:table-cell table:formula="of:= [.C577] - [.B577]" office:value-type="float" office:value="275439872" calcext:value-type="float">
            <text:p>27543987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7584348545663E+018" calcext:value-type="float">
            <text:p>1.47584348545663E+018</text:p>
          </table:table-cell>
          <table:table-cell office:value-type="float" office:value="1.47584348573177E+018" calcext:value-type="float">
            <text:p>1.47584348573177E+018</text:p>
          </table:table-cell>
          <table:table-cell/>
          <table:table-cell table:formula="of:= [.C578] - [.B578]" office:value-type="float" office:value="275139840" calcext:value-type="float">
            <text:p>27513984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47584348545699E+018" calcext:value-type="float">
            <text:p>1.47584348545699E+018</text:p>
          </table:table-cell>
          <table:table-cell office:value-type="float" office:value="1.47584348573433E+018" calcext:value-type="float">
            <text:p>1.47584348573433E+018</text:p>
          </table:table-cell>
          <table:table-cell/>
          <table:table-cell table:formula="of:= [.C579] - [.B579]" office:value-type="float" office:value="277339904" calcext:value-type="float">
            <text:p>27733990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47584348545734E+018" calcext:value-type="float">
            <text:p>1.47584348545734E+018</text:p>
          </table:table-cell>
          <table:table-cell office:value-type="float" office:value="1.47584348573762E+018" calcext:value-type="float">
            <text:p>1.47584348573762E+018</text:p>
          </table:table-cell>
          <table:table-cell/>
          <table:table-cell table:formula="of:= [.C580] - [.B580]" office:value-type="float" office:value="280280064" calcext:value-type="float">
            <text:p>28028006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4758434854577E+018" calcext:value-type="float">
            <text:p>1.4758434854577E+018</text:p>
          </table:table-cell>
          <table:table-cell office:value-type="float" office:value="1.47584348573801E+018" calcext:value-type="float">
            <text:p>1.47584348573801E+018</text:p>
          </table:table-cell>
          <table:table-cell/>
          <table:table-cell table:formula="of:= [.C581] - [.B581]" office:value-type="float" office:value="280310016" calcext:value-type="float">
            <text:p>28031001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47584348545805E+018" calcext:value-type="float">
            <text:p>1.47584348545805E+018</text:p>
          </table:table-cell>
          <table:table-cell office:value-type="float" office:value="1.47584348573807E+018" calcext:value-type="float">
            <text:p>1.47584348573807E+018</text:p>
          </table:table-cell>
          <table:table-cell/>
          <table:table-cell table:formula="of:= [.C582] - [.B582]" office:value-type="float" office:value="280019968" calcext:value-type="float">
            <text:p>28001996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4758434854584E+018" calcext:value-type="float">
            <text:p>1.4758434854584E+018</text:p>
          </table:table-cell>
          <table:table-cell office:value-type="float" office:value="1.47584348573813E+018" calcext:value-type="float">
            <text:p>1.47584348573813E+018</text:p>
          </table:table-cell>
          <table:table-cell/>
          <table:table-cell table:formula="of:= [.C583] - [.B583]" office:value-type="float" office:value="279729920" calcext:value-type="float">
            <text:p>27972992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47584348545875E+018" calcext:value-type="float">
            <text:p>1.47584348545875E+018</text:p>
          </table:table-cell>
          <table:table-cell office:value-type="float" office:value="1.47584348573819E+018" calcext:value-type="float">
            <text:p>1.47584348573819E+018</text:p>
          </table:table-cell>
          <table:table-cell/>
          <table:table-cell table:formula="of:= [.C584] - [.B584]" office:value-type="float" office:value="279439872" calcext:value-type="float">
            <text:p>27943987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4758434854591E+018" calcext:value-type="float">
            <text:p>1.4758434854591E+018</text:p>
          </table:table-cell>
          <table:table-cell office:value-type="float" office:value="1.47584348573824E+018" calcext:value-type="float">
            <text:p>1.47584348573824E+018</text:p>
          </table:table-cell>
          <table:table-cell/>
          <table:table-cell table:formula="of:= [.C585] - [.B585]" office:value-type="float" office:value="279139840" calcext:value-type="float">
            <text:p>27913984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47584348545945E+018" calcext:value-type="float">
            <text:p>1.47584348545945E+018</text:p>
          </table:table-cell>
          <table:table-cell office:value-type="float" office:value="1.4758434857383E+018" calcext:value-type="float">
            <text:p>1.4758434857383E+018</text:p>
          </table:table-cell>
          <table:table-cell/>
          <table:table-cell table:formula="of:= [.C586] - [.B586]" office:value-type="float" office:value="278850048" calcext:value-type="float">
            <text:p>27885004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47584348545981E+018" calcext:value-type="float">
            <text:p>1.47584348545981E+018</text:p>
          </table:table-cell>
          <table:table-cell office:value-type="float" office:value="1.47584348573964E+018" calcext:value-type="float">
            <text:p>1.47584348573964E+018</text:p>
          </table:table-cell>
          <table:table-cell/>
          <table:table-cell table:formula="of:= [.C587] - [.B587]" office:value-type="float" office:value="279830016" calcext:value-type="float">
            <text:p>27983001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47584348546016E+018" calcext:value-type="float">
            <text:p>1.47584348546016E+018</text:p>
          </table:table-cell>
          <table:table-cell office:value-type="float" office:value="1.47584348573971E+018" calcext:value-type="float">
            <text:p>1.47584348573971E+018</text:p>
          </table:table-cell>
          <table:table-cell/>
          <table:table-cell table:formula="of:= [.C588] - [.B588]" office:value-type="float" office:value="279550208" calcext:value-type="float">
            <text:p>27955020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47584348546051E+018" calcext:value-type="float">
            <text:p>1.47584348546051E+018</text:p>
          </table:table-cell>
          <table:table-cell office:value-type="float" office:value="1.47584348573976E+018" calcext:value-type="float">
            <text:p>1.47584348573976E+018</text:p>
          </table:table-cell>
          <table:table-cell/>
          <table:table-cell table:formula="of:= [.C589] - [.B589]" office:value-type="float" office:value="279249920" calcext:value-type="float">
            <text:p>27924992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47584348546086E+018" calcext:value-type="float">
            <text:p>1.47584348546086E+018</text:p>
          </table:table-cell>
          <table:table-cell office:value-type="float" office:value="1.47584348573982E+018" calcext:value-type="float">
            <text:p>1.47584348573982E+018</text:p>
          </table:table-cell>
          <table:table-cell/>
          <table:table-cell table:formula="of:= [.C590] - [.B590]" office:value-type="float" office:value="278960128" calcext:value-type="float">
            <text:p>27896012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47584348546121E+018" calcext:value-type="float">
            <text:p>1.47584348546121E+018</text:p>
          </table:table-cell>
          <table:table-cell office:value-type="float" office:value="1.47584348573988E+018" calcext:value-type="float">
            <text:p>1.47584348573988E+018</text:p>
          </table:table-cell>
          <table:table-cell/>
          <table:table-cell table:formula="of:= [.C591] - [.B591]" office:value-type="float" office:value="278670080" calcext:value-type="float">
            <text:p>27867008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4758434854616E+018" calcext:value-type="float">
            <text:p>1.4758434854616E+018</text:p>
          </table:table-cell>
          <table:table-cell office:value-type="float" office:value="1.47584348573994E+018" calcext:value-type="float">
            <text:p>1.47584348573994E+018</text:p>
          </table:table-cell>
          <table:table-cell/>
          <table:table-cell table:formula="of:= [.C592] - [.B592]" office:value-type="float" office:value="278340096" calcext:value-type="float">
            <text:p>27834009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475843485462E+018" calcext:value-type="float">
            <text:p>1.475843485462E+018</text:p>
          </table:table-cell>
          <table:table-cell office:value-type="float" office:value="1.47584348574E+018" calcext:value-type="float">
            <text:p>1.47584348574E+018</text:p>
          </table:table-cell>
          <table:table-cell/>
          <table:table-cell table:formula="of:= [.C593] - [.B593]" office:value-type="float" office:value="278000128" calcext:value-type="float">
            <text:p>27800012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47584348546236E+018" calcext:value-type="float">
            <text:p>1.47584348546236E+018</text:p>
          </table:table-cell>
          <table:table-cell office:value-type="float" office:value="1.47584348574005E+018" calcext:value-type="float">
            <text:p>1.47584348574005E+018</text:p>
          </table:table-cell>
          <table:table-cell/>
          <table:table-cell table:formula="of:= [.C594] - [.B594]" office:value-type="float" office:value="277690112" calcext:value-type="float">
            <text:p>27769011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47584348546275E+018" calcext:value-type="float">
            <text:p>1.47584348546275E+018</text:p>
          </table:table-cell>
          <table:table-cell office:value-type="float" office:value="1.47584348574011E+018" calcext:value-type="float">
            <text:p>1.47584348574011E+018</text:p>
          </table:table-cell>
          <table:table-cell/>
          <table:table-cell table:formula="of:= [.C595] - [.B595]" office:value-type="float" office:value="277359872" calcext:value-type="float">
            <text:p>27735987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47584348546314E+018" calcext:value-type="float">
            <text:p>1.47584348546314E+018</text:p>
          </table:table-cell>
          <table:table-cell office:value-type="float" office:value="1.47584348574017E+018" calcext:value-type="float">
            <text:p>1.47584348574017E+018</text:p>
          </table:table-cell>
          <table:table-cell/>
          <table:table-cell table:formula="of:= [.C596] - [.B596]" office:value-type="float" office:value="277030144" calcext:value-type="float">
            <text:p>27703014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47584348546349E+018" calcext:value-type="float">
            <text:p>1.47584348546349E+018</text:p>
          </table:table-cell>
          <table:table-cell office:value-type="float" office:value="1.47584348574022E+018" calcext:value-type="float">
            <text:p>1.47584348574022E+018</text:p>
          </table:table-cell>
          <table:table-cell/>
          <table:table-cell table:formula="of:= [.C597] - [.B597]" office:value-type="float" office:value="276730112" calcext:value-type="float">
            <text:p>27673011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47584348546408E+018" calcext:value-type="float">
            <text:p>1.47584348546408E+018</text:p>
          </table:table-cell>
          <table:table-cell office:value-type="float" office:value="1.47584348574028E+018" calcext:value-type="float">
            <text:p>1.47584348574028E+018</text:p>
          </table:table-cell>
          <table:table-cell/>
          <table:table-cell table:formula="of:= [.C598] - [.B598]" office:value-type="float" office:value="276199936" calcext:value-type="float">
            <text:p>27619993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47584348546444E+018" calcext:value-type="float">
            <text:p>1.47584348546444E+018</text:p>
          </table:table-cell>
          <table:table-cell office:value-type="float" office:value="1.47584348574034E+018" calcext:value-type="float">
            <text:p>1.47584348574034E+018</text:p>
          </table:table-cell>
          <table:table-cell/>
          <table:table-cell table:formula="of:= [.C599] - [.B599]" office:value-type="float" office:value="275899904" calcext:value-type="float">
            <text:p>27589990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47584348546483E+018" calcext:value-type="float">
            <text:p>1.47584348546483E+018</text:p>
          </table:table-cell>
          <table:table-cell office:value-type="float" office:value="1.4758434857404E+018" calcext:value-type="float">
            <text:p>1.4758434857404E+018</text:p>
          </table:table-cell>
          <table:table-cell/>
          <table:table-cell table:formula="of:= [.C600] - [.B600]" office:value-type="float" office:value="275570176" calcext:value-type="float">
            <text:p>27557017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47584348546519E+018" calcext:value-type="float">
            <text:p>1.47584348546519E+018</text:p>
          </table:table-cell>
          <table:table-cell office:value-type="float" office:value="1.47584348574045E+018" calcext:value-type="float">
            <text:p>1.47584348574045E+018</text:p>
          </table:table-cell>
          <table:table-cell/>
          <table:table-cell table:formula="of:= [.C601] - [.B601]" office:value-type="float" office:value="275259648" calcext:value-type="float">
            <text:p>27525964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47584348546554E+018" calcext:value-type="float">
            <text:p>1.47584348546554E+018</text:p>
          </table:table-cell>
          <table:table-cell office:value-type="float" office:value="1.47584348574051E+018" calcext:value-type="float">
            <text:p>1.47584348574051E+018</text:p>
          </table:table-cell>
          <table:table-cell/>
          <table:table-cell table:formula="of:= [.C602] - [.B602]" office:value-type="float" office:value="274969856" calcext:value-type="float">
            <text:p>27496985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47584348546593E+018" calcext:value-type="float">
            <text:p>1.47584348546593E+018</text:p>
          </table:table-cell>
          <table:table-cell office:value-type="float" office:value="1.47584348574057E+018" calcext:value-type="float">
            <text:p>1.47584348574057E+018</text:p>
          </table:table-cell>
          <table:table-cell/>
          <table:table-cell table:formula="of:= [.C603] - [.B603]" office:value-type="float" office:value="274640128" calcext:value-type="float">
            <text:p>27464012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47584348546628E+018" calcext:value-type="float">
            <text:p>1.47584348546628E+018</text:p>
          </table:table-cell>
          <table:table-cell office:value-type="float" office:value="1.47584348574062E+018" calcext:value-type="float">
            <text:p>1.47584348574062E+018</text:p>
          </table:table-cell>
          <table:table-cell/>
          <table:table-cell table:formula="of:= [.C604] - [.B604]" office:value-type="float" office:value="274339840" calcext:value-type="float">
            <text:p>27433984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47584348546664E+018" calcext:value-type="float">
            <text:p>1.47584348546664E+018</text:p>
          </table:table-cell>
          <table:table-cell office:value-type="float" office:value="1.47584348574068E+018" calcext:value-type="float">
            <text:p>1.47584348574068E+018</text:p>
          </table:table-cell>
          <table:table-cell/>
          <table:table-cell table:formula="of:= [.C605] - [.B605]" office:value-type="float" office:value="274039808" calcext:value-type="float">
            <text:p>27403980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47584348546711E+018" calcext:value-type="float">
            <text:p>1.47584348546711E+018</text:p>
          </table:table-cell>
          <table:table-cell office:value-type="float" office:value="1.47584348574074E+018" calcext:value-type="float">
            <text:p>1.47584348574074E+018</text:p>
          </table:table-cell>
          <table:table-cell/>
          <table:table-cell table:formula="of:= [.C606] - [.B606]" office:value-type="float" office:value="273629952" calcext:value-type="float">
            <text:p>27362995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47584348546759E+018" calcext:value-type="float">
            <text:p>1.47584348546759E+018</text:p>
          </table:table-cell>
          <table:table-cell office:value-type="float" office:value="1.47584348574079E+018" calcext:value-type="float">
            <text:p>1.47584348574079E+018</text:p>
          </table:table-cell>
          <table:table-cell/>
          <table:table-cell table:formula="of:= [.C607] - [.B607]" office:value-type="float" office:value="273200128" calcext:value-type="float">
            <text:p>27320012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47584348546798E+018" calcext:value-type="float">
            <text:p>1.47584348546798E+018</text:p>
          </table:table-cell>
          <table:table-cell office:value-type="float" office:value="1.47584348574085E+018" calcext:value-type="float">
            <text:p>1.47584348574085E+018</text:p>
          </table:table-cell>
          <table:table-cell/>
          <table:table-cell table:formula="of:= [.C608] - [.B608]" office:value-type="float" office:value="272869888" calcext:value-type="float">
            <text:p>27286988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47584348546834E+018" calcext:value-type="float">
            <text:p>1.47584348546834E+018</text:p>
          </table:table-cell>
          <table:table-cell office:value-type="float" office:value="1.47584348574091E+018" calcext:value-type="float">
            <text:p>1.47584348574091E+018</text:p>
          </table:table-cell>
          <table:table-cell/>
          <table:table-cell table:formula="of:= [.C609] - [.B609]" office:value-type="float" office:value="272570112" calcext:value-type="float">
            <text:p>27257011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47584348546869E+018" calcext:value-type="float">
            <text:p>1.47584348546869E+018</text:p>
          </table:table-cell>
          <table:table-cell office:value-type="float" office:value="1.47584348574097E+018" calcext:value-type="float">
            <text:p>1.47584348574097E+018</text:p>
          </table:table-cell>
          <table:table-cell/>
          <table:table-cell table:formula="of:= [.C610] - [.B610]" office:value-type="float" office:value="272280064" calcext:value-type="float">
            <text:p>27228006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47584348546924E+018" calcext:value-type="float">
            <text:p>1.47584348546924E+018</text:p>
          </table:table-cell>
          <table:table-cell office:value-type="float" office:value="1.47584348574102E+018" calcext:value-type="float">
            <text:p>1.47584348574102E+018</text:p>
          </table:table-cell>
          <table:table-cell/>
          <table:table-cell table:formula="of:= [.C611] - [.B611]" office:value-type="float" office:value="271780352" calcext:value-type="float">
            <text:p>27178035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47584348546963E+018" calcext:value-type="float">
            <text:p>1.47584348546963E+018</text:p>
          </table:table-cell>
          <table:table-cell office:value-type="float" office:value="1.47584348574108E+018" calcext:value-type="float">
            <text:p>1.47584348574108E+018</text:p>
          </table:table-cell>
          <table:table-cell/>
          <table:table-cell table:formula="of:= [.C612] - [.B612]" office:value-type="float" office:value="271450112" calcext:value-type="float">
            <text:p>27145011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47584348546999E+018" calcext:value-type="float">
            <text:p>1.47584348546999E+018</text:p>
          </table:table-cell>
          <table:table-cell office:value-type="float" office:value="1.47584348574114E+018" calcext:value-type="float">
            <text:p>1.47584348574114E+018</text:p>
          </table:table-cell>
          <table:table-cell/>
          <table:table-cell table:formula="of:= [.C613] - [.B613]" office:value-type="float" office:value="271150080" calcext:value-type="float">
            <text:p>27115008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47584348547035E+018" calcext:value-type="float">
            <text:p>1.47584348547035E+018</text:p>
          </table:table-cell>
          <table:table-cell office:value-type="float" office:value="1.47584348574119E+018" calcext:value-type="float">
            <text:p>1.47584348574119E+018</text:p>
          </table:table-cell>
          <table:table-cell/>
          <table:table-cell table:formula="of:= [.C614] - [.B614]" office:value-type="float" office:value="270840064" calcext:value-type="float">
            <text:p>27084006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47584348547073E+018" calcext:value-type="float">
            <text:p>1.47584348547073E+018</text:p>
          </table:table-cell>
          <table:table-cell office:value-type="float" office:value="1.47584348574125E+018" calcext:value-type="float">
            <text:p>1.47584348574125E+018</text:p>
          </table:table-cell>
          <table:table-cell/>
          <table:table-cell table:formula="of:= [.C615] - [.B615]" office:value-type="float" office:value="270520064" calcext:value-type="float">
            <text:p>27052006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47584348547109E+018" calcext:value-type="float">
            <text:p>1.47584348547109E+018</text:p>
          </table:table-cell>
          <table:table-cell office:value-type="float" office:value="1.47584348574131E+018" calcext:value-type="float">
            <text:p>1.47584348574131E+018</text:p>
          </table:table-cell>
          <table:table-cell/>
          <table:table-cell table:formula="of:= [.C616] - [.B616]" office:value-type="float" office:value="270220032" calcext:value-type="float">
            <text:p>27022003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47584348547144E+018" calcext:value-type="float">
            <text:p>1.47584348547144E+018</text:p>
          </table:table-cell>
          <table:table-cell office:value-type="float" office:value="1.47584348574136E+018" calcext:value-type="float">
            <text:p>1.47584348574136E+018</text:p>
          </table:table-cell>
          <table:table-cell/>
          <table:table-cell table:formula="of:= [.C617] - [.B617]" office:value-type="float" office:value="269920256" calcext:value-type="float">
            <text:p>26992025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47584348547179E+018" calcext:value-type="float">
            <text:p>1.47584348547179E+018</text:p>
          </table:table-cell>
          <table:table-cell office:value-type="float" office:value="1.47584348574142E+018" calcext:value-type="float">
            <text:p>1.47584348574142E+018</text:p>
          </table:table-cell>
          <table:table-cell/>
          <table:table-cell table:formula="of:= [.C618] - [.B618]" office:value-type="float" office:value="269629952" calcext:value-type="float">
            <text:p>26962995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47584348547215E+018" calcext:value-type="float">
            <text:p>1.47584348547215E+018</text:p>
          </table:table-cell>
          <table:table-cell office:value-type="float" office:value="1.47584348574148E+018" calcext:value-type="float">
            <text:p>1.47584348574148E+018</text:p>
          </table:table-cell>
          <table:table-cell/>
          <table:table-cell table:formula="of:= [.C619] - [.B619]" office:value-type="float" office:value="269329920" calcext:value-type="float">
            <text:p>26932992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4758434854725E+018" calcext:value-type="float">
            <text:p>1.4758434854725E+018</text:p>
          </table:table-cell>
          <table:table-cell office:value-type="float" office:value="1.47584348574785E+018" calcext:value-type="float">
            <text:p>1.47584348574785E+018</text:p>
          </table:table-cell>
          <table:table-cell/>
          <table:table-cell table:formula="of:= [.C620] - [.B620]" office:value-type="float" office:value="275350016" calcext:value-type="float">
            <text:p>27535001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47584348547285E+018" calcext:value-type="float">
            <text:p>1.47584348547285E+018</text:p>
          </table:table-cell>
          <table:table-cell office:value-type="float" office:value="1.47584348574791E+018" calcext:value-type="float">
            <text:p>1.47584348574791E+018</text:p>
          </table:table-cell>
          <table:table-cell/>
          <table:table-cell table:formula="of:= [.C621] - [.B621]" office:value-type="float" office:value="275060224" calcext:value-type="float">
            <text:p>27506022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47584348547323E+018" calcext:value-type="float">
            <text:p>1.47584348547323E+018</text:p>
          </table:table-cell>
          <table:table-cell office:value-type="float" office:value="1.47584348574797E+018" calcext:value-type="float">
            <text:p>1.47584348574797E+018</text:p>
          </table:table-cell>
          <table:table-cell/>
          <table:table-cell table:formula="of:= [.C622] - [.B622]" office:value-type="float" office:value="274739968" calcext:value-type="float">
            <text:p>27473996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47584348547359E+018" calcext:value-type="float">
            <text:p>1.47584348547359E+018</text:p>
          </table:table-cell>
          <table:table-cell office:value-type="float" office:value="1.47584348574803E+018" calcext:value-type="float">
            <text:p>1.47584348574803E+018</text:p>
          </table:table-cell>
          <table:table-cell/>
          <table:table-cell table:formula="of:= [.C623] - [.B623]" office:value-type="float" office:value="274439936" calcext:value-type="float">
            <text:p>27443993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47584348547394E+018" calcext:value-type="float">
            <text:p>1.47584348547394E+018</text:p>
          </table:table-cell>
          <table:table-cell office:value-type="float" office:value="1.47584348574809E+018" calcext:value-type="float">
            <text:p>1.47584348574809E+018</text:p>
          </table:table-cell>
          <table:table-cell/>
          <table:table-cell table:formula="of:= [.C624] - [.B624]" office:value-type="float" office:value="274150144" calcext:value-type="float">
            <text:p>27415014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4758434854743E+018" calcext:value-type="float">
            <text:p>1.4758434854743E+018</text:p>
          </table:table-cell>
          <table:table-cell office:value-type="float" office:value="1.47584348574814E+018" calcext:value-type="float">
            <text:p>1.47584348574814E+018</text:p>
          </table:table-cell>
          <table:table-cell/>
          <table:table-cell table:formula="of:= [.C625] - [.B625]" office:value-type="float" office:value="273839872" calcext:value-type="float">
            <text:p>27383987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47584348547465E+018" calcext:value-type="float">
            <text:p>1.47584348547465E+018</text:p>
          </table:table-cell>
          <table:table-cell office:value-type="float" office:value="1.4758434857482E+018" calcext:value-type="float">
            <text:p>1.4758434857482E+018</text:p>
          </table:table-cell>
          <table:table-cell/>
          <table:table-cell table:formula="of:= [.C626] - [.B626]" office:value-type="float" office:value="273550080" calcext:value-type="float">
            <text:p>27355008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475843485475E+018" calcext:value-type="float">
            <text:p>1.475843485475E+018</text:p>
          </table:table-cell>
          <table:table-cell office:value-type="float" office:value="1.47584348574826E+018" calcext:value-type="float">
            <text:p>1.47584348574826E+018</text:p>
          </table:table-cell>
          <table:table-cell/>
          <table:table-cell table:formula="of:= [.C627] - [.B627]" office:value-type="float" office:value="273260032" calcext:value-type="float">
            <text:p>27326003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47584348547535E+018" calcext:value-type="float">
            <text:p>1.47584348547535E+018</text:p>
          </table:table-cell>
          <table:table-cell office:value-type="float" office:value="1.47584348574832E+018" calcext:value-type="float">
            <text:p>1.47584348574832E+018</text:p>
          </table:table-cell>
          <table:table-cell/>
          <table:table-cell table:formula="of:= [.C628] - [.B628]" office:value-type="float" office:value="272969984" calcext:value-type="float">
            <text:p>27296998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4758434854757E+018" calcext:value-type="float">
            <text:p>1.4758434854757E+018</text:p>
          </table:table-cell>
          <table:table-cell office:value-type="float" office:value="1.47584348574837E+018" calcext:value-type="float">
            <text:p>1.47584348574837E+018</text:p>
          </table:table-cell>
          <table:table-cell/>
          <table:table-cell table:formula="of:= [.C629] - [.B629]" office:value-type="float" office:value="272669952" calcext:value-type="float">
            <text:p>27266995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47584348547605E+018" calcext:value-type="float">
            <text:p>1.47584348547605E+018</text:p>
          </table:table-cell>
          <table:table-cell office:value-type="float" office:value="1.47584348574843E+018" calcext:value-type="float">
            <text:p>1.47584348574843E+018</text:p>
          </table:table-cell>
          <table:table-cell/>
          <table:table-cell table:formula="of:= [.C630] - [.B630]" office:value-type="float" office:value="272379904" calcext:value-type="float">
            <text:p>27237990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47584348547659E+018" calcext:value-type="float">
            <text:p>1.47584348547659E+018</text:p>
          </table:table-cell>
          <table:table-cell office:value-type="float" office:value="1.47584348574849E+018" calcext:value-type="float">
            <text:p>1.47584348574849E+018</text:p>
          </table:table-cell>
          <table:table-cell/>
          <table:table-cell table:formula="of:= [.C631] - [.B631]" office:value-type="float" office:value="271900160" calcext:value-type="float">
            <text:p>27190016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4758434854772E+018" calcext:value-type="float">
            <text:p>1.4758434854772E+018</text:p>
          </table:table-cell>
          <table:table-cell office:value-type="float" office:value="1.47584348574854E+018" calcext:value-type="float">
            <text:p>1.47584348574854E+018</text:p>
          </table:table-cell>
          <table:table-cell/>
          <table:table-cell table:formula="of:= [.C632] - [.B632]" office:value-type="float" office:value="271340032" calcext:value-type="float">
            <text:p>27134003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47584348547756E+018" calcext:value-type="float">
            <text:p>1.47584348547756E+018</text:p>
          </table:table-cell>
          <table:table-cell office:value-type="float" office:value="1.4758434857486E+018" calcext:value-type="float">
            <text:p>1.4758434857486E+018</text:p>
          </table:table-cell>
          <table:table-cell/>
          <table:table-cell table:formula="of:= [.C633] - [.B633]" office:value-type="float" office:value="271040000" calcext:value-type="float">
            <text:p>27104000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47584348547809E+018" calcext:value-type="float">
            <text:p>1.47584348547809E+018</text:p>
          </table:table-cell>
          <table:table-cell office:value-type="float" office:value="1.47584348574866E+018" calcext:value-type="float">
            <text:p>1.47584348574866E+018</text:p>
          </table:table-cell>
          <table:table-cell/>
          <table:table-cell table:formula="of:= [.C634] - [.B634]" office:value-type="float" office:value="270569984" calcext:value-type="float">
            <text:p>27056998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47584348547845E+018" calcext:value-type="float">
            <text:p>1.47584348547845E+018</text:p>
          </table:table-cell>
          <table:table-cell office:value-type="float" office:value="1.47584348574872E+018" calcext:value-type="float">
            <text:p>1.47584348574872E+018</text:p>
          </table:table-cell>
          <table:table-cell/>
          <table:table-cell table:formula="of:= [.C635] - [.B635]" office:value-type="float" office:value="270269696" calcext:value-type="float">
            <text:p>27026969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47584348547881E+018" calcext:value-type="float">
            <text:p>1.47584348547881E+018</text:p>
          </table:table-cell>
          <table:table-cell office:value-type="float" office:value="1.47584348574877E+018" calcext:value-type="float">
            <text:p>1.47584348574877E+018</text:p>
          </table:table-cell>
          <table:table-cell/>
          <table:table-cell table:formula="of:= [.C636] - [.B636]" office:value-type="float" office:value="269959680" calcext:value-type="float">
            <text:p>26995968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47584348547916E+018" calcext:value-type="float">
            <text:p>1.47584348547916E+018</text:p>
          </table:table-cell>
          <table:table-cell office:value-type="float" office:value="1.47584348574883E+018" calcext:value-type="float">
            <text:p>1.47584348574883E+018</text:p>
          </table:table-cell>
          <table:table-cell/>
          <table:table-cell table:formula="of:= [.C637] - [.B637]" office:value-type="float" office:value="269669888" calcext:value-type="float">
            <text:p>26966988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47584348547952E+018" calcext:value-type="float">
            <text:p>1.47584348547952E+018</text:p>
          </table:table-cell>
          <table:table-cell office:value-type="float" office:value="1.47584348574889E+018" calcext:value-type="float">
            <text:p>1.47584348574889E+018</text:p>
          </table:table-cell>
          <table:table-cell/>
          <table:table-cell table:formula="of:= [.C638] - [.B638]" office:value-type="float" office:value="269370112" calcext:value-type="float">
            <text:p>26937011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47584348547987E+018" calcext:value-type="float">
            <text:p>1.47584348547987E+018</text:p>
          </table:table-cell>
          <table:table-cell office:value-type="float" office:value="1.47584348574894E+018" calcext:value-type="float">
            <text:p>1.47584348574894E+018</text:p>
          </table:table-cell>
          <table:table-cell/>
          <table:table-cell table:formula="of:= [.C639] - [.B639]" office:value-type="float" office:value="269070080" calcext:value-type="float">
            <text:p>26907008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47584348548031E+018" calcext:value-type="float">
            <text:p>1.47584348548031E+018</text:p>
          </table:table-cell>
          <table:table-cell office:value-type="float" office:value="1.475843485749E+018" calcext:value-type="float">
            <text:p>1.475843485749E+018</text:p>
          </table:table-cell>
          <table:table-cell/>
          <table:table-cell table:formula="of:= [.C640] - [.B640]" office:value-type="float" office:value="268689920" calcext:value-type="float">
            <text:p>26868992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47584348548068E+018" calcext:value-type="float">
            <text:p>1.47584348548068E+018</text:p>
          </table:table-cell>
          <table:table-cell office:value-type="float" office:value="1.47584348574906E+018" calcext:value-type="float">
            <text:p>1.47584348574906E+018</text:p>
          </table:table-cell>
          <table:table-cell/>
          <table:table-cell table:formula="of:= [.C641] - [.B641]" office:value-type="float" office:value="268379904" calcext:value-type="float">
            <text:p>26837990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47584348548103E+018" calcext:value-type="float">
            <text:p>1.47584348548103E+018</text:p>
          </table:table-cell>
          <table:table-cell office:value-type="float" office:value="1.47584348574911E+018" calcext:value-type="float">
            <text:p>1.47584348574911E+018</text:p>
          </table:table-cell>
          <table:table-cell/>
          <table:table-cell table:formula="of:= [.C642] - [.B642]" office:value-type="float" office:value="268079872" calcext:value-type="float">
            <text:p>26807987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47584348548138E+018" calcext:value-type="float">
            <text:p>1.47584348548138E+018</text:p>
          </table:table-cell>
          <table:table-cell office:value-type="float" office:value="1.47584348574917E+018" calcext:value-type="float">
            <text:p>1.47584348574917E+018</text:p>
          </table:table-cell>
          <table:table-cell/>
          <table:table-cell table:formula="of:= [.C643] - [.B643]" office:value-type="float" office:value="267789824" calcext:value-type="float">
            <text:p>26778982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47584348548173E+018" calcext:value-type="float">
            <text:p>1.47584348548173E+018</text:p>
          </table:table-cell>
          <table:table-cell office:value-type="float" office:value="1.47584348574923E+018" calcext:value-type="float">
            <text:p>1.47584348574923E+018</text:p>
          </table:table-cell>
          <table:table-cell/>
          <table:table-cell table:formula="of:= [.C644] - [.B644]" office:value-type="float" office:value="267500032" calcext:value-type="float">
            <text:p>26750003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47584348548208E+018" calcext:value-type="float">
            <text:p>1.47584348548208E+018</text:p>
          </table:table-cell>
          <table:table-cell office:value-type="float" office:value="1.47584348574928E+018" calcext:value-type="float">
            <text:p>1.47584348574928E+018</text:p>
          </table:table-cell>
          <table:table-cell/>
          <table:table-cell table:formula="of:= [.C645] - [.B645]" office:value-type="float" office:value="267200000" calcext:value-type="float">
            <text:p>26720000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47584348548243E+018" calcext:value-type="float">
            <text:p>1.47584348548243E+018</text:p>
          </table:table-cell>
          <table:table-cell office:value-type="float" office:value="1.47584348574934E+018" calcext:value-type="float">
            <text:p>1.47584348574934E+018</text:p>
          </table:table-cell>
          <table:table-cell/>
          <table:table-cell table:formula="of:= [.C646] - [.B646]" office:value-type="float" office:value="266910208" calcext:value-type="float">
            <text:p>26691020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47584348548279E+018" calcext:value-type="float">
            <text:p>1.47584348548279E+018</text:p>
          </table:table-cell>
          <table:table-cell office:value-type="float" office:value="1.4758434857494E+018" calcext:value-type="float">
            <text:p>1.4758434857494E+018</text:p>
          </table:table-cell>
          <table:table-cell/>
          <table:table-cell table:formula="of:= [.C647] - [.B647]" office:value-type="float" office:value="266610176" calcext:value-type="float">
            <text:p>26661017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4758434854832E+018" calcext:value-type="float">
            <text:p>1.4758434854832E+018</text:p>
          </table:table-cell>
          <table:table-cell office:value-type="float" office:value="1.47584348574946E+018" calcext:value-type="float">
            <text:p>1.47584348574946E+018</text:p>
          </table:table-cell>
          <table:table-cell/>
          <table:table-cell table:formula="of:= [.C648] - [.B648]" office:value-type="float" office:value="266259968" calcext:value-type="float">
            <text:p>26625996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47584348548356E+018" calcext:value-type="float">
            <text:p>1.47584348548356E+018</text:p>
          </table:table-cell>
          <table:table-cell office:value-type="float" office:value="1.47584348574951E+018" calcext:value-type="float">
            <text:p>1.47584348574951E+018</text:p>
          </table:table-cell>
          <table:table-cell/>
          <table:table-cell table:formula="of:= [.C649] - [.B649]" office:value-type="float" office:value="265949952" calcext:value-type="float">
            <text:p>26594995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47584348548391E+018" calcext:value-type="float">
            <text:p>1.47584348548391E+018</text:p>
          </table:table-cell>
          <table:table-cell office:value-type="float" office:value="1.47584348574957E+018" calcext:value-type="float">
            <text:p>1.47584348574957E+018</text:p>
          </table:table-cell>
          <table:table-cell/>
          <table:table-cell table:formula="of:= [.C650] - [.B650]" office:value-type="float" office:value="265659904" calcext:value-type="float">
            <text:p>26565990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47584348548426E+018" calcext:value-type="float">
            <text:p>1.47584348548426E+018</text:p>
          </table:table-cell>
          <table:table-cell office:value-type="float" office:value="1.47584348574963E+018" calcext:value-type="float">
            <text:p>1.47584348574963E+018</text:p>
          </table:table-cell>
          <table:table-cell/>
          <table:table-cell table:formula="of:= [.C651] - [.B651]" office:value-type="float" office:value="265370368" calcext:value-type="float">
            <text:p>26537036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47584348548462E+018" calcext:value-type="float">
            <text:p>1.47584348548462E+018</text:p>
          </table:table-cell>
          <table:table-cell office:value-type="float" office:value="1.47584348574968E+018" calcext:value-type="float">
            <text:p>1.47584348574968E+018</text:p>
          </table:table-cell>
          <table:table-cell/>
          <table:table-cell table:formula="of:= [.C652] - [.B652]" office:value-type="float" office:value="265060096" calcext:value-type="float">
            <text:p>26506009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47584348548497E+018" calcext:value-type="float">
            <text:p>1.47584348548497E+018</text:p>
          </table:table-cell>
          <table:table-cell office:value-type="float" office:value="1.47584348574981E+018" calcext:value-type="float">
            <text:p>1.47584348574981E+018</text:p>
          </table:table-cell>
          <table:table-cell/>
          <table:table-cell table:formula="of:= [.C653] - [.B653]" office:value-type="float" office:value="264839936" calcext:value-type="float">
            <text:p>26483993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47584348548532E+018" calcext:value-type="float">
            <text:p>1.47584348548532E+018</text:p>
          </table:table-cell>
          <table:table-cell office:value-type="float" office:value="1.47584348575003E+018" calcext:value-type="float">
            <text:p>1.47584348575003E+018</text:p>
          </table:table-cell>
          <table:table-cell/>
          <table:table-cell table:formula="of:= [.C654] - [.B654]" office:value-type="float" office:value="264710144" calcext:value-type="float">
            <text:p>26471014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47584348548567E+018" calcext:value-type="float">
            <text:p>1.47584348548567E+018</text:p>
          </table:table-cell>
          <table:table-cell office:value-type="float" office:value="1.47584348575009E+018" calcext:value-type="float">
            <text:p>1.47584348575009E+018</text:p>
          </table:table-cell>
          <table:table-cell/>
          <table:table-cell table:formula="of:= [.C655] - [.B655]" office:value-type="float" office:value="264419840" calcext:value-type="float">
            <text:p>26441984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47584348548603E+018" calcext:value-type="float">
            <text:p>1.47584348548603E+018</text:p>
          </table:table-cell>
          <table:table-cell office:value-type="float" office:value="1.47584348575014E+018" calcext:value-type="float">
            <text:p>1.47584348575014E+018</text:p>
          </table:table-cell>
          <table:table-cell/>
          <table:table-cell table:formula="of:= [.C656] - [.B656]" office:value-type="float" office:value="264109824" calcext:value-type="float">
            <text:p>26410982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47584348548638E+018" calcext:value-type="float">
            <text:p>1.47584348548638E+018</text:p>
          </table:table-cell>
          <table:table-cell office:value-type="float" office:value="1.4758434857502E+018" calcext:value-type="float">
            <text:p>1.4758434857502E+018</text:p>
          </table:table-cell>
          <table:table-cell/>
          <table:table-cell table:formula="of:= [.C657] - [.B657]" office:value-type="float" office:value="263820032" calcext:value-type="float">
            <text:p>26382003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47584348548673E+018" calcext:value-type="float">
            <text:p>1.47584348548673E+018</text:p>
          </table:table-cell>
          <table:table-cell office:value-type="float" office:value="1.47584348575026E+018" calcext:value-type="float">
            <text:p>1.47584348575026E+018</text:p>
          </table:table-cell>
          <table:table-cell/>
          <table:table-cell table:formula="of:= [.C658] - [.B658]" office:value-type="float" office:value="263529984" calcext:value-type="float">
            <text:p>26352998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47584348548708E+018" calcext:value-type="float">
            <text:p>1.47584348548708E+018</text:p>
          </table:table-cell>
          <table:table-cell office:value-type="float" office:value="1.47584348575031E+018" calcext:value-type="float">
            <text:p>1.47584348575031E+018</text:p>
          </table:table-cell>
          <table:table-cell/>
          <table:table-cell table:formula="of:= [.C659] - [.B659]" office:value-type="float" office:value="263229696" calcext:value-type="float">
            <text:p>26322969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47584348548743E+018" calcext:value-type="float">
            <text:p>1.47584348548743E+018</text:p>
          </table:table-cell>
          <table:table-cell office:value-type="float" office:value="1.47584348575045E+018" calcext:value-type="float">
            <text:p>1.47584348575045E+018</text:p>
          </table:table-cell>
          <table:table-cell/>
          <table:table-cell table:formula="of:= [.C660] - [.B660]" office:value-type="float" office:value="263019776" calcext:value-type="float">
            <text:p>26301977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47584348548779E+018" calcext:value-type="float">
            <text:p>1.47584348548779E+018</text:p>
          </table:table-cell>
          <table:table-cell office:value-type="float" office:value="1.47584348575051E+018" calcext:value-type="float">
            <text:p>1.47584348575051E+018</text:p>
          </table:table-cell>
          <table:table-cell/>
          <table:table-cell table:formula="of:= [.C661] - [.B661]" office:value-type="float" office:value="262720000" calcext:value-type="float">
            <text:p>26272000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47584348548825E+018" calcext:value-type="float">
            <text:p>1.47584348548825E+018</text:p>
          </table:table-cell>
          <table:table-cell office:value-type="float" office:value="1.47584348575057E+018" calcext:value-type="float">
            <text:p>1.47584348575057E+018</text:p>
          </table:table-cell>
          <table:table-cell/>
          <table:table-cell table:formula="of:= [.C662] - [.B662]" office:value-type="float" office:value="262319872" calcext:value-type="float">
            <text:p>26231987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47584348548861E+018" calcext:value-type="float">
            <text:p>1.47584348548861E+018</text:p>
          </table:table-cell>
          <table:table-cell office:value-type="float" office:value="1.47584348575062E+018" calcext:value-type="float">
            <text:p>1.47584348575062E+018</text:p>
          </table:table-cell>
          <table:table-cell/>
          <table:table-cell table:formula="of:= [.C663] - [.B663]" office:value-type="float" office:value="262009856" calcext:value-type="float">
            <text:p>26200985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47584348548897E+018" calcext:value-type="float">
            <text:p>1.47584348548897E+018</text:p>
          </table:table-cell>
          <table:table-cell office:value-type="float" office:value="1.47584348575068E+018" calcext:value-type="float">
            <text:p>1.47584348575068E+018</text:p>
          </table:table-cell>
          <table:table-cell/>
          <table:table-cell table:formula="of:= [.C664] - [.B664]" office:value-type="float" office:value="261709824" calcext:value-type="float">
            <text:p>26170982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47584348548932E+018" calcext:value-type="float">
            <text:p>1.47584348548932E+018</text:p>
          </table:table-cell>
          <table:table-cell office:value-type="float" office:value="1.47584348575074E+018" calcext:value-type="float">
            <text:p>1.47584348575074E+018</text:p>
          </table:table-cell>
          <table:table-cell/>
          <table:table-cell table:formula="of:= [.C665] - [.B665]" office:value-type="float" office:value="261419776" calcext:value-type="float">
            <text:p>26141977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47584348548971E+018" calcext:value-type="float">
            <text:p>1.47584348548971E+018</text:p>
          </table:table-cell>
          <table:table-cell office:value-type="float" office:value="1.47584348575079E+018" calcext:value-type="float">
            <text:p>1.47584348575079E+018</text:p>
          </table:table-cell>
          <table:table-cell/>
          <table:table-cell table:formula="of:= [.C666] - [.B666]" office:value-type="float" office:value="261080064" calcext:value-type="float">
            <text:p>26108006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47584348549007E+018" calcext:value-type="float">
            <text:p>1.47584348549007E+018</text:p>
          </table:table-cell>
          <table:table-cell office:value-type="float" office:value="1.47584348575085E+018" calcext:value-type="float">
            <text:p>1.47584348575085E+018</text:p>
          </table:table-cell>
          <table:table-cell/>
          <table:table-cell table:formula="of:= [.C667] - [.B667]" office:value-type="float" office:value="260780032" calcext:value-type="float">
            <text:p>26078003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47584348549042E+018" calcext:value-type="float">
            <text:p>1.47584348549042E+018</text:p>
          </table:table-cell>
          <table:table-cell office:value-type="float" office:value="1.47584348575091E+018" calcext:value-type="float">
            <text:p>1.47584348575091E+018</text:p>
          </table:table-cell>
          <table:table-cell/>
          <table:table-cell table:formula="of:= [.C668] - [.B668]" office:value-type="float" office:value="260489728" calcext:value-type="float">
            <text:p>26048972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47584348549077E+018" calcext:value-type="float">
            <text:p>1.47584348549077E+018</text:p>
          </table:table-cell>
          <table:table-cell office:value-type="float" office:value="1.47584348575097E+018" calcext:value-type="float">
            <text:p>1.47584348575097E+018</text:p>
          </table:table-cell>
          <table:table-cell/>
          <table:table-cell table:formula="of:= [.C669] - [.B669]" office:value-type="float" office:value="260199936" calcext:value-type="float">
            <text:p>26019993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47584348549112E+018" calcext:value-type="float">
            <text:p>1.47584348549112E+018</text:p>
          </table:table-cell>
          <table:table-cell office:value-type="float" office:value="1.47584348575102E+018" calcext:value-type="float">
            <text:p>1.47584348575102E+018</text:p>
          </table:table-cell>
          <table:table-cell/>
          <table:table-cell table:formula="of:= [.C670] - [.B670]" office:value-type="float" office:value="259900160" calcext:value-type="float">
            <text:p>25990016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47584348549147E+018" calcext:value-type="float">
            <text:p>1.47584348549147E+018</text:p>
          </table:table-cell>
          <table:table-cell office:value-type="float" office:value="1.47584348575108E+018" calcext:value-type="float">
            <text:p>1.47584348575108E+018</text:p>
          </table:table-cell>
          <table:table-cell/>
          <table:table-cell table:formula="of:= [.C671] - [.B671]" office:value-type="float" office:value="259610112" calcext:value-type="float">
            <text:p>25961011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47584348549182E+018" calcext:value-type="float">
            <text:p>1.47584348549182E+018</text:p>
          </table:table-cell>
          <table:table-cell office:value-type="float" office:value="1.47584348575114E+018" calcext:value-type="float">
            <text:p>1.47584348575114E+018</text:p>
          </table:table-cell>
          <table:table-cell/>
          <table:table-cell table:formula="of:= [.C672] - [.B672]" office:value-type="float" office:value="259320320" calcext:value-type="float">
            <text:p>25932032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47584348549218E+018" calcext:value-type="float">
            <text:p>1.47584348549218E+018</text:p>
          </table:table-cell>
          <table:table-cell office:value-type="float" office:value="1.4758434857512E+018" calcext:value-type="float">
            <text:p>1.4758434857512E+018</text:p>
          </table:table-cell>
          <table:table-cell/>
          <table:table-cell table:formula="of:= [.C673] - [.B673]" office:value-type="float" office:value="259020032" calcext:value-type="float">
            <text:p>25902003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47584348549253E+018" calcext:value-type="float">
            <text:p>1.47584348549253E+018</text:p>
          </table:table-cell>
          <table:table-cell office:value-type="float" office:value="1.47584348575125E+018" calcext:value-type="float">
            <text:p>1.47584348575125E+018</text:p>
          </table:table-cell>
          <table:table-cell/>
          <table:table-cell table:formula="of:= [.C674] - [.B674]" office:value-type="float" office:value="258720256" calcext:value-type="float">
            <text:p>25872025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47584348549291E+018" calcext:value-type="float">
            <text:p>1.47584348549291E+018</text:p>
          </table:table-cell>
          <table:table-cell office:value-type="float" office:value="1.47584348575131E+018" calcext:value-type="float">
            <text:p>1.47584348575131E+018</text:p>
          </table:table-cell>
          <table:table-cell/>
          <table:table-cell table:formula="of:= [.C675] - [.B675]" office:value-type="float" office:value="258400000" calcext:value-type="float">
            <text:p>25840000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47584348549326E+018" calcext:value-type="float">
            <text:p>1.47584348549326E+018</text:p>
          </table:table-cell>
          <table:table-cell office:value-type="float" office:value="1.47584348575137E+018" calcext:value-type="float">
            <text:p>1.47584348575137E+018</text:p>
          </table:table-cell>
          <table:table-cell/>
          <table:table-cell table:formula="of:= [.C676] - [.B676]" office:value-type="float" office:value="258109952" calcext:value-type="float">
            <text:p>25810995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47584348549361E+018" calcext:value-type="float">
            <text:p>1.47584348549361E+018</text:p>
          </table:table-cell>
          <table:table-cell office:value-type="float" office:value="1.47584348575143E+018" calcext:value-type="float">
            <text:p>1.47584348575143E+018</text:p>
          </table:table-cell>
          <table:table-cell/>
          <table:table-cell table:formula="of:= [.C677] - [.B677]" office:value-type="float" office:value="257819904" calcext:value-type="float">
            <text:p>25781990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47584348549396E+018" calcext:value-type="float">
            <text:p>1.47584348549396E+018</text:p>
          </table:table-cell>
          <table:table-cell office:value-type="float" office:value="1.47584348575148E+018" calcext:value-type="float">
            <text:p>1.47584348575148E+018</text:p>
          </table:table-cell>
          <table:table-cell/>
          <table:table-cell table:formula="of:= [.C678] - [.B678]" office:value-type="float" office:value="257520128" calcext:value-type="float">
            <text:p>25752012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47584348549432E+018" calcext:value-type="float">
            <text:p>1.47584348549432E+018</text:p>
          </table:table-cell>
          <table:table-cell office:value-type="float" office:value="1.47584348575154E+018" calcext:value-type="float">
            <text:p>1.47584348575154E+018</text:p>
          </table:table-cell>
          <table:table-cell/>
          <table:table-cell table:formula="of:= [.C679] - [.B679]" office:value-type="float" office:value="257220096" calcext:value-type="float">
            <text:p>25722009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47584348549467E+018" calcext:value-type="float">
            <text:p>1.47584348549467E+018</text:p>
          </table:table-cell>
          <table:table-cell office:value-type="float" office:value="1.4758434857516E+018" calcext:value-type="float">
            <text:p>1.4758434857516E+018</text:p>
          </table:table-cell>
          <table:table-cell/>
          <table:table-cell table:formula="of:= [.C680] - [.B680]" office:value-type="float" office:value="256930048" calcext:value-type="float">
            <text:p>25693004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47584348549502E+018" calcext:value-type="float">
            <text:p>1.47584348549502E+018</text:p>
          </table:table-cell>
          <table:table-cell office:value-type="float" office:value="1.47584348575165E+018" calcext:value-type="float">
            <text:p>1.47584348575165E+018</text:p>
          </table:table-cell>
          <table:table-cell/>
          <table:table-cell table:formula="of:= [.C681] - [.B681]" office:value-type="float" office:value="256630016" calcext:value-type="float">
            <text:p>25663001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47584348549537E+018" calcext:value-type="float">
            <text:p>1.47584348549537E+018</text:p>
          </table:table-cell>
          <table:table-cell office:value-type="float" office:value="1.47584348575171E+018" calcext:value-type="float">
            <text:p>1.47584348575171E+018</text:p>
          </table:table-cell>
          <table:table-cell/>
          <table:table-cell table:formula="of:= [.C682] - [.B682]" office:value-type="float" office:value="256339968" calcext:value-type="float">
            <text:p>25633996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47584348549572E+018" calcext:value-type="float">
            <text:p>1.47584348549572E+018</text:p>
          </table:table-cell>
          <table:table-cell office:value-type="float" office:value="1.47584348575177E+018" calcext:value-type="float">
            <text:p>1.47584348575177E+018</text:p>
          </table:table-cell>
          <table:table-cell/>
          <table:table-cell table:formula="of:= [.C683] - [.B683]" office:value-type="float" office:value="256049920" calcext:value-type="float">
            <text:p>25604992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47584348549607E+018" calcext:value-type="float">
            <text:p>1.47584348549607E+018</text:p>
          </table:table-cell>
          <table:table-cell office:value-type="float" office:value="1.47584348575182E+018" calcext:value-type="float">
            <text:p>1.47584348575182E+018</text:p>
          </table:table-cell>
          <table:table-cell/>
          <table:table-cell table:formula="of:= [.C684] - [.B684]" office:value-type="float" office:value="255749632" calcext:value-type="float">
            <text:p>25574963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47584348549643E+018" calcext:value-type="float">
            <text:p>1.47584348549643E+018</text:p>
          </table:table-cell>
          <table:table-cell office:value-type="float" office:value="1.47584348575188E+018" calcext:value-type="float">
            <text:p>1.47584348575188E+018</text:p>
          </table:table-cell>
          <table:table-cell/>
          <table:table-cell table:formula="of:= [.C685] - [.B685]" office:value-type="float" office:value="255450112" calcext:value-type="float">
            <text:p>25545011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47584348549678E+018" calcext:value-type="float">
            <text:p>1.47584348549678E+018</text:p>
          </table:table-cell>
          <table:table-cell office:value-type="float" office:value="1.47584348575194E+018" calcext:value-type="float">
            <text:p>1.47584348575194E+018</text:p>
          </table:table-cell>
          <table:table-cell/>
          <table:table-cell table:formula="of:= [.C686] - [.B686]" office:value-type="float" office:value="255160064" calcext:value-type="float">
            <text:p>25516006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47584348549713E+018" calcext:value-type="float">
            <text:p>1.47584348549713E+018</text:p>
          </table:table-cell>
          <table:table-cell office:value-type="float" office:value="1.47584348575199E+018" calcext:value-type="float">
            <text:p>1.47584348575199E+018</text:p>
          </table:table-cell>
          <table:table-cell/>
          <table:table-cell table:formula="of:= [.C687] - [.B687]" office:value-type="float" office:value="254860032" calcext:value-type="float">
            <text:p>25486003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47584348549752E+018" calcext:value-type="float">
            <text:p>1.47584348549752E+018</text:p>
          </table:table-cell>
          <table:table-cell office:value-type="float" office:value="1.47584348575205E+018" calcext:value-type="float">
            <text:p>1.47584348575205E+018</text:p>
          </table:table-cell>
          <table:table-cell/>
          <table:table-cell table:formula="of:= [.C688] - [.B688]" office:value-type="float" office:value="254530048" calcext:value-type="float">
            <text:p>25453004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47584348549792E+018" calcext:value-type="float">
            <text:p>1.47584348549792E+018</text:p>
          </table:table-cell>
          <table:table-cell office:value-type="float" office:value="1.47584348575211E+018" calcext:value-type="float">
            <text:p>1.47584348575211E+018</text:p>
          </table:table-cell>
          <table:table-cell/>
          <table:table-cell table:formula="of:= [.C689] - [.B689]" office:value-type="float" office:value="254189824" calcext:value-type="float">
            <text:p>25418982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4758434854984E+018" calcext:value-type="float">
            <text:p>1.4758434854984E+018</text:p>
          </table:table-cell>
          <table:table-cell office:value-type="float" office:value="1.47584348575217E+018" calcext:value-type="float">
            <text:p>1.47584348575217E+018</text:p>
          </table:table-cell>
          <table:table-cell/>
          <table:table-cell table:formula="of:= [.C690] - [.B690]" office:value-type="float" office:value="253769984" calcext:value-type="float">
            <text:p>25376998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47584348549888E+018" calcext:value-type="float">
            <text:p>1.47584348549888E+018</text:p>
          </table:table-cell>
          <table:table-cell office:value-type="float" office:value="1.47584348575222E+018" calcext:value-type="float">
            <text:p>1.47584348575222E+018</text:p>
          </table:table-cell>
          <table:table-cell/>
          <table:table-cell table:formula="of:= [.C691] - [.B691]" office:value-type="float" office:value="253339904" calcext:value-type="float">
            <text:p>25333990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47584348549923E+018" calcext:value-type="float">
            <text:p>1.47584348549923E+018</text:p>
          </table:table-cell>
          <table:table-cell office:value-type="float" office:value="1.47584348575228E+018" calcext:value-type="float">
            <text:p>1.47584348575228E+018</text:p>
          </table:table-cell>
          <table:table-cell/>
          <table:table-cell table:formula="of:= [.C692] - [.B692]" office:value-type="float" office:value="253050112" calcext:value-type="float">
            <text:p>25305011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47584348549959E+018" calcext:value-type="float">
            <text:p>1.47584348549959E+018</text:p>
          </table:table-cell>
          <table:table-cell office:value-type="float" office:value="1.47584348575234E+018" calcext:value-type="float">
            <text:p>1.47584348575234E+018</text:p>
          </table:table-cell>
          <table:table-cell/>
          <table:table-cell table:formula="of:= [.C693] - [.B693]" office:value-type="float" office:value="252749824" calcext:value-type="float">
            <text:p>25274982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47584348549994E+018" calcext:value-type="float">
            <text:p>1.47584348549994E+018</text:p>
          </table:table-cell>
          <table:table-cell office:value-type="float" office:value="1.47584348575239E+018" calcext:value-type="float">
            <text:p>1.47584348575239E+018</text:p>
          </table:table-cell>
          <table:table-cell/>
          <table:table-cell table:formula="of:= [.C694] - [.B694]" office:value-type="float" office:value="252450048" calcext:value-type="float">
            <text:p>25245004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47584348550029E+018" calcext:value-type="float">
            <text:p>1.47584348550029E+018</text:p>
          </table:table-cell>
          <table:table-cell office:value-type="float" office:value="1.47584348575245E+018" calcext:value-type="float">
            <text:p>1.47584348575245E+018</text:p>
          </table:table-cell>
          <table:table-cell/>
          <table:table-cell table:formula="of:= [.C695] - [.B695]" office:value-type="float" office:value="252160000" calcext:value-type="float">
            <text:p>25216000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47584348550064E+018" calcext:value-type="float">
            <text:p>1.47584348550064E+018</text:p>
          </table:table-cell>
          <table:table-cell office:value-type="float" office:value="1.47584348575251E+018" calcext:value-type="float">
            <text:p>1.47584348575251E+018</text:p>
          </table:table-cell>
          <table:table-cell/>
          <table:table-cell table:formula="of:= [.C696] - [.B696]" office:value-type="float" office:value="251869952" calcext:value-type="float">
            <text:p>25186995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47584348550099E+018" calcext:value-type="float">
            <text:p>1.47584348550099E+018</text:p>
          </table:table-cell>
          <table:table-cell office:value-type="float" office:value="1.47584348575257E+018" calcext:value-type="float">
            <text:p>1.47584348575257E+018</text:p>
          </table:table-cell>
          <table:table-cell/>
          <table:table-cell table:formula="of:= [.C697] - [.B697]" office:value-type="float" office:value="251579904" calcext:value-type="float">
            <text:p>25157990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47584348550134E+018" calcext:value-type="float">
            <text:p>1.47584348550134E+018</text:p>
          </table:table-cell>
          <table:table-cell office:value-type="float" office:value="1.47584348575262E+018" calcext:value-type="float">
            <text:p>1.47584348575262E+018</text:p>
          </table:table-cell>
          <table:table-cell/>
          <table:table-cell table:formula="of:= [.C698] - [.B698]" office:value-type="float" office:value="251279872" calcext:value-type="float">
            <text:p>25127987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47584348550169E+018" calcext:value-type="float">
            <text:p>1.47584348550169E+018</text:p>
          </table:table-cell>
          <table:table-cell office:value-type="float" office:value="1.47584348575268E+018" calcext:value-type="float">
            <text:p>1.47584348575268E+018</text:p>
          </table:table-cell>
          <table:table-cell/>
          <table:table-cell table:formula="of:= [.C699] - [.B699]" office:value-type="float" office:value="250990336" calcext:value-type="float">
            <text:p>25099033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47584348550205E+018" calcext:value-type="float">
            <text:p>1.47584348550205E+018</text:p>
          </table:table-cell>
          <table:table-cell office:value-type="float" office:value="1.47584348575274E+018" calcext:value-type="float">
            <text:p>1.47584348575274E+018</text:p>
          </table:table-cell>
          <table:table-cell/>
          <table:table-cell table:formula="of:= [.C700] - [.B700]" office:value-type="float" office:value="250690304" calcext:value-type="float">
            <text:p>25069030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4758434855024E+018" calcext:value-type="float">
            <text:p>1.4758434855024E+018</text:p>
          </table:table-cell>
          <table:table-cell office:value-type="float" office:value="1.47584348575279E+018" calcext:value-type="float">
            <text:p>1.47584348575279E+018</text:p>
          </table:table-cell>
          <table:table-cell/>
          <table:table-cell table:formula="of:= [.C701] - [.B701]" office:value-type="float" office:value="250390016" calcext:value-type="float">
            <text:p>25039001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47584348550279E+018" calcext:value-type="float">
            <text:p>1.47584348550279E+018</text:p>
          </table:table-cell>
          <table:table-cell office:value-type="float" office:value="1.47584348575285E+018" calcext:value-type="float">
            <text:p>1.47584348575285E+018</text:p>
          </table:table-cell>
          <table:table-cell/>
          <table:table-cell table:formula="of:= [.C702] - [.B702]" office:value-type="float" office:value="250060032" calcext:value-type="float">
            <text:p>25006003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47584348550322E+018" calcext:value-type="float">
            <text:p>1.47584348550322E+018</text:p>
          </table:table-cell>
          <table:table-cell office:value-type="float" office:value="1.47584348575293E+018" calcext:value-type="float">
            <text:p>1.47584348575293E+018</text:p>
          </table:table-cell>
          <table:table-cell/>
          <table:table-cell table:formula="of:= [.C703] - [.B703]" office:value-type="float" office:value="249710080" calcext:value-type="float">
            <text:p>24971008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47584348550358E+018" calcext:value-type="float">
            <text:p>1.47584348550358E+018</text:p>
          </table:table-cell>
          <table:table-cell office:value-type="float" office:value="1.47584348575299E+018" calcext:value-type="float">
            <text:p>1.47584348575299E+018</text:p>
          </table:table-cell>
          <table:table-cell/>
          <table:table-cell table:formula="of:= [.C704] - [.B704]" office:value-type="float" office:value="249410048" calcext:value-type="float">
            <text:p>24941004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47584348550435E+018" calcext:value-type="float">
            <text:p>1.47584348550435E+018</text:p>
          </table:table-cell>
          <table:table-cell office:value-type="float" office:value="1.47584348575305E+018" calcext:value-type="float">
            <text:p>1.47584348575305E+018</text:p>
          </table:table-cell>
          <table:table-cell/>
          <table:table-cell table:formula="of:= [.C705] - [.B705]" office:value-type="float" office:value="248700160" calcext:value-type="float">
            <text:p>24870016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47584348550471E+018" calcext:value-type="float">
            <text:p>1.47584348550471E+018</text:p>
          </table:table-cell>
          <table:table-cell office:value-type="float" office:value="1.47584348575311E+018" calcext:value-type="float">
            <text:p>1.47584348575311E+018</text:p>
          </table:table-cell>
          <table:table-cell/>
          <table:table-cell table:formula="of:= [.C706] - [.B706]" office:value-type="float" office:value="248400128" calcext:value-type="float">
            <text:p>24840012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47584348550544E+018" calcext:value-type="float">
            <text:p>1.47584348550544E+018</text:p>
          </table:table-cell>
          <table:table-cell office:value-type="float" office:value="1.47584348575316E+018" calcext:value-type="float">
            <text:p>1.47584348575316E+018</text:p>
          </table:table-cell>
          <table:table-cell/>
          <table:table-cell table:formula="of:= [.C707] - [.B707]" office:value-type="float" office:value="247719936" calcext:value-type="float">
            <text:p>24771993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47584348550581E+018" calcext:value-type="float">
            <text:p>1.47584348550581E+018</text:p>
          </table:table-cell>
          <table:table-cell office:value-type="float" office:value="1.47584348575322E+018" calcext:value-type="float">
            <text:p>1.47584348575322E+018</text:p>
          </table:table-cell>
          <table:table-cell/>
          <table:table-cell table:formula="of:= [.C708] - [.B708]" office:value-type="float" office:value="247410176" calcext:value-type="float">
            <text:p>24741017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47584348550617E+018" calcext:value-type="float">
            <text:p>1.47584348550617E+018</text:p>
          </table:table-cell>
          <table:table-cell office:value-type="float" office:value="1.47584348575328E+018" calcext:value-type="float">
            <text:p>1.47584348575328E+018</text:p>
          </table:table-cell>
          <table:table-cell/>
          <table:table-cell table:formula="of:= [.C709] - [.B709]" office:value-type="float" office:value="247110144" calcext:value-type="float">
            <text:p>24711014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47584348550652E+018" calcext:value-type="float">
            <text:p>1.47584348550652E+018</text:p>
          </table:table-cell>
          <table:table-cell office:value-type="float" office:value="1.47584348575334E+018" calcext:value-type="float">
            <text:p>1.47584348575334E+018</text:p>
          </table:table-cell>
          <table:table-cell/>
          <table:table-cell table:formula="of:= [.C710] - [.B710]" office:value-type="float" office:value="246819840" calcext:value-type="float">
            <text:p>24681984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47584348550731E+018" calcext:value-type="float">
            <text:p>1.47584348550731E+018</text:p>
          </table:table-cell>
          <table:table-cell office:value-type="float" office:value="1.47584348575339E+018" calcext:value-type="float">
            <text:p>1.47584348575339E+018</text:p>
          </table:table-cell>
          <table:table-cell/>
          <table:table-cell table:formula="of:= [.C711] - [.B711]" office:value-type="float" office:value="246080256" calcext:value-type="float">
            <text:p>24608025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47584348550766E+018" calcext:value-type="float">
            <text:p>1.47584348550766E+018</text:p>
          </table:table-cell>
          <table:table-cell office:value-type="float" office:value="1.47584348575345E+018" calcext:value-type="float">
            <text:p>1.47584348575345E+018</text:p>
          </table:table-cell>
          <table:table-cell/>
          <table:table-cell table:formula="of:= [.C712] - [.B712]" office:value-type="float" office:value="245789952" calcext:value-type="float">
            <text:p>24578995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47584348550802E+018" calcext:value-type="float">
            <text:p>1.47584348550802E+018</text:p>
          </table:table-cell>
          <table:table-cell office:value-type="float" office:value="1.47584348575351E+018" calcext:value-type="float">
            <text:p>1.47584348575351E+018</text:p>
          </table:table-cell>
          <table:table-cell/>
          <table:table-cell table:formula="of:= [.C713] - [.B713]" office:value-type="float" office:value="245490176" calcext:value-type="float">
            <text:p>24549017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47584348550837E+018" calcext:value-type="float">
            <text:p>1.47584348550837E+018</text:p>
          </table:table-cell>
          <table:table-cell office:value-type="float" office:value="1.47584348575356E+018" calcext:value-type="float">
            <text:p>1.47584348575356E+018</text:p>
          </table:table-cell>
          <table:table-cell/>
          <table:table-cell table:formula="of:= [.C714] - [.B714]" office:value-type="float" office:value="245190144" calcext:value-type="float">
            <text:p>24519014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47584348550872E+018" calcext:value-type="float">
            <text:p>1.47584348550872E+018</text:p>
          </table:table-cell>
          <table:table-cell office:value-type="float" office:value="1.47584348575362E+018" calcext:value-type="float">
            <text:p>1.47584348575362E+018</text:p>
          </table:table-cell>
          <table:table-cell/>
          <table:table-cell table:formula="of:= [.C715] - [.B715]" office:value-type="float" office:value="244899840" calcext:value-type="float">
            <text:p>24489984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47584348550908E+018" calcext:value-type="float">
            <text:p>1.47584348550908E+018</text:p>
          </table:table-cell>
          <table:table-cell office:value-type="float" office:value="1.47584348575368E+018" calcext:value-type="float">
            <text:p>1.47584348575368E+018</text:p>
          </table:table-cell>
          <table:table-cell/>
          <table:table-cell table:formula="of:= [.C716] - [.B716]" office:value-type="float" office:value="244599808" calcext:value-type="float">
            <text:p>24459980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47584348550984E+018" calcext:value-type="float">
            <text:p>1.47584348550984E+018</text:p>
          </table:table-cell>
          <table:table-cell office:value-type="float" office:value="1.47584348575374E+018" calcext:value-type="float">
            <text:p>1.47584348575374E+018</text:p>
          </table:table-cell>
          <table:table-cell/>
          <table:table-cell table:formula="of:= [.C717] - [.B717]" office:value-type="float" office:value="243899904" calcext:value-type="float">
            <text:p>24389990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47584348551052E+018" calcext:value-type="float">
            <text:p>1.47584348551052E+018</text:p>
          </table:table-cell>
          <table:table-cell office:value-type="float" office:value="1.47584348575379E+018" calcext:value-type="float">
            <text:p>1.47584348575379E+018</text:p>
          </table:table-cell>
          <table:table-cell/>
          <table:table-cell table:formula="of:= [.C718] - [.B718]" office:value-type="float" office:value="243269888" calcext:value-type="float">
            <text:p>24326988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47584348551088E+018" calcext:value-type="float">
            <text:p>1.47584348551088E+018</text:p>
          </table:table-cell>
          <table:table-cell office:value-type="float" office:value="1.47584348575385E+018" calcext:value-type="float">
            <text:p>1.47584348575385E+018</text:p>
          </table:table-cell>
          <table:table-cell/>
          <table:table-cell table:formula="of:= [.C719] - [.B719]" office:value-type="float" office:value="242970112" calcext:value-type="float">
            <text:p>24297011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47584348551137E+018" calcext:value-type="float">
            <text:p>1.47584348551137E+018</text:p>
          </table:table-cell>
          <table:table-cell office:value-type="float" office:value="1.47584348575391E+018" calcext:value-type="float">
            <text:p>1.47584348575391E+018</text:p>
          </table:table-cell>
          <table:table-cell/>
          <table:table-cell table:formula="of:= [.C720] - [.B720]" office:value-type="float" office:value="242540032" calcext:value-type="float">
            <text:p>24254003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47584348551178E+018" calcext:value-type="float">
            <text:p>1.47584348551178E+018</text:p>
          </table:table-cell>
          <table:table-cell office:value-type="float" office:value="1.47584348575396E+018" calcext:value-type="float">
            <text:p>1.47584348575396E+018</text:p>
          </table:table-cell>
          <table:table-cell/>
          <table:table-cell table:formula="of:= [.C721] - [.B721]" office:value-type="float" office:value="242180096" calcext:value-type="float">
            <text:p>24218009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47584348551213E+018" calcext:value-type="float">
            <text:p>1.47584348551213E+018</text:p>
          </table:table-cell>
          <table:table-cell office:value-type="float" office:value="1.47584348575402E+018" calcext:value-type="float">
            <text:p>1.47584348575402E+018</text:p>
          </table:table-cell>
          <table:table-cell/>
          <table:table-cell table:formula="of:= [.C722] - [.B722]" office:value-type="float" office:value="241889792" calcext:value-type="float">
            <text:p>24188979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47584348551248E+018" calcext:value-type="float">
            <text:p>1.47584348551248E+018</text:p>
          </table:table-cell>
          <table:table-cell office:value-type="float" office:value="1.47584348575408E+018" calcext:value-type="float">
            <text:p>1.47584348575408E+018</text:p>
          </table:table-cell>
          <table:table-cell/>
          <table:table-cell table:formula="of:= [.C723] - [.B723]" office:value-type="float" office:value="241599744" calcext:value-type="float">
            <text:p>24159974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47584348551283E+018" calcext:value-type="float">
            <text:p>1.47584348551283E+018</text:p>
          </table:table-cell>
          <table:table-cell office:value-type="float" office:value="1.47584348575413E+018" calcext:value-type="float">
            <text:p>1.47584348575413E+018</text:p>
          </table:table-cell>
          <table:table-cell/>
          <table:table-cell table:formula="of:= [.C724] - [.B724]" office:value-type="float" office:value="241299968" calcext:value-type="float">
            <text:p>24129996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47584348551321E+018" calcext:value-type="float">
            <text:p>1.47584348551321E+018</text:p>
          </table:table-cell>
          <table:table-cell office:value-type="float" office:value="1.47584348575419E+018" calcext:value-type="float">
            <text:p>1.47584348575419E+018</text:p>
          </table:table-cell>
          <table:table-cell/>
          <table:table-cell table:formula="of:= [.C725] - [.B725]" office:value-type="float" office:value="240980224" calcext:value-type="float">
            <text:p>24098022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47584348551357E+018" calcext:value-type="float">
            <text:p>1.47584348551357E+018</text:p>
          </table:table-cell>
          <table:table-cell office:value-type="float" office:value="1.47584348575425E+018" calcext:value-type="float">
            <text:p>1.47584348575425E+018</text:p>
          </table:table-cell>
          <table:table-cell/>
          <table:table-cell table:formula="of:= [.C726] - [.B726]" office:value-type="float" office:value="240679936" calcext:value-type="float">
            <text:p>24067993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47584348551392E+018" calcext:value-type="float">
            <text:p>1.47584348551392E+018</text:p>
          </table:table-cell>
          <table:table-cell office:value-type="float" office:value="1.4758434857543E+018" calcext:value-type="float">
            <text:p>1.4758434857543E+018</text:p>
          </table:table-cell>
          <table:table-cell/>
          <table:table-cell table:formula="of:= [.C727] - [.B727]" office:value-type="float" office:value="240380160" calcext:value-type="float">
            <text:p>24038016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47584348551427E+018" calcext:value-type="float">
            <text:p>1.47584348551427E+018</text:p>
          </table:table-cell>
          <table:table-cell office:value-type="float" office:value="1.47584348575436E+018" calcext:value-type="float">
            <text:p>1.47584348575436E+018</text:p>
          </table:table-cell>
          <table:table-cell/>
          <table:table-cell table:formula="of:= [.C728] - [.B728]" office:value-type="float" office:value="240090112" calcext:value-type="float">
            <text:p>24009011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47584348551462E+018" calcext:value-type="float">
            <text:p>1.47584348551462E+018</text:p>
          </table:table-cell>
          <table:table-cell office:value-type="float" office:value="1.47584348575442E+018" calcext:value-type="float">
            <text:p>1.47584348575442E+018</text:p>
          </table:table-cell>
          <table:table-cell/>
          <table:table-cell table:formula="of:= [.C729] - [.B729]" office:value-type="float" office:value="239799808" calcext:value-type="float">
            <text:p>23979980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47584348551497E+018" calcext:value-type="float">
            <text:p>1.47584348551497E+018</text:p>
          </table:table-cell>
          <table:table-cell office:value-type="float" office:value="1.47584348575448E+018" calcext:value-type="float">
            <text:p>1.47584348575448E+018</text:p>
          </table:table-cell>
          <table:table-cell/>
          <table:table-cell table:formula="of:= [.C730] - [.B730]" office:value-type="float" office:value="239509760" calcext:value-type="float">
            <text:p>23950976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7584348551532E+018" calcext:value-type="float">
            <text:p>1.47584348551532E+018</text:p>
          </table:table-cell>
          <table:table-cell office:value-type="float" office:value="1.47584348575453E+018" calcext:value-type="float">
            <text:p>1.47584348575453E+018</text:p>
          </table:table-cell>
          <table:table-cell/>
          <table:table-cell table:formula="of:= [.C731] - [.B731]" office:value-type="float" office:value="239209984" calcext:value-type="float">
            <text:p>23920998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47584348551567E+018" calcext:value-type="float">
            <text:p>1.47584348551567E+018</text:p>
          </table:table-cell>
          <table:table-cell office:value-type="float" office:value="1.47584348575459E+018" calcext:value-type="float">
            <text:p>1.47584348575459E+018</text:p>
          </table:table-cell>
          <table:table-cell/>
          <table:table-cell table:formula="of:= [.C732] - [.B732]" office:value-type="float" office:value="238920192" calcext:value-type="float">
            <text:p>23892019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47584348551603E+018" calcext:value-type="float">
            <text:p>1.47584348551603E+018</text:p>
          </table:table-cell>
          <table:table-cell office:value-type="float" office:value="1.47584348575465E+018" calcext:value-type="float">
            <text:p>1.47584348575465E+018</text:p>
          </table:table-cell>
          <table:table-cell/>
          <table:table-cell table:formula="of:= [.C733] - [.B733]" office:value-type="float" office:value="238620160" calcext:value-type="float">
            <text:p>23862016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47584348551638E+018" calcext:value-type="float">
            <text:p>1.47584348551638E+018</text:p>
          </table:table-cell>
          <table:table-cell office:value-type="float" office:value="1.4758434857547E+018" calcext:value-type="float">
            <text:p>1.4758434857547E+018</text:p>
          </table:table-cell>
          <table:table-cell/>
          <table:table-cell table:formula="of:= [.C734] - [.B734]" office:value-type="float" office:value="238320128" calcext:value-type="float">
            <text:p>23832012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47584348551673E+018" calcext:value-type="float">
            <text:p>1.47584348551673E+018</text:p>
          </table:table-cell>
          <table:table-cell office:value-type="float" office:value="1.47584348575476E+018" calcext:value-type="float">
            <text:p>1.47584348575476E+018</text:p>
          </table:table-cell>
          <table:table-cell/>
          <table:table-cell table:formula="of:= [.C735] - [.B735]" office:value-type="float" office:value="238030080" calcext:value-type="float">
            <text:p>23803008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47584348551708E+018" calcext:value-type="float">
            <text:p>1.47584348551708E+018</text:p>
          </table:table-cell>
          <table:table-cell office:value-type="float" office:value="1.47584348575482E+018" calcext:value-type="float">
            <text:p>1.47584348575482E+018</text:p>
          </table:table-cell>
          <table:table-cell/>
          <table:table-cell table:formula="of:= [.C736] - [.B736]" office:value-type="float" office:value="237739776" calcext:value-type="float">
            <text:p>23773977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47584348551743E+018" calcext:value-type="float">
            <text:p>1.47584348551743E+018</text:p>
          </table:table-cell>
          <table:table-cell office:value-type="float" office:value="1.47584348575487E+018" calcext:value-type="float">
            <text:p>1.47584348575487E+018</text:p>
          </table:table-cell>
          <table:table-cell/>
          <table:table-cell table:formula="of:= [.C737] - [.B737]" office:value-type="float" office:value="237440000" calcext:value-type="float">
            <text:p>23744000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47584348551778E+018" calcext:value-type="float">
            <text:p>1.47584348551778E+018</text:p>
          </table:table-cell>
          <table:table-cell office:value-type="float" office:value="1.47584348575493E+018" calcext:value-type="float">
            <text:p>1.47584348575493E+018</text:p>
          </table:table-cell>
          <table:table-cell/>
          <table:table-cell table:formula="of:= [.C738] - [.B738]" office:value-type="float" office:value="237150208" calcext:value-type="float">
            <text:p>23715020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47584348551814E+018" calcext:value-type="float">
            <text:p>1.47584348551814E+018</text:p>
          </table:table-cell>
          <table:table-cell office:value-type="float" office:value="1.47584348575499E+018" calcext:value-type="float">
            <text:p>1.47584348575499E+018</text:p>
          </table:table-cell>
          <table:table-cell/>
          <table:table-cell table:formula="of:= [.C739] - [.B739]" office:value-type="float" office:value="236850176" calcext:value-type="float">
            <text:p>23685017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47584348551849E+018" calcext:value-type="float">
            <text:p>1.47584348551849E+018</text:p>
          </table:table-cell>
          <table:table-cell office:value-type="float" office:value="1.47584348575504E+018" calcext:value-type="float">
            <text:p>1.47584348575504E+018</text:p>
          </table:table-cell>
          <table:table-cell/>
          <table:table-cell table:formula="of:= [.C740] - [.B740]" office:value-type="float" office:value="236549888" calcext:value-type="float">
            <text:p>23654988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47584348551884E+018" calcext:value-type="float">
            <text:p>1.47584348551884E+018</text:p>
          </table:table-cell>
          <table:table-cell office:value-type="float" office:value="1.4758434857551E+018" calcext:value-type="float">
            <text:p>1.4758434857551E+018</text:p>
          </table:table-cell>
          <table:table-cell/>
          <table:table-cell table:formula="of:= [.C741] - [.B741]" office:value-type="float" office:value="236259840" calcext:value-type="float">
            <text:p>23625984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47584348551919E+018" calcext:value-type="float">
            <text:p>1.47584348551919E+018</text:p>
          </table:table-cell>
          <table:table-cell office:value-type="float" office:value="1.47584348575516E+018" calcext:value-type="float">
            <text:p>1.47584348575516E+018</text:p>
          </table:table-cell>
          <table:table-cell/>
          <table:table-cell table:formula="of:= [.C742] - [.B742]" office:value-type="float" office:value="235969792" calcext:value-type="float">
            <text:p>23596979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47584348551954E+018" calcext:value-type="float">
            <text:p>1.47584348551954E+018</text:p>
          </table:table-cell>
          <table:table-cell office:value-type="float" office:value="1.47584348575522E+018" calcext:value-type="float">
            <text:p>1.47584348575522E+018</text:p>
          </table:table-cell>
          <table:table-cell/>
          <table:table-cell table:formula="of:= [.C743] - [.B743]" office:value-type="float" office:value="235680000" calcext:value-type="float">
            <text:p>23568000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4758434855199E+018" calcext:value-type="float">
            <text:p>1.4758434855199E+018</text:p>
          </table:table-cell>
          <table:table-cell office:value-type="float" office:value="1.47584348575527E+018" calcext:value-type="float">
            <text:p>1.47584348575527E+018</text:p>
          </table:table-cell>
          <table:table-cell/>
          <table:table-cell table:formula="of:= [.C744] - [.B744]" office:value-type="float" office:value="235369984" calcext:value-type="float">
            <text:p>23536998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47584348552025E+018" calcext:value-type="float">
            <text:p>1.47584348552025E+018</text:p>
          </table:table-cell>
          <table:table-cell office:value-type="float" office:value="1.47584348575533E+018" calcext:value-type="float">
            <text:p>1.47584348575533E+018</text:p>
          </table:table-cell>
          <table:table-cell/>
          <table:table-cell table:formula="of:= [.C745] - [.B745]" office:value-type="float" office:value="235079936" calcext:value-type="float">
            <text:p>23507993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4758434855206E+018" calcext:value-type="float">
            <text:p>1.4758434855206E+018</text:p>
          </table:table-cell>
          <table:table-cell office:value-type="float" office:value="1.47584348575543E+018" calcext:value-type="float">
            <text:p>1.47584348575543E+018</text:p>
          </table:table-cell>
          <table:table-cell/>
          <table:table-cell table:formula="of:= [.C746] - [.B746]" office:value-type="float" office:value="234829824" calcext:value-type="float">
            <text:p>23482982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47584348552095E+018" calcext:value-type="float">
            <text:p>1.47584348552095E+018</text:p>
          </table:table-cell>
          <table:table-cell office:value-type="float" office:value="1.47584348575549E+018" calcext:value-type="float">
            <text:p>1.47584348575549E+018</text:p>
          </table:table-cell>
          <table:table-cell/>
          <table:table-cell table:formula="of:= [.C747] - [.B747]" office:value-type="float" office:value="234540032" calcext:value-type="float">
            <text:p>23454003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47584348552138E+018" calcext:value-type="float">
            <text:p>1.47584348552138E+018</text:p>
          </table:table-cell>
          <table:table-cell office:value-type="float" office:value="1.47584348575555E+018" calcext:value-type="float">
            <text:p>1.47584348575555E+018</text:p>
          </table:table-cell>
          <table:table-cell/>
          <table:table-cell table:formula="of:= [.C748] - [.B748]" office:value-type="float" office:value="234169856" calcext:value-type="float">
            <text:p>23416985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47584348552178E+018" calcext:value-type="float">
            <text:p>1.47584348552178E+018</text:p>
          </table:table-cell>
          <table:table-cell office:value-type="float" office:value="1.47584348575561E+018" calcext:value-type="float">
            <text:p>1.47584348575561E+018</text:p>
          </table:table-cell>
          <table:table-cell/>
          <table:table-cell table:formula="of:= [.C749] - [.B749]" office:value-type="float" office:value="233829888" calcext:value-type="float">
            <text:p>23382988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47584348552213E+018" calcext:value-type="float">
            <text:p>1.47584348552213E+018</text:p>
          </table:table-cell>
          <table:table-cell office:value-type="float" office:value="1.47584348575566E+018" calcext:value-type="float">
            <text:p>1.47584348575566E+018</text:p>
          </table:table-cell>
          <table:table-cell/>
          <table:table-cell table:formula="of:= [.C750] - [.B750]" office:value-type="float" office:value="233529856" calcext:value-type="float">
            <text:p>23352985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47584348552255E+018" calcext:value-type="float">
            <text:p>1.47584348552255E+018</text:p>
          </table:table-cell>
          <table:table-cell office:value-type="float" office:value="1.47584348575572E+018" calcext:value-type="float">
            <text:p>1.47584348575572E+018</text:p>
          </table:table-cell>
          <table:table-cell/>
          <table:table-cell table:formula="of:= [.C751] - [.B751]" office:value-type="float" office:value="233169920" calcext:value-type="float">
            <text:p>23316992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47584348552369E+018" calcext:value-type="float">
            <text:p>1.47584348552369E+018</text:p>
          </table:table-cell>
          <table:table-cell office:value-type="float" office:value="1.47584348575578E+018" calcext:value-type="float">
            <text:p>1.47584348575578E+018</text:p>
          </table:table-cell>
          <table:table-cell/>
          <table:table-cell table:formula="of:= [.C752] - [.B752]" office:value-type="float" office:value="232090112" calcext:value-type="float">
            <text:p>23209011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4758434855315E+018" calcext:value-type="float">
            <text:p>1.4758434855315E+018</text:p>
          </table:table-cell>
          <table:table-cell office:value-type="float" office:value="1.47584348575584E+018" calcext:value-type="float">
            <text:p>1.47584348575584E+018</text:p>
          </table:table-cell>
          <table:table-cell/>
          <table:table-cell table:formula="of:= [.C753] - [.B753]" office:value-type="float" office:value="224339968" calcext:value-type="float">
            <text:p>22433996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47584348553187E+018" calcext:value-type="float">
            <text:p>1.47584348553187E+018</text:p>
          </table:table-cell>
          <table:table-cell office:value-type="float" office:value="1.47584348575589E+018" calcext:value-type="float">
            <text:p>1.47584348575589E+018</text:p>
          </table:table-cell>
          <table:table-cell/>
          <table:table-cell table:formula="of:= [.C754] - [.B754]" office:value-type="float" office:value="224019968" calcext:value-type="float">
            <text:p>22401996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47584348553223E+018" calcext:value-type="float">
            <text:p>1.47584348553223E+018</text:p>
          </table:table-cell>
          <table:table-cell office:value-type="float" office:value="1.47584348575595E+018" calcext:value-type="float">
            <text:p>1.47584348575595E+018</text:p>
          </table:table-cell>
          <table:table-cell/>
          <table:table-cell table:formula="of:= [.C755] - [.B755]" office:value-type="float" office:value="223719936" calcext:value-type="float">
            <text:p>22371993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47584348553258E+018" calcext:value-type="float">
            <text:p>1.47584348553258E+018</text:p>
          </table:table-cell>
          <table:table-cell office:value-type="float" office:value="1.47584348575601E+018" calcext:value-type="float">
            <text:p>1.47584348575601E+018</text:p>
          </table:table-cell>
          <table:table-cell/>
          <table:table-cell table:formula="of:= [.C756] - [.B756]" office:value-type="float" office:value="223430144" calcext:value-type="float">
            <text:p>22343014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47584348553298E+018" calcext:value-type="float">
            <text:p>1.47584348553298E+018</text:p>
          </table:table-cell>
          <table:table-cell office:value-type="float" office:value="1.47584348575606E+018" calcext:value-type="float">
            <text:p>1.47584348575606E+018</text:p>
          </table:table-cell>
          <table:table-cell/>
          <table:table-cell table:formula="of:= [.C757] - [.B757]" office:value-type="float" office:value="223080192" calcext:value-type="float">
            <text:p>22308019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47584348553334E+018" calcext:value-type="float">
            <text:p>1.47584348553334E+018</text:p>
          </table:table-cell>
          <table:table-cell office:value-type="float" office:value="1.47584348575612E+018" calcext:value-type="float">
            <text:p>1.47584348575612E+018</text:p>
          </table:table-cell>
          <table:table-cell/>
          <table:table-cell table:formula="of:= [.C758] - [.B758]" office:value-type="float" office:value="222780160" calcext:value-type="float">
            <text:p>22278016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47584348553369E+018" calcext:value-type="float">
            <text:p>1.47584348553369E+018</text:p>
          </table:table-cell>
          <table:table-cell office:value-type="float" office:value="1.47584348575618E+018" calcext:value-type="float">
            <text:p>1.47584348575618E+018</text:p>
          </table:table-cell>
          <table:table-cell/>
          <table:table-cell table:formula="of:= [.C759] - [.B759]" office:value-type="float" office:value="222490112" calcext:value-type="float">
            <text:p>22249011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47584348553404E+018" calcext:value-type="float">
            <text:p>1.47584348553404E+018</text:p>
          </table:table-cell>
          <table:table-cell office:value-type="float" office:value="1.47584348575623E+018" calcext:value-type="float">
            <text:p>1.47584348575623E+018</text:p>
          </table:table-cell>
          <table:table-cell/>
          <table:table-cell table:formula="of:= [.C760] - [.B760]" office:value-type="float" office:value="222190080" calcext:value-type="float">
            <text:p>22219008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4758434855344E+018" calcext:value-type="float">
            <text:p>1.4758434855344E+018</text:p>
          </table:table-cell>
          <table:table-cell office:value-type="float" office:value="1.47584348575629E+018" calcext:value-type="float">
            <text:p>1.47584348575629E+018</text:p>
          </table:table-cell>
          <table:table-cell/>
          <table:table-cell table:formula="of:= [.C761] - [.B761]" office:value-type="float" office:value="221890048" calcext:value-type="float">
            <text:p>22189004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47584348553475E+018" calcext:value-type="float">
            <text:p>1.47584348553475E+018</text:p>
          </table:table-cell>
          <table:table-cell office:value-type="float" office:value="1.47584348575635E+018" calcext:value-type="float">
            <text:p>1.47584348575635E+018</text:p>
          </table:table-cell>
          <table:table-cell/>
          <table:table-cell table:formula="of:= [.C762] - [.B762]" office:value-type="float" office:value="221600000" calcext:value-type="float">
            <text:p>22160000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4758434855351E+018" calcext:value-type="float">
            <text:p>1.4758434855351E+018</text:p>
          </table:table-cell>
          <table:table-cell office:value-type="float" office:value="1.4758434857564E+018" calcext:value-type="float">
            <text:p>1.4758434857564E+018</text:p>
          </table:table-cell>
          <table:table-cell/>
          <table:table-cell table:formula="of:= [.C763] - [.B763]" office:value-type="float" office:value="221300224" calcext:value-type="float">
            <text:p>22130022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47584348553545E+018" calcext:value-type="float">
            <text:p>1.47584348553545E+018</text:p>
          </table:table-cell>
          <table:table-cell office:value-type="float" office:value="1.47584348575646E+018" calcext:value-type="float">
            <text:p>1.47584348575646E+018</text:p>
          </table:table-cell>
          <table:table-cell/>
          <table:table-cell table:formula="of:= [.C764] - [.B764]" office:value-type="float" office:value="221010176" calcext:value-type="float">
            <text:p>22101017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47584348553581E+018" calcext:value-type="float">
            <text:p>1.47584348553581E+018</text:p>
          </table:table-cell>
          <table:table-cell office:value-type="float" office:value="1.47584348575652E+018" calcext:value-type="float">
            <text:p>1.47584348575652E+018</text:p>
          </table:table-cell>
          <table:table-cell/>
          <table:table-cell table:formula="of:= [.C765] - [.B765]" office:value-type="float" office:value="220710144" calcext:value-type="float">
            <text:p>22071014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47584348553616E+018" calcext:value-type="float">
            <text:p>1.47584348553616E+018</text:p>
          </table:table-cell>
          <table:table-cell office:value-type="float" office:value="1.47584348575657E+018" calcext:value-type="float">
            <text:p>1.47584348575657E+018</text:p>
          </table:table-cell>
          <table:table-cell/>
          <table:table-cell table:formula="of:= [.C766] - [.B766]" office:value-type="float" office:value="220409856" calcext:value-type="float">
            <text:p>22040985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47584348553651E+018" calcext:value-type="float">
            <text:p>1.47584348553651E+018</text:p>
          </table:table-cell>
          <table:table-cell office:value-type="float" office:value="1.47584348575663E+018" calcext:value-type="float">
            <text:p>1.47584348575663E+018</text:p>
          </table:table-cell>
          <table:table-cell/>
          <table:table-cell table:formula="of:= [.C767] - [.B767]" office:value-type="float" office:value="220120064" calcext:value-type="float">
            <text:p>22012006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47584348553687E+018" calcext:value-type="float">
            <text:p>1.47584348553687E+018</text:p>
          </table:table-cell>
          <table:table-cell office:value-type="float" office:value="1.47584348575669E+018" calcext:value-type="float">
            <text:p>1.47584348575669E+018</text:p>
          </table:table-cell>
          <table:table-cell/>
          <table:table-cell table:formula="of:= [.C768] - [.B768]" office:value-type="float" office:value="219819776" calcext:value-type="float">
            <text:p>21981977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47584348553723E+018" calcext:value-type="float">
            <text:p>1.47584348553723E+018</text:p>
          </table:table-cell>
          <table:table-cell office:value-type="float" office:value="1.47584348575675E+018" calcext:value-type="float">
            <text:p>1.47584348575675E+018</text:p>
          </table:table-cell>
          <table:table-cell/>
          <table:table-cell table:formula="of:= [.C769] - [.B769]" office:value-type="float" office:value="219519744" calcext:value-type="float">
            <text:p>21951974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47584348553758E+018" calcext:value-type="float">
            <text:p>1.47584348553758E+018</text:p>
          </table:table-cell>
          <table:table-cell office:value-type="float" office:value="1.4758434857568E+018" calcext:value-type="float">
            <text:p>1.4758434857568E+018</text:p>
          </table:table-cell>
          <table:table-cell/>
          <table:table-cell table:formula="of:= [.C770] - [.B770]" office:value-type="float" office:value="219219968" calcext:value-type="float">
            <text:p>21921996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47584348553793E+018" calcext:value-type="float">
            <text:p>1.47584348553793E+018</text:p>
          </table:table-cell>
          <table:table-cell office:value-type="float" office:value="1.47584348575686E+018" calcext:value-type="float">
            <text:p>1.47584348575686E+018</text:p>
          </table:table-cell>
          <table:table-cell/>
          <table:table-cell table:formula="of:= [.C771] - [.B771]" office:value-type="float" office:value="218929920" calcext:value-type="float">
            <text:p>21892992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47584348553828E+018" calcext:value-type="float">
            <text:p>1.47584348553828E+018</text:p>
          </table:table-cell>
          <table:table-cell office:value-type="float" office:value="1.47584348575692E+018" calcext:value-type="float">
            <text:p>1.47584348575692E+018</text:p>
          </table:table-cell>
          <table:table-cell/>
          <table:table-cell table:formula="of:= [.C772] - [.B772]" office:value-type="float" office:value="218640128" calcext:value-type="float">
            <text:p>21864012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47584348553863E+018" calcext:value-type="float">
            <text:p>1.47584348553863E+018</text:p>
          </table:table-cell>
          <table:table-cell office:value-type="float" office:value="1.47584348575697E+018" calcext:value-type="float">
            <text:p>1.47584348575697E+018</text:p>
          </table:table-cell>
          <table:table-cell/>
          <table:table-cell table:formula="of:= [.C773] - [.B773]" office:value-type="float" office:value="218340096" calcext:value-type="float">
            <text:p>21834009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47584348553899E+018" calcext:value-type="float">
            <text:p>1.47584348553899E+018</text:p>
          </table:table-cell>
          <table:table-cell office:value-type="float" office:value="1.47584348575703E+018" calcext:value-type="float">
            <text:p>1.47584348575703E+018</text:p>
          </table:table-cell>
          <table:table-cell/>
          <table:table-cell table:formula="of:= [.C774] - [.B774]" office:value-type="float" office:value="218040064" calcext:value-type="float">
            <text:p>21804006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47584348553934E+018" calcext:value-type="float">
            <text:p>1.47584348553934E+018</text:p>
          </table:table-cell>
          <table:table-cell office:value-type="float" office:value="1.47584348575709E+018" calcext:value-type="float">
            <text:p>1.47584348575709E+018</text:p>
          </table:table-cell>
          <table:table-cell/>
          <table:table-cell table:formula="of:= [.C775] - [.B775]" office:value-type="float" office:value="217749760" calcext:value-type="float">
            <text:p>21774976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47584348553969E+018" calcext:value-type="float">
            <text:p>1.47584348553969E+018</text:p>
          </table:table-cell>
          <table:table-cell office:value-type="float" office:value="1.47584348575714E+018" calcext:value-type="float">
            <text:p>1.47584348575714E+018</text:p>
          </table:table-cell>
          <table:table-cell/>
          <table:table-cell table:formula="of:= [.C776] - [.B776]" office:value-type="float" office:value="217449984" calcext:value-type="float">
            <text:p>21744998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47584348554004E+018" calcext:value-type="float">
            <text:p>1.47584348554004E+018</text:p>
          </table:table-cell>
          <table:table-cell office:value-type="float" office:value="1.4758434857572E+018" calcext:value-type="float">
            <text:p>1.4758434857572E+018</text:p>
          </table:table-cell>
          <table:table-cell/>
          <table:table-cell table:formula="of:= [.C777] - [.B777]" office:value-type="float" office:value="217160192" calcext:value-type="float">
            <text:p>21716019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47584348554181E+018" calcext:value-type="float">
            <text:p>1.47584348554181E+018</text:p>
          </table:table-cell>
          <table:table-cell office:value-type="float" office:value="1.47584348575726E+018" calcext:value-type="float">
            <text:p>1.47584348575726E+018</text:p>
          </table:table-cell>
          <table:table-cell/>
          <table:table-cell table:formula="of:= [.C778] - [.B778]" office:value-type="float" office:value="215449856" calcext:value-type="float">
            <text:p>21544985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47584348554237E+018" calcext:value-type="float">
            <text:p>1.47584348554237E+018</text:p>
          </table:table-cell>
          <table:table-cell office:value-type="float" office:value="1.47584348575732E+018" calcext:value-type="float">
            <text:p>1.47584348575732E+018</text:p>
          </table:table-cell>
          <table:table-cell/>
          <table:table-cell table:formula="of:= [.C779] - [.B779]" office:value-type="float" office:value="214949888" calcext:value-type="float">
            <text:p>21494988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47584348554272E+018" calcext:value-type="float">
            <text:p>1.47584348554272E+018</text:p>
          </table:table-cell>
          <table:table-cell office:value-type="float" office:value="1.47584348575737E+018" calcext:value-type="float">
            <text:p>1.47584348575737E+018</text:p>
          </table:table-cell>
          <table:table-cell/>
          <table:table-cell table:formula="of:= [.C780] - [.B780]" office:value-type="float" office:value="214650112" calcext:value-type="float">
            <text:p>21465011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47584348554311E+018" calcext:value-type="float">
            <text:p>1.47584348554311E+018</text:p>
          </table:table-cell>
          <table:table-cell office:value-type="float" office:value="1.47584348575743E+018" calcext:value-type="float">
            <text:p>1.47584348575743E+018</text:p>
          </table:table-cell>
          <table:table-cell/>
          <table:table-cell table:formula="of:= [.C781] - [.B781]" office:value-type="float" office:value="214320128" calcext:value-type="float">
            <text:p>21432012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47584348554347E+018" calcext:value-type="float">
            <text:p>1.47584348554347E+018</text:p>
          </table:table-cell>
          <table:table-cell office:value-type="float" office:value="1.47584348575749E+018" calcext:value-type="float">
            <text:p>1.47584348575749E+018</text:p>
          </table:table-cell>
          <table:table-cell/>
          <table:table-cell table:formula="of:= [.C782] - [.B782]" office:value-type="float" office:value="214019840" calcext:value-type="float">
            <text:p>21401984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47584348554382E+018" calcext:value-type="float">
            <text:p>1.47584348554382E+018</text:p>
          </table:table-cell>
          <table:table-cell office:value-type="float" office:value="1.47584348575754E+018" calcext:value-type="float">
            <text:p>1.47584348575754E+018</text:p>
          </table:table-cell>
          <table:table-cell/>
          <table:table-cell table:formula="of:= [.C783] - [.B783]" office:value-type="float" office:value="213720064" calcext:value-type="float">
            <text:p>21372006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47584348554417E+018" calcext:value-type="float">
            <text:p>1.47584348554417E+018</text:p>
          </table:table-cell>
          <table:table-cell office:value-type="float" office:value="1.4758434857576E+018" calcext:value-type="float">
            <text:p>1.4758434857576E+018</text:p>
          </table:table-cell>
          <table:table-cell/>
          <table:table-cell table:formula="of:= [.C784] - [.B784]" office:value-type="float" office:value="213430016" calcext:value-type="float">
            <text:p>21343001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47584348554452E+018" calcext:value-type="float">
            <text:p>1.47584348554452E+018</text:p>
          </table:table-cell>
          <table:table-cell office:value-type="float" office:value="1.47584348575766E+018" calcext:value-type="float">
            <text:p>1.47584348575766E+018</text:p>
          </table:table-cell>
          <table:table-cell/>
          <table:table-cell table:formula="of:= [.C785] - [.B785]" office:value-type="float" office:value="213140224" calcext:value-type="float">
            <text:p>21314022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47584348554487E+018" calcext:value-type="float">
            <text:p>1.47584348554487E+018</text:p>
          </table:table-cell>
          <table:table-cell office:value-type="float" office:value="1.47584348575771E+018" calcext:value-type="float">
            <text:p>1.47584348575771E+018</text:p>
          </table:table-cell>
          <table:table-cell/>
          <table:table-cell table:formula="of:= [.C786] - [.B786]" office:value-type="float" office:value="212840192" calcext:value-type="float">
            <text:p>21284019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47584348554523E+018" calcext:value-type="float">
            <text:p>1.47584348554523E+018</text:p>
          </table:table-cell>
          <table:table-cell office:value-type="float" office:value="1.47584348575777E+018" calcext:value-type="float">
            <text:p>1.47584348575777E+018</text:p>
          </table:table-cell>
          <table:table-cell/>
          <table:table-cell table:formula="of:= [.C787] - [.B787]" office:value-type="float" office:value="212539904" calcext:value-type="float">
            <text:p>21253990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47584348554558E+018" calcext:value-type="float">
            <text:p>1.47584348554558E+018</text:p>
          </table:table-cell>
          <table:table-cell office:value-type="float" office:value="1.47584348575783E+018" calcext:value-type="float">
            <text:p>1.47584348575783E+018</text:p>
          </table:table-cell>
          <table:table-cell/>
          <table:table-cell table:formula="of:= [.C788] - [.B788]" office:value-type="float" office:value="212249856" calcext:value-type="float">
            <text:p>21224985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47584348554593E+018" calcext:value-type="float">
            <text:p>1.47584348554593E+018</text:p>
          </table:table-cell>
          <table:table-cell office:value-type="float" office:value="1.47584348575968E+018" calcext:value-type="float">
            <text:p>1.47584348575968E+018</text:p>
          </table:table-cell>
          <table:table-cell/>
          <table:table-cell table:formula="of:= [.C789] - [.B789]" office:value-type="float" office:value="213750016" calcext:value-type="float">
            <text:p>21375001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47584348554646E+018" calcext:value-type="float">
            <text:p>1.47584348554646E+018</text:p>
          </table:table-cell>
          <table:table-cell office:value-type="float" office:value="1.47584348575974E+018" calcext:value-type="float">
            <text:p>1.47584348575974E+018</text:p>
          </table:table-cell>
          <table:table-cell/>
          <table:table-cell table:formula="of:= [.C790] - [.B790]" office:value-type="float" office:value="213280000" calcext:value-type="float">
            <text:p>21328000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47584348554682E+018" calcext:value-type="float">
            <text:p>1.47584348554682E+018</text:p>
          </table:table-cell>
          <table:table-cell office:value-type="float" office:value="1.4758434857598E+018" calcext:value-type="float">
            <text:p>1.4758434857598E+018</text:p>
          </table:table-cell>
          <table:table-cell/>
          <table:table-cell table:formula="of:= [.C791] - [.B791]" office:value-type="float" office:value="212980224" calcext:value-type="float">
            <text:p>21298022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47584348554718E+018" calcext:value-type="float">
            <text:p>1.47584348554718E+018</text:p>
          </table:table-cell>
          <table:table-cell office:value-type="float" office:value="1.47584348575985E+018" calcext:value-type="float">
            <text:p>1.47584348575985E+018</text:p>
          </table:table-cell>
          <table:table-cell/>
          <table:table-cell table:formula="of:= [.C792] - [.B792]" office:value-type="float" office:value="212669952" calcext:value-type="float">
            <text:p>21266995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47584348554754E+018" calcext:value-type="float">
            <text:p>1.47584348554754E+018</text:p>
          </table:table-cell>
          <table:table-cell office:value-type="float" office:value="1.47584348575991E+018" calcext:value-type="float">
            <text:p>1.47584348575991E+018</text:p>
          </table:table-cell>
          <table:table-cell/>
          <table:table-cell table:formula="of:= [.C793] - [.B793]" office:value-type="float" office:value="212369920" calcext:value-type="float">
            <text:p>21236992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47584348554789E+018" calcext:value-type="float">
            <text:p>1.47584348554789E+018</text:p>
          </table:table-cell>
          <table:table-cell office:value-type="float" office:value="1.47584348575997E+018" calcext:value-type="float">
            <text:p>1.47584348575997E+018</text:p>
          </table:table-cell>
          <table:table-cell/>
          <table:table-cell table:formula="of:= [.C794] - [.B794]" office:value-type="float" office:value="212079872" calcext:value-type="float">
            <text:p>21207987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47584348554824E+018" calcext:value-type="float">
            <text:p>1.47584348554824E+018</text:p>
          </table:table-cell>
          <table:table-cell office:value-type="float" office:value="1.47584348576003E+018" calcext:value-type="float">
            <text:p>1.47584348576003E+018</text:p>
          </table:table-cell>
          <table:table-cell/>
          <table:table-cell table:formula="of:= [.C795] - [.B795]" office:value-type="float" office:value="211789824" calcext:value-type="float">
            <text:p>21178982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47584348554866E+018" calcext:value-type="float">
            <text:p>1.47584348554866E+018</text:p>
          </table:table-cell>
          <table:table-cell office:value-type="float" office:value="1.47584348576008E+018" calcext:value-type="float">
            <text:p>1.47584348576008E+018</text:p>
          </table:table-cell>
          <table:table-cell/>
          <table:table-cell table:formula="of:= [.C796] - [.B796]" office:value-type="float" office:value="211419904" calcext:value-type="float">
            <text:p>21141990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47584348554983E+018" calcext:value-type="float">
            <text:p>1.47584348554983E+018</text:p>
          </table:table-cell>
          <table:table-cell office:value-type="float" office:value="1.47584348576014E+018" calcext:value-type="float">
            <text:p>1.47584348576014E+018</text:p>
          </table:table-cell>
          <table:table-cell/>
          <table:table-cell table:formula="of:= [.C797] - [.B797]" office:value-type="float" office:value="210310144" calcext:value-type="float">
            <text:p>21031014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47584348555026E+018" calcext:value-type="float">
            <text:p>1.47584348555026E+018</text:p>
          </table:table-cell>
          <table:table-cell office:value-type="float" office:value="1.4758434857602E+018" calcext:value-type="float">
            <text:p>1.4758434857602E+018</text:p>
          </table:table-cell>
          <table:table-cell/>
          <table:table-cell table:formula="of:= [.C798] - [.B798]" office:value-type="float" office:value="209940224" calcext:value-type="float">
            <text:p>20994022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47584348555062E+018" calcext:value-type="float">
            <text:p>1.47584348555062E+018</text:p>
          </table:table-cell>
          <table:table-cell office:value-type="float" office:value="1.47584348576025E+018" calcext:value-type="float">
            <text:p>1.47584348576025E+018</text:p>
          </table:table-cell>
          <table:table-cell/>
          <table:table-cell table:formula="of:= [.C799] - [.B799]" office:value-type="float" office:value="209630208" calcext:value-type="float">
            <text:p>20963020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47584348555098E+018" calcext:value-type="float">
            <text:p>1.47584348555098E+018</text:p>
          </table:table-cell>
          <table:table-cell office:value-type="float" office:value="1.47584348576031E+018" calcext:value-type="float">
            <text:p>1.47584348576031E+018</text:p>
          </table:table-cell>
          <table:table-cell/>
          <table:table-cell table:formula="of:= [.C800] - [.B800]" office:value-type="float" office:value="209329920" calcext:value-type="float">
            <text:p>20932992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47584348555133E+018" calcext:value-type="float">
            <text:p>1.47584348555133E+018</text:p>
          </table:table-cell>
          <table:table-cell office:value-type="float" office:value="1.47584348576037E+018" calcext:value-type="float">
            <text:p>1.47584348576037E+018</text:p>
          </table:table-cell>
          <table:table-cell/>
          <table:table-cell table:formula="of:= [.C801] - [.B801]" office:value-type="float" office:value="209039872" calcext:value-type="float">
            <text:p>20903987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47584348555171E+018" calcext:value-type="float">
            <text:p>1.47584348555171E+018</text:p>
          </table:table-cell>
          <table:table-cell office:value-type="float" office:value="1.47584348576043E+018" calcext:value-type="float">
            <text:p>1.47584348576043E+018</text:p>
          </table:table-cell>
          <table:table-cell/>
          <table:table-cell table:formula="of:= [.C802] - [.B802]" office:value-type="float" office:value="208719872" calcext:value-type="float">
            <text:p>20871987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47584348555206E+018" calcext:value-type="float">
            <text:p>1.47584348555206E+018</text:p>
          </table:table-cell>
          <table:table-cell office:value-type="float" office:value="1.47584348576048E+018" calcext:value-type="float">
            <text:p>1.47584348576048E+018</text:p>
          </table:table-cell>
          <table:table-cell/>
          <table:table-cell table:formula="of:= [.C803] - [.B803]" office:value-type="float" office:value="208419840" calcext:value-type="float">
            <text:p>20841984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47584348555242E+018" calcext:value-type="float">
            <text:p>1.47584348555242E+018</text:p>
          </table:table-cell>
          <table:table-cell office:value-type="float" office:value="1.47584348576054E+018" calcext:value-type="float">
            <text:p>1.47584348576054E+018</text:p>
          </table:table-cell>
          <table:table-cell/>
          <table:table-cell table:formula="of:= [.C804] - [.B804]" office:value-type="float" office:value="208119808" calcext:value-type="float">
            <text:p>20811980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47584348555277E+018" calcext:value-type="float">
            <text:p>1.47584348555277E+018</text:p>
          </table:table-cell>
          <table:table-cell office:value-type="float" office:value="1.4758434857606E+018" calcext:value-type="float">
            <text:p>1.4758434857606E+018</text:p>
          </table:table-cell>
          <table:table-cell/>
          <table:table-cell table:formula="of:= [.C805] - [.B805]" office:value-type="float" office:value="207830016" calcext:value-type="float">
            <text:p>20783001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47584348555316E+018" calcext:value-type="float">
            <text:p>1.47584348555316E+018</text:p>
          </table:table-cell>
          <table:table-cell office:value-type="float" office:value="1.47584348576065E+018" calcext:value-type="float">
            <text:p>1.47584348576065E+018</text:p>
          </table:table-cell>
          <table:table-cell/>
          <table:table-cell table:formula="of:= [.C806] - [.B806]" office:value-type="float" office:value="207490048" calcext:value-type="float">
            <text:p>20749004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47584348555351E+018" calcext:value-type="float">
            <text:p>1.47584348555351E+018</text:p>
          </table:table-cell>
          <table:table-cell office:value-type="float" office:value="1.47584348576071E+018" calcext:value-type="float">
            <text:p>1.47584348576071E+018</text:p>
          </table:table-cell>
          <table:table-cell/>
          <table:table-cell table:formula="of:= [.C807] - [.B807]" office:value-type="float" office:value="207200000" calcext:value-type="float">
            <text:p>20720000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47584348555391E+018" calcext:value-type="float">
            <text:p>1.47584348555391E+018</text:p>
          </table:table-cell>
          <table:table-cell office:value-type="float" office:value="1.47584348576077E+018" calcext:value-type="float">
            <text:p>1.47584348576077E+018</text:p>
          </table:table-cell>
          <table:table-cell/>
          <table:table-cell table:formula="of:= [.C808] - [.B808]" office:value-type="float" office:value="206860032" calcext:value-type="float">
            <text:p>20686003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47584348555427E+018" calcext:value-type="float">
            <text:p>1.47584348555427E+018</text:p>
          </table:table-cell>
          <table:table-cell office:value-type="float" office:value="1.47584348576083E+018" calcext:value-type="float">
            <text:p>1.47584348576083E+018</text:p>
          </table:table-cell>
          <table:table-cell/>
          <table:table-cell table:formula="of:= [.C809] - [.B809]" office:value-type="float" office:value="206560000" calcext:value-type="float">
            <text:p>20656000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47584348555462E+018" calcext:value-type="float">
            <text:p>1.47584348555462E+018</text:p>
          </table:table-cell>
          <table:table-cell office:value-type="float" office:value="1.47584348576088E+018" calcext:value-type="float">
            <text:p>1.47584348576088E+018</text:p>
          </table:table-cell>
          <table:table-cell/>
          <table:table-cell table:formula="of:= [.C810] - [.B810]" office:value-type="float" office:value="206259712" calcext:value-type="float">
            <text:p>20625971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47584348555522E+018" calcext:value-type="float">
            <text:p>1.47584348555522E+018</text:p>
          </table:table-cell>
          <table:table-cell office:value-type="float" office:value="1.47584348576094E+018" calcext:value-type="float">
            <text:p>1.47584348576094E+018</text:p>
          </table:table-cell>
          <table:table-cell/>
          <table:table-cell table:formula="of:= [.C811] - [.B811]" office:value-type="float" office:value="205720064" calcext:value-type="float">
            <text:p>20572006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47584348555563E+018" calcext:value-type="float">
            <text:p>1.47584348555563E+018</text:p>
          </table:table-cell>
          <table:table-cell office:value-type="float" office:value="1.475843485761E+018" calcext:value-type="float">
            <text:p>1.475843485761E+018</text:p>
          </table:table-cell>
          <table:table-cell/>
          <table:table-cell table:formula="of:= [.C812] - [.B812]" office:value-type="float" office:value="205370368" calcext:value-type="float">
            <text:p>20537036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47584348555602E+018" calcext:value-type="float">
            <text:p>1.47584348555602E+018</text:p>
          </table:table-cell>
          <table:table-cell office:value-type="float" office:value="1.47584348576105E+018" calcext:value-type="float">
            <text:p>1.47584348576105E+018</text:p>
          </table:table-cell>
          <table:table-cell/>
          <table:table-cell table:formula="of:= [.C813] - [.B813]" office:value-type="float" office:value="205030144" calcext:value-type="float">
            <text:p>20503014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47584348555644E+018" calcext:value-type="float">
            <text:p>1.47584348555644E+018</text:p>
          </table:table-cell>
          <table:table-cell office:value-type="float" office:value="1.47584348576111E+018" calcext:value-type="float">
            <text:p>1.47584348576111E+018</text:p>
          </table:table-cell>
          <table:table-cell/>
          <table:table-cell table:formula="of:= [.C814] - [.B814]" office:value-type="float" office:value="204669952" calcext:value-type="float">
            <text:p>20466995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7584348555679E+018" calcext:value-type="float">
            <text:p>1.47584348555679E+018</text:p>
          </table:table-cell>
          <table:table-cell office:value-type="float" office:value="1.47584348576117E+018" calcext:value-type="float">
            <text:p>1.47584348576117E+018</text:p>
          </table:table-cell>
          <table:table-cell/>
          <table:table-cell table:formula="of:= [.C815] - [.B815]" office:value-type="float" office:value="204379904" calcext:value-type="float">
            <text:p>20437990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47584348555715E+018" calcext:value-type="float">
            <text:p>1.47584348555715E+018</text:p>
          </table:table-cell>
          <table:table-cell office:value-type="float" office:value="1.47584348576122E+018" calcext:value-type="float">
            <text:p>1.47584348576122E+018</text:p>
          </table:table-cell>
          <table:table-cell/>
          <table:table-cell table:formula="of:= [.C816] - [.B816]" office:value-type="float" office:value="204069888" calcext:value-type="float">
            <text:p>20406988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4758434855575E+018" calcext:value-type="float">
            <text:p>1.4758434855575E+018</text:p>
          </table:table-cell>
          <table:table-cell office:value-type="float" office:value="1.47584348576128E+018" calcext:value-type="float">
            <text:p>1.47584348576128E+018</text:p>
          </table:table-cell>
          <table:table-cell/>
          <table:table-cell table:formula="of:= [.C817] - [.B817]" office:value-type="float" office:value="203780096" calcext:value-type="float">
            <text:p>20378009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47584348555785E+018" calcext:value-type="float">
            <text:p>1.47584348555785E+018</text:p>
          </table:table-cell>
          <table:table-cell office:value-type="float" office:value="1.47584348576134E+018" calcext:value-type="float">
            <text:p>1.47584348576134E+018</text:p>
          </table:table-cell>
          <table:table-cell/>
          <table:table-cell table:formula="of:= [.C818] - [.B818]" office:value-type="float" office:value="203490304" calcext:value-type="float">
            <text:p>20349030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47584348555873E+018" calcext:value-type="float">
            <text:p>1.47584348555873E+018</text:p>
          </table:table-cell>
          <table:table-cell office:value-type="float" office:value="1.4758434857614E+018" calcext:value-type="float">
            <text:p>1.4758434857614E+018</text:p>
          </table:table-cell>
          <table:table-cell/>
          <table:table-cell table:formula="of:= [.C819] - [.B819]" office:value-type="float" office:value="202670080" calcext:value-type="float">
            <text:p>20267008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47584348555909E+018" calcext:value-type="float">
            <text:p>1.47584348555909E+018</text:p>
          </table:table-cell>
          <table:table-cell office:value-type="float" office:value="1.47584348576145E+018" calcext:value-type="float">
            <text:p>1.47584348576145E+018</text:p>
          </table:table-cell>
          <table:table-cell/>
          <table:table-cell table:formula="of:= [.C820] - [.B820]" office:value-type="float" office:value="202359808" calcext:value-type="float">
            <text:p>20235980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47584348555945E+018" calcext:value-type="float">
            <text:p>1.47584348555945E+018</text:p>
          </table:table-cell>
          <table:table-cell office:value-type="float" office:value="1.47584348576151E+018" calcext:value-type="float">
            <text:p>1.47584348576151E+018</text:p>
          </table:table-cell>
          <table:table-cell/>
          <table:table-cell table:formula="of:= [.C821] - [.B821]" office:value-type="float" office:value="202059776" calcext:value-type="float">
            <text:p>20205977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4758434855598E+018" calcext:value-type="float">
            <text:p>1.4758434855598E+018</text:p>
          </table:table-cell>
          <table:table-cell office:value-type="float" office:value="1.47584348576157E+018" calcext:value-type="float">
            <text:p>1.47584348576157E+018</text:p>
          </table:table-cell>
          <table:table-cell/>
          <table:table-cell table:formula="of:= [.C822] - [.B822]" office:value-type="float" office:value="201769728" calcext:value-type="float">
            <text:p>20176972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47584348556016E+018" calcext:value-type="float">
            <text:p>1.47584348556016E+018</text:p>
          </table:table-cell>
          <table:table-cell office:value-type="float" office:value="1.47584348576162E+018" calcext:value-type="float">
            <text:p>1.47584348576162E+018</text:p>
          </table:table-cell>
          <table:table-cell/>
          <table:table-cell table:formula="of:= [.C823] - [.B823]" office:value-type="float" office:value="201459968" calcext:value-type="float">
            <text:p>20145996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47584348556053E+018" calcext:value-type="float">
            <text:p>1.47584348556053E+018</text:p>
          </table:table-cell>
          <table:table-cell office:value-type="float" office:value="1.47584348576168E+018" calcext:value-type="float">
            <text:p>1.47584348576168E+018</text:p>
          </table:table-cell>
          <table:table-cell/>
          <table:table-cell table:formula="of:= [.C824] - [.B824]" office:value-type="float" office:value="201150208" calcext:value-type="float">
            <text:p>20115020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47584348556088E+018" calcext:value-type="float">
            <text:p>1.47584348556088E+018</text:p>
          </table:table-cell>
          <table:table-cell office:value-type="float" office:value="1.47584348576174E+018" calcext:value-type="float">
            <text:p>1.47584348576174E+018</text:p>
          </table:table-cell>
          <table:table-cell/>
          <table:table-cell table:formula="of:= [.C825] - [.B825]" office:value-type="float" office:value="200860160" calcext:value-type="float">
            <text:p>20086016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4758434855614E+018" calcext:value-type="float">
            <text:p>1.4758434855614E+018</text:p>
          </table:table-cell>
          <table:table-cell office:value-type="float" office:value="1.47584348576179E+018" calcext:value-type="float">
            <text:p>1.47584348576179E+018</text:p>
          </table:table-cell>
          <table:table-cell/>
          <table:table-cell table:formula="of:= [.C826] - [.B826]" office:value-type="float" office:value="200389888" calcext:value-type="float">
            <text:p>20038988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47584348556177E+018" calcext:value-type="float">
            <text:p>1.47584348556177E+018</text:p>
          </table:table-cell>
          <table:table-cell office:value-type="float" office:value="1.47584348576185E+018" calcext:value-type="float">
            <text:p>1.47584348576185E+018</text:p>
          </table:table-cell>
          <table:table-cell/>
          <table:table-cell table:formula="of:= [.C827] - [.B827]" office:value-type="float" office:value="200080128" calcext:value-type="float">
            <text:p>20008012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47584348556212E+018" calcext:value-type="float">
            <text:p>1.47584348556212E+018</text:p>
          </table:table-cell>
          <table:table-cell office:value-type="float" office:value="1.47584348576191E+018" calcext:value-type="float">
            <text:p>1.47584348576191E+018</text:p>
          </table:table-cell>
          <table:table-cell/>
          <table:table-cell table:formula="of:= [.C828] - [.B828]" office:value-type="float" office:value="199789824" calcext:value-type="float">
            <text:p>19978982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47584348556248E+018" calcext:value-type="float">
            <text:p>1.47584348556248E+018</text:p>
          </table:table-cell>
          <table:table-cell office:value-type="float" office:value="1.47584348576196E+018" calcext:value-type="float">
            <text:p>1.47584348576196E+018</text:p>
          </table:table-cell>
          <table:table-cell/>
          <table:table-cell table:formula="of:= [.C829] - [.B829]" office:value-type="float" office:value="199479808" calcext:value-type="float">
            <text:p>19947980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47584348556283E+018" calcext:value-type="float">
            <text:p>1.47584348556283E+018</text:p>
          </table:table-cell>
          <table:table-cell office:value-type="float" office:value="1.47584348576202E+018" calcext:value-type="float">
            <text:p>1.47584348576202E+018</text:p>
          </table:table-cell>
          <table:table-cell/>
          <table:table-cell table:formula="of:= [.C830] - [.B830]" office:value-type="float" office:value="199189760" calcext:value-type="float">
            <text:p>1991897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Messages:</text:p>
          </table:table-cell>
          <table:table-cell table:number-columns-repeated="3"/>
          <table:table-cell office:value-type="string" calcext:value-type="string">
            <text:p>Average:</text:p>
          </table:table-cell>
        </table:table-row>
        <table:table-row table:style-name="ro1">
          <table:table-cell table:formula="of:= COUNT([.A1:.A830])" office:value-type="float" office:value="830" calcext:value-type="float">
            <text:p>830</text:p>
          </table:table-cell>
          <table:table-cell table:number-columns-repeated="3"/>
          <table:table-cell table:formula="of:= AVERAGE([.E1:.E830])" office:value-type="float" office:value="212337160.636145" calcext:value-type="float">
            <text:p>212337160.6361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14:08:05.8456565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7T14:08:26.242055960</dc:date>
    <meta:editing-duration>PT4M45S</meta:editing-duration>
    <meta:editing-cycles>2</meta:editing-cycles>
    <meta:generator>LibreOffice/5.1.4.2$Linux_X86_64 LibreOffice_project/10m0$Build-2</meta:generator>
    <meta:document-statistic meta:table-count="1" meta:cell-count="3324" meta:object-count="0"/>
  </office:meta>
</office:document-meta>
</file>